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417in" fo:margin-left="-0.1333in" fo:margin-right="-0.0028in" table:align="margins"/>
    </style:style>
    <style:style style:name="តារាង1.A" style:family="table-column">
      <style:table-column-properties style:column-width="0.759in" style:rel-column-width="4506*"/>
    </style:style>
    <style:style style:name="តារាង1.B" style:family="table-column">
      <style:table-column-properties style:column-width="1.0417in" style:rel-column-width="6184*"/>
    </style:style>
    <style:style style:name="តារាង1.C" style:family="table-column">
      <style:table-column-properties style:column-width="0.4375in" style:rel-column-width="2597*"/>
    </style:style>
    <style:style style:name="តារាង1.D" style:family="table-column">
      <style:table-column-properties style:column-width="0.9063in" style:rel-column-width="5380*"/>
    </style:style>
    <style:style style:name="តារាង1.E" style:family="table-column">
      <style:table-column-properties style:column-width="0.5938in" style:rel-column-width="3525*"/>
    </style:style>
    <style:style style:name="តារាង1.F" style:family="table-column">
      <style:table-column-properties style:column-width="0.9479in" style:rel-column-width="5627*"/>
    </style:style>
    <style:style style:name="តារាង1.G" style:family="table-column">
      <style:table-column-properties style:column-width="4.1472in" style:rel-column-width="24614*"/>
    </style:style>
    <style:style style:name="តារាង1.H" style:family="table-column">
      <style:table-column-properties style:column-width="1.125in" style:rel-column-width="6679*"/>
    </style:style>
    <style:style style:name="តារាង1.I" style:family="table-column">
      <style:table-column-properties style:column-width="1.0819in" style:rel-column-width="6423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Contents">
      <style:paragraph-properties fo:text-align="justify" style:justify-single-word="false">
        <style:tab-stops>
          <style:tab-stop style:position="1.6736in"/>
        </style:tab-stops>
      </style:paragraph-properties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6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10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Khmer OS" fo:font-size="11pt" style:font-size-asian="11pt" style:font-name-complex="Khmer OS" style:font-size-complex="11pt"/>
    </style:style>
    <style:style style:name="P12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3" style:family="paragraph" style:parent-style-name="Table_20_Contents">
      <style:paragraph-properties fo:text-align="justify" style:justify-single-word="false" style:writing-mode="lr-tb">
        <style:tab-stops>
          <style:tab-stop style:position="2.639in"/>
        </style:tab-stops>
      </style:paragraph-properties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5" style:family="paragraph" style:parent-style-name="Table_20_Contents">
      <style:paragraph-properties style:writing-mode="lr-tb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6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8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9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fo:background-color="#ffff00"/>
    </style:style>
    <style:style style:name="T2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3" style:family="text">
      <style:text-properties style:font-name="Khmer OS" fo:font-size="11pt" style:font-size-asian="11pt" style:font-name-complex="Khmer OS" style:font-size-complex="11pt"/>
    </style:style>
    <style:style style:name="T4" style:family="text">
      <style:text-properties fo:background-color="#ffffff"/>
    </style:style>
    <style:style style:name="T5" style:family="text">
      <style:text-properties style:text-underline-style="none"/>
    </style:style>
    <style:style style:name="T6" style:family="text">
      <style:text-properties style:font-name-asian="Baiduk O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8">ល.រ</text:p>
          </table:table-cell>
          <table:table-cell table:style-name="តារាង1.A1" office:value-type="string">
            <text:p text:style-name="P16">មេ​ពាក្យ</text:p>
          </table:table-cell>
          <table:table-cell table:style-name="តារាង1.A1" office:value-type="string">
            <text:p text:style-name="P17">ល.រ</text:p>
          </table:table-cell>
          <table:table-cell table:style-name="តារាង1.A1" office:value-type="string">
            <text:p text:style-name="P17">សូរ​ប្រកប</text:p>
          </table:table-cell>
          <table:table-cell table:style-name="តារាង1.A1" office:value-type="string">
            <text:p text:style-name="P17">មក​ពី</text:p>
          </table:table-cell>
          <table:table-cell table:style-name="តារាង1.A1" office:value-type="string">
            <text:p text:style-name="P17">ថ្នាក់</text:p>
          </table:table-cell>
          <table:table-cell table:style-name="តារាង1.A1" office:value-type="string">
            <text:p text:style-name="P17">សេចក្តី​ពន្យល់</text:p>
          </table:table-cell>
          <table:table-cell table:style-name="តារាង1.A1" office:value-type="string">
            <text:p text:style-name="P17">របៀប​សរសេរ​ផ្សេង</text:p>
          </table:table-cell>
          <table:table-cell table:style-name="តារាង1.I1" office:value-type="string">
            <text:p text:style-name="P17"/>
            <text:p text:style-name="P17">ពាក្យ​ផ្សំ</text:p>
            <text:p text:style-name="P17"/>
          </table:table-cell>
        </table:table-row>
        <table:table-row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0">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ព្យញ្ជនៈ​ទី ៤ ក្នុង​វគ្គ​ទី ៥ ជា​ឱដ្ឋជៈ មាន​សំឡេង​កើត​ត្រង់​រឹម​បបូរ​មាត់​ជា​ធនិត-ឃោសៈ ។ ខាង​សំស្ក្រឹត​និង​បាលី​មាន​សំឡេង​ជា <text:s/>ព្ហៈ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៤៩</text:p>
          </table:table-cell>
          <table:table-cell table:style-name="តារាង1.A2" office:value-type="string">
            <text:p text:style-name="P10">ភ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ធូលី​ទទឹក​ជ្រាយ ឬ​កករ​ដី​ជ្រាយ, ខាប់ : ប្រឡាក់​ភក់, កប់​ភក់, ដី​បែក​ភក់ ។ ភក់​ល្បាប់ ភក់​និង​ល្បាប់​ឬ​ភក់​ដែល​កក​ខាប់​ជា​ល្បាប់ ។ ព័ណ៌​ភក់ ព័ណ៌​ដែល​ពភ្លក់​ដូច​សម្បុរ​ភក់ ។</text:p>
          </table:table-cell>
          <table:table-cell table:style-name="តារាង1.D2" office:value-type="string">
            <text:p text:style-name="P4">ភក់​ល្បាប់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០</text:p>
          </table:table-cell>
          <table:table-cell table:style-name="តារាង1.A2" office:value-type="string">
            <text:p text:style-name="P10">ភ័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(ព័ក អ. ថ. ផ័ក) ឈប់​ស្នាក់​នៅ​ជាមួយ​ពេល​មួយ​គ្រា, អាស្រ័យ​នៅ​បណ្ដោះ​អាសន្ន; ច្រើន​ប្រើ​ជាមួយ​នឹង​ពាក្យ ស្នាក់ និង​ អាស្រ័យ ថា: ភ័ក​អាស្រ័យ, ស្នាក់​ភ័ក​អាស្រ័យ​នៅ​ផ្ទះ​បង​ប្អូន ។ ព្រះ​ពន្លា​ភ័ក ឬ វាំង​ភ័ក ព្រះ​ពន្លា​ឬ​វាំង​ដែល​គេ​សង់​បណ្ដោះ​អាសន្ន សម្រាប់​ថ្វាយ​ព្រះ​រាជា​ទ្រង់​ប្រថាប់​មួយ​ពេល​មួយ​គ្រា (សរសេរ​ជា ភាក់ ក៏​ម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១</text:p>
          </table:table-cell>
          <table:table-cell table:style-name="តារាង1.A2" office:value-type="string">
            <text:p text:style-name="P10">ភក្ដ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ភក្ដី) ។</text:p>
          </table:table-cell>
          <table:table-cell table:style-name="តារាង1.D2" office:value-type="string">
            <text:p text:style-name="P4">ភ័ក្តិ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២</text:p>
          </table:table-cell>
          <table:table-cell table:style-name="តារាង1.A2" office:value-type="string">
            <text:p text:style-name="P10">ភក្ដ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ជើង ដ, អ. ថ. ភ័ក-ក្ដី</text:p>
          </table:table-cell>
          <table:table-cell table:style-name="តារាង1.D2" office:value-type="string">
            <text:p text:style-name="P1">សំ. 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ក្ដិ; ភត្តិ) ការ​ចែក, ចំណែក; ការ​សេព​គប់; សេចក្ដី​រាប់អាន, សេចក្ដី​ស្រឡាញ់​ស្មោះ, សេចក្ដី​ស្មោះ​ត្រង់, សេចក្ដី​ស្លូត​ត្រង់, សេចក្ដី​គោរព : មាន​ភក្ដី​ចំពោះ​ចៅហ្វាយ​នាយ ។ បើ​រួម​ចូល​នឹង​នាម​នាម​ឯ​ទៀត ប្រើ​ជា ភក្ដិ ឬ ភ័ក្ដិ (អ. ថ. ភ័ក) : ញាតិ​ភក្ដិ <text:s/>សេចក្ដី​ស្រឡាញ់​ស្មោះ​ចំពោះ​ញាតិ​ឬ​ញាតិ​ដែល​ស្លូត​ត្រង់; មិត្រ​ភក្ដិ <text:s/>សេចក្ដី​ស្មោះ​ត្រង់​ចំពោះ​មិត្រ​ឬ​មិត្រ​ដែល​ស្លូត​ត្រង់; ស្វាមី​ភក្ដិ <text:s/>សេចក្ដី​គោរព​ស្វាមី, សេចក្ដី​ស្រឡាញ់​ស្មោះ​ចំពោះ​ម្ចាស់ ឬ​សេចក្ដី​គោរព​ចៅហ្វាយ​នាយ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៣</text:p>
          </table:table-cell>
          <table:table-cell table:style-name="តារាង1.A2" office:value-type="string">
            <text:p text:style-name="P10">ភក្ត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ក</text:p>
          </table:table-cell>
          <table:table-cell table:style-name="តារាង1.D2" office:value-type="string">
            <text:p text:style-name="P1">សំ.; សំ. ក្ល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វក្ត្រ; វ &gt; ព = ពក្រ្ត; ខ្មែរ​ប្រើ​ក្លាយ​មក​ទៀត​ជា ភក្រ្ត) មុខ (រ. ស.) : ព្រះ​ភក្រ្ត ។ ស្រព​ព្រះ​ភក្ត្រ លុប​ឬ​លាង​មុខ ។</text:p>
          </table:table-cell>
          <table:table-cell table:style-name="តារាង1.D2" office:value-type="string">
            <text:p text:style-name="P4">ភ័ក្ត្រ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៤</text:p>
          </table:table-cell>
          <table:table-cell table:style-name="តារាង1.A2" office:value-type="string">
            <text:p text:style-name="P10">ភក្ស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ក-សា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ក្ស ជា កិ. “បរិភាគ, ស៊ី”; ភក្សណ ជា ន. “ការ​បរិភោគ, ការ​ស៊ី”; ភក្ខ, ភក្ខណ) ចំណី : ខ្លា​មាន​សាច់​ស្រស់​ជា​ភក្ស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៥</text:p>
          </table:table-cell>
          <table:table-cell table:style-name="តារាង1.A2" office:value-type="string">
            <text:p text:style-name="P10">ភក្សាហ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ក-សាហា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ក្ស + អាហារ; ភក្ខ--) ចំណី​អាហារ ឬ​អាហារ​ជា​ចំណី : ពួក​ម្រឹគ​បក្សី​ចេញ​ស្វែង​រក​ភក្សាហ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៦</text:p>
          </table:table-cell>
          <table:table-cell table:style-name="តារាង1.A2" office:value-type="string">
            <text:p text:style-name="P10">ភគណ្ឌល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គ័ន-ឌៈ-- ឬ--ទៈ--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គន្ទរ) រោគ​ឫស​ដូង​បាត; ហៅ​ថា ភគន្ទរ​រោគ ក៏​បាន (សម្រាប់​ប្រើ​ជា​រាជ​សព្ទ​ឬ​ប្រើ​ក្នុង​កាព្យ) ។</text:p>
          </table:table-cell>
          <table:table-cell table:style-name="តារាង1.D2" office:value-type="string">
            <text:p text:style-name="P4">ភគន្ទលា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៧</text:p>
          </table:table-cell>
          <table:table-cell table:style-name="តារាង1.A2" office:value-type="string">
            <text:p text:style-name="P10">ភគន្ទរ​រោ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គ័ន-ទៈ-រៈ-រោក</text:p>
          </table:table-cell>
          <table:table-cell table:style-name="តារាង1.D2" office:value-type="string">
            <text:p text:style-name="P1"><text:s/>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មើល​ពាក្យ ភគណ្ឌលា និង​រោគ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៨</text:p>
          </table:table-cell>
          <table:table-cell table:style-name="តារាង1.A2" office:value-type="string">
            <text:p text:style-name="P10">ភគវ័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គៈវ័ន ឬ --វ័ន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2">(ភគវត៑; ភគវន្តុ &gt; ភគវន្ត) ដែល​មាន​ជោគ, មាន​បុណ្យ, មាន​យស; ឬ​លោក​អ្នក​មាន​ជោគ, អ្នក​មាន​បុណ្យ, អ្នក​ប្រាជ្ញ ។ ពាក្យ​នេះ ខាង​លទ្ធិ​ពុទ្ធ​សាសនា​ហៅ​ចំពោះ​តែ​ព្រះ​សម្មាសម្ពុទ្ធ : ព្រះ​ភគវ័ត ឬ ព្រះ​ភគវ័ន្ត; ខាង​លទ្ធិ​ដទៃ ហៅ​បាន​គ្រប់​អ្នក​ប្រាជ្ញ​ធំ​ៗ​ទួទៅ​មិន​មាន​កំណត់ ហៅ​ថា ភគវា ឬ ភគវាន ក៏​បាន) ។</text:p>
          </table:table-cell>
          <table:table-cell table:style-name="តារាង1.D2" office:value-type="string">
            <text:p text:style-name="P4">ភគវ័ន្ត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៥៩</text:p>
          </table:table-cell>
          <table:table-cell table:style-name="តារាង1.A2" office:value-type="string">
            <text:p text:style-name="P10">ភគវ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គៈវៈដី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ាក្យ​ជា​ឥត្ថី​លិង្គ​របស់​ពាក្យ ភគវ័ត ឬ ភគវ័ន្ត; តាម​រូប​សព្ទ​សម្រាប់​ហៅ​ស្ត្រី​អ្នក​មាន​បុណ្យ​អ្នក​មាន​ស័ក្តិ​ធំ​ទាំងពួង; តាម​លទ្ធិ​ព្រាហ្មណ៍, ច្រើន​ហៅ ព្រះ​ឧមា ឬ ព្រះ​លក្ស្មី ថា ព្រះ​ភគវតី; តាម​សណ្ដាប់​ប្រទេស, ប្រើ​ហៅ ស្ត្រី​ជា​ព្រះ​អគ្គ​មហេសី​នៃ​ក្សត្រិយ៍​ទ្រង់​រាជ្យ​ក៏​បាន : សម្ដេច​ព្រះ​ភគវត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៦០</text:p>
          </table:table-cell>
          <table:table-cell table:style-name="តារាង1.A2" office:value-type="string">
            <text:p text:style-name="P10">ភគវន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ភគវ័ត) </text:p>
          </table:table-cell>
          <table:table-cell table:style-name="តារាង1.D2" office:value-type="string">
            <text:p text:style-name="P4">--វ័ន្ត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៦១</text:p>
          </table:table-cell>
          <table:table-cell table:style-name="តារាង1.A2" office:value-type="string">
            <text:p text:style-name="P10">ភគវន្ត​មុន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គៈវ័ន-ត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គវន្តុ &gt; ភគវន្ត + មុនិ) អ្នក​ប្រាជ្ញ​មាន​ជោគ, អ្នក​ប្រាជ្ញ​មាន​បុណ្យ​មាន​យស (ព្រះ​សម្មាសម្ពុទ្ធ) : ព្រះ​ភគវន្ត​មុនី, ព្រះ​ភគវន្ត​មុនី​នាថ, ព្រះ​ភគវន្ត​មុនី​បពិត្រ (ព. ពុ. , ព. ទេ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៦២</text:p>
          </table:table-cell>
          <table:table-cell table:style-name="តារាង1.A2" office:value-type="string">
            <text:p text:style-name="P10">ភគវ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គៈ--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2">(ភគវន្តុ &gt; ភគវា; ភគវន៑) មើល​ពាក្យ ភគវ័ត ។</text:p>
          </table:table-cell>
          <table:table-cell table:style-name="តារាង1.D2" office:value-type="string">
            <text:p text:style-name="P4">ភគវាន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៦៣</text:p>
          </table:table-cell>
          <table:table-cell table:style-name="តារាង1.A2" office:value-type="string">
            <text:p text:style-name="P10">ភគិន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-- 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គ្នី) បង-ប្អូន​ស្រី; ហៅ​បាន​ទាំង​បង​ស្រី, ប្អូន​ស្រី; បើ​លុះ​តែ​មាន​ ជេដ្ឋ “បង” ឬ កនិដ្ឋ “ប្អូន” ផ្សំ​មក​ផង​ទើប​មាន​សេចក្ដី​ប្លែក​គ្នា : ជេដ្ឋ​ភគិនី បង​ស្រី, កនិដ្ឋ​ភគិនី ប្អូន​ស្រី (សម្រាប់​ប្រើ​ជា​រាជ​សព្ទ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៦៤</text:p>
          </table:table-cell>
          <table:table-cell table:style-name="តារាង1.A2" office:value-type="string">
            <text:p text:style-name="P10">ភគិនី​ភស្ដ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4">ជើង ដ, អ. ថ. ភគិនី ភ័ស-ស្ដា</text:p>
          </table:table-cell>
          <table:table-cell table:style-name="តារាង1.D2" office:value-type="string">
            <text:p text:style-name="P4">រ. 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្ដី​របស់​បង​ឬ​ប្អូន​ស្រី គឺ​បង​ថ្លៃ​ប្រុស ឬ​ប្អូន​ថ្លៃ​ប្រុស (ម. ព. ភគិនី និង ភស្ដា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៦៥</text:p>
          </table:table-cell>
          <table:table-cell table:style-name="តារាង1.A2" office:value-type="string">
            <text:p text:style-name="P10">ភង្គ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ងគៈ ឬ​ភ័ង-គៈព័ស ឬ ក៏--ពស់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ង្គ; ភំគ ឬ ភង្គ) សំពត់​ដែល​ត្បាញ​ដោយ​អំបោះ​លាយ​ចម្រុះ​គ្នា​ច្រើន​មុខ : សំពត់​ភង្គៈ, ភង្គ​ពស្រ្ត​សាច់​ក្រាស់ (ម. ព. ពស្ត្រ ផង) ។</text:p>
          </table:table-cell>
          <table:table-cell table:style-name="តារាង1.D2" office:value-type="string">
            <text:p text:style-name="P4">ភង្គពស្ត្រ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៦៦</text:p>
          </table:table-cell>
          <table:table-cell table:style-name="តារាង1.A2" office:value-type="string">
            <text:p text:style-name="P10">ភង្គ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ង-គី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តូច​មួយ​ប្រភេទ​ប្រើ​ជា​ថ្នាំ​រម្ងាប់​រោគ : ដើម​ភង្គ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ដើម​ភង្គី</text:p>
          </table:table-cell>
        </table:table-row>
        <table:table-row>
          <table:table-cell table:style-name="តារាង1.A2" office:value-type="string">
            <text:p text:style-name="P9">៨៨៦៧</text:p>
          </table:table-cell>
          <table:table-cell table:style-name="តារាង1.A2" office:value-type="string">
            <text:p text:style-name="P10">ភណ្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 ឬ ភ័ន- ឌៈ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ណ្ឌ; ភាណ្ឌ) ទ្រព្យ, របស់; ដើម​ទុន; គ្រឿង​ប្រើប្រាស់; អីវ៉ាន់; ប្រដាប់, គ្រឿ​ប្រដាប់ ។ ច្រើន​ផ្សំ​ជាមួយ​នឹង​នាម​សព្ទ​ឯ​ទៀត, ដូច​ជា : ភណ្ឌ​ទេយ្យ របស់​ដែល​ត្រូវ​សង (សំណង); កសិ​ភណ្ឌ <text:s/>គ្រឿង​ភ្ជួរ​រាស់; គរុ​ភណ្ឌ ទ្រព្យ​​សង្ឃ; នានា​ភណ្ឌ, ពិពិធ​ភណ្ឌ ឬ វិវិធ​ភណ្ឌ <text:s/>ទ្រព្យ​ផ្សេង​ៗ, របស់​ច្រើន​មុខ​ដែល​ដាក់​ក្នុង​កំឡុង​ជាមួយ​គ្នា; បុរាណ​ភណ្ឌ <text:s/>របស់​ចាស់, ទ្រព្យ​ចាស់; រាជ​ភណ្ឌ <text:s/>ព្រះ​រាជ​ទ្រព្យ; រាជ​កកុធ​ភណ្ឌ គ្រឿង​ប្រដាប់​សម្រាប់​រាជ្យ​ឬ​គ្រឿង​ឥស្សរិយ​យស​សម្រាប់​ក្សត្រិយ៍​ទ្រង់​រាជ្យ; សេដ្ឋ​ភណ្ឌ របស់​ប្រសើរ, ទ្រព្យ​មាន​តម្លៃ ។ល។</text:p>
          </table:table-cell>
          <table:table-cell table:style-name="តារាង1.D2" office:value-type="string">
            <text:p text:style-name="P4">ភណ្ឌៈ</text:p>
          </table:table-cell>
          <table:table-cell table:style-name="តារាង1.I2" office:value-type="string">
            <text:p text:style-name="P2">ភណ្ឌ​ទេយ្យ</text:p>
            <text:p text:style-name="P2">កសិ​ភណ្ឌ <text:s/></text:p>
            <text:p text:style-name="P2">គរុ​ភណ្ឌ</text:p>
            <text:p text:style-name="P2">នានា​ភណ្ឌ ពិពិធ​ភណ្ឌ</text:p>
            <text:p text:style-name="P2">បុរាណ​ភណ្ឌ</text:p>
            <text:p text:style-name="P2">រាជ​ភណ្ឌ</text:p>
            <text:p text:style-name="P2">រាជ​កកុធ​ភណ្ឌ</text:p>
            <text:p text:style-name="P2">សេដ្ឋ​ភណ្ឌ </text:p>
          </table:table-cell>
        </table:table-row>
        <table:table-row>
          <table:table-cell table:style-name="តារាង1.A2" office:value-type="string">
            <text:p text:style-name="P9">៨៨៦៨</text:p>
          </table:table-cell>
          <table:table-cell table:style-name="តារាង1.A2" office:value-type="string">
            <text:p text:style-name="P10">ភណ្ឌ​ទេយ្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-ឌៈទៃ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បស់​ដែល​ត្រូវ​ឲ្យ​ជា​ជំនួស គឺ​ដែល​យក​របស់​អ្វី​មួយ​មក​ប្រើប្រាស់​ឲ្យ​ខូច​វិនាស​ផង​គេ​ហើយ ត្រូវ​រក​របស់​សង​វិញ ឬ​ត្រូវ​សង​ជា​តម្លៃ (សំណ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៦៩</text:p>
          </table:table-cell>
          <table:table-cell table:style-name="តារាង1.A2" office:value-type="string">
            <text:p text:style-name="P10">ភណ្ឌន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-ឌៈន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ណ្ឌន) ជម្លោះ ។ ភណ្ឌន​ការណ៍ <text:s/>ឬ ភណ្ឌន​ហេតុ ដំណើរ​ឈ្លោះ​ប្រកែក​ឬ​ហេតុ​ដែល​នាំ​បណ្ដាល​ឲ្យ​កើត​ជា​ជម្លោះ, អ្នក​ដែល​ហៃ​នាំ​ឈ្លោះ; បើ​ស្រ្តី​ជា ភណ្ឌន​ការិន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ណ្ឌន​ការណ៍ </text:p>
            <text:p text:style-name="P2"/>
          </table:table-cell>
        </table:table-row>
        <table:table-row>
          <table:table-cell table:style-name="តារាង1.A2" office:value-type="string">
            <text:p text:style-name="P9">៨៨៧០</text:p>
          </table:table-cell>
          <table:table-cell table:style-name="តារាង1.A2" office:value-type="string">
            <text:p text:style-name="P10">ភណ្ឌហាសិន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-ឌៈ--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រី​ពេស្យា (ស្រី​ផ្កា​មា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៧១</text:p>
          </table:table-cell>
          <table:table-cell table:style-name="តារាង1.A2" office:value-type="string">
            <text:p text:style-name="P10">ភណ្ឌាគ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ណ្ឌ + អគារ) ឃ្លាំង, ឃ្លាំង​ដាក់​ទ្រព្យ ។ រាជ​ភណ្ឌាគារ ឃ្លាំង​ដាក់​ព្រះ​រាជ​ទ្រព្យ (ឃ្លាំង​ហ្លួង) ។ សង្ឃ​ភណ្ឌាគារ <text:s/>ឃ្លាំង​ដាក់​របស់​សង្ឃ (ឃ្លាំង​សង្ឃ)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រាជ​ភណ្ឌាគារ</text:p>
            <text:p text:style-name="P2">សង្ឃ​ភណ្ឌាគារ</text:p>
          </table:table-cell>
        </table:table-row>
        <table:table-row>
          <table:table-cell table:style-name="តារាង1.A2" office:value-type="string">
            <text:p text:style-name="P9">៨៨៧២</text:p>
          </table:table-cell>
          <table:table-cell table:style-name="តារាង1.A2" office:value-type="string">
            <text:p text:style-name="P10">ភណ្ឌាគារ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-ឌាគារិក ឬ--រិក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រក្សា​ឃ្លាំង, នាយ​ឃ្លាំង; បើ​ស្រ្តី​ជា ភណ្ឌាគារិក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៧៣</text:p>
          </table:table-cell>
          <table:table-cell table:style-name="តារាង1.A2" office:value-type="string">
            <text:p text:style-name="P10">ភណ្ឌិ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-ឌិល ឬ --ឌិលៈ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នាំ​ដំណើរ​ទៅ​មក, អ្នក​នាំ​សំបុត្រ, អ្នក​រត់​សំបុត្រ (ហៅ​ថា ភណ្ឌិល​ជន ឬ ភណ្ឌិល​បុរស ក៏​ប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៧៤</text:p>
          </table:table-cell>
          <table:table-cell table:style-name="តារាង1.A2" office:value-type="string">
            <text:p text:style-name="P10">ភណ្ឌុ​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-ឌុក័ម ឬ ភ័ន-ឌ--)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ធ្វើ​ឲ្យ​ត្រងោល (ការ​កោរ​សក់); ដំណើរ​ប្រាប់​ឮ​ដល់​សង្ឃ​ក្នុង​វត្ត​អំពី​កិច្ច​កោរ​សក់​បំបួស​កុល​បុត្រ​តាម​ពុទ្ធានុញ្ញាត... (ព. វិ. ពុ.) ។</text:p>
          </table:table-cell>
          <table:table-cell table:style-name="តារាង1.D2" office:value-type="string">
            <text:p text:style-name="P4">ភណ្ឌូ--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៧៥</text:p>
          </table:table-cell>
          <table:table-cell table:style-name="តារាង1.A2" office:value-type="string">
            <text:p text:style-name="P10">ភតិ​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តិក័ម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ឈ្នួល : ធ្វើ​ភតិ​កម្ម, ចិញ្ចឹម​ជីវិត​ដោយ​ភតិ​កម្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៧៦</text:p>
          </table:table-cell>
          <table:table-cell table:style-name="តារាង1.A2" office:value-type="string">
            <text:p text:style-name="P10">ភតិ​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តិកា ឬ -- ការ៉ី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តិ​ក, ភតិ​ការ, ភតិ​ការក, ភតិ​ការី) អ្នក​ធ្វើ​ការ​ឈ្នួល, អ្នក​ស៊ី​ឈ្នួល, កម្ម​ករ, គូលី : ពួក​ភតិ​ការ; បើ​ស្ត្រី​ជា ភតិ​ការិកា ឬ ភតិ​ការិនី ។ វេវ. កម្ម​ករ, កម្ម​ការី; កម្ម​ការិកា, កម្ម​ការិនី ។</text:p>
          </table:table-cell>
          <table:table-cell table:style-name="តារាង1.D2" office:value-type="string">
            <text:p text:style-name="P4">ភតិការី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៧៧</text:p>
          </table:table-cell>
          <table:table-cell table:style-name="តារាង1.A2" office:value-type="string">
            <text:p text:style-name="P10">ភត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ត្ត) បាយ, អាហារ : ចម្អិន​ភត្ត, វេរ​ភត្ត, ទទួល​ភត្ត ។ ច្រើន​ប្រើ​រួម​ភ្ជាប់​ជាមួយ​នឹង​សព្ទ​ដទៃ, ដូច​ជា : និច្ច​ភត្ត, សង្ឃ​ភត្ត, សលាក​ភត្ត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និច្ចភត្ត សង្ឃភត្ត សលាកភត្ត </text:p>
          </table:table-cell>
        </table:table-row>
        <table:table-row>
          <table:table-cell table:style-name="តារាង1.A2" office:value-type="string">
            <text:p text:style-name="P9">៨៨៧៨</text:p>
          </table:table-cell>
          <table:table-cell table:style-name="តារាង1.A2" office:value-type="string">
            <text:p text:style-name="P10">ភត្ត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តៈក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អ្នក​ធ្វើ​ភត្ត, អ្នក​ចម្អិន​ភត្ត, អ្នក​គ្រួ, ចុងភៅ; (រ. ស.) អ្នក​ពិសេស, ពួក​ពិសេស, បើ​ស្ត្រី​ជា ភត្ត​ការិកា ឬ ភត្ត​ការិនី ។</text:p>
          </table:table-cell>
          <table:table-cell table:style-name="តារាង1.D2" office:value-type="string">
            <text:p text:style-name="P4">ភត្តការី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៧៩</text:p>
          </table:table-cell>
          <table:table-cell table:style-name="តារាង1.A2" office:value-type="string">
            <text:p text:style-name="P10">ភត្តក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តៈ--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ក្ដ--) ពេល​បរិភោគ​ភោជន, ពេល​បាយ (ច្រើន​និយាយ​សំដៅ​ពេល​បាយ​ព្រឹក) : មហា​សេដ្ឋី​បាន​ក្រាប​បង្គំ​ទូល​ព្រះ​បរម​សាស្តា​អំពី​ភត្ត​កាល..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០</text:p>
          </table:table-cell>
          <table:table-cell table:style-name="តារាង1.A2" office:value-type="string">
            <text:p text:style-name="P10">ភត្តកិច្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តៈកិច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ក្ដក្ឫត្យ) កិច្ច​បរិភោគ​ភត្ត, ការ​បរិភោគ​អាហារ : ធ្វើ​ភត្ត​កិច្ច (ច្រើន​ប្រើ​តែ​ខាង​ពួក​បព្វជិត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១</text:p>
          </table:table-cell>
          <table:table-cell table:style-name="តារាង1.A2" office:value-type="string">
            <text:p text:style-name="P10">ភត្តតិរែ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តិរ៉ែក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មក​ពី បា. ភត្ត “របស់​សម្រាប់​ប្រើប្រាស់” + អតិរេក “ដ៏​ច្រើន, ដែល​មិន​ខ្វះ​ខាត”, គួរ​ជា ភត្តាតិរេក) ពាក្យ​សាមញ្ញ សម្រាប់​និយាយ​ផ្សំ​ជាមួយ​នឹង សម្បត្តិ ថា សម្បត្តិភត្តតិរែក ដូច​ជា​ថា : យើង​ជា​អ្នក​ក្រ, គេ​មាន​សម្បត្តិ​ភត្តតិរែក​ឥត​ខ្វះ, យើង​ពុំ​គួរ​ហ៊ាន​ប្រណាំង​ប្រជែង​ជាមួយ​នឹង​គេ​ទេ, ស្ងៀម​កុំ​ធ្វើ​ជា​ដឹង​ឮ​ទៅ​ល្អ​ជាង ! (និយាយ​ក្លាយ​ជា សម្បតិ្ត​ភត្តតិរ៉ែ ក៏​មាន “សំប័ត-ភ័ត-តិរ៉ែ”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២</text:p>
          </table:table-cell>
          <table:table-cell table:style-name="តារាង1.A2" office:value-type="string">
            <text:p text:style-name="P10">ភត្តានុមោទន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តានុ មោទៈន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ត្ត + អនុមោទនា) អនុមោទនា​ភត្ត គឺ​ការ​ពោល​ពាក្យ​សរសើរ​អានិសង្ឃ​ដែល​ទាយក​បាន​ឲ្យ​ភត្ត​ជា​ទាន : ធ្វើ​ភត្តានុមោទនា (ព. ពុ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៣</text:p>
          </table:table-cell>
          <table:table-cell table:style-name="តារាង1.A2" office:value-type="string">
            <text:p text:style-name="P10">ភត្តាភិហ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តាភិ ហា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ត្ត + អភិហារ; ភក្ដ--) អ្នក​ចាត់ចែង​ភោជន, អ្នក​រៀបចំ​ភោជនាហារ, អ្នក​លើក​ភត្ត​បម្រើ​ភ្ញៀ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៤</text:p>
          </table:table-cell>
          <table:table-cell table:style-name="តារាង1.A2" office:value-type="string">
            <text:p text:style-name="P10">ភត្តាវស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វ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បា.) ទី​បំផុត​នៃ​ភត្ត គឺ​ពេល​បរិភោគ​រួច​ហ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៥</text:p>
          </table:table-cell>
          <table:table-cell table:style-name="តារាង1.A2" office:value-type="string">
            <text:p text:style-name="P10">ភត្តាហ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តាហា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ត្ត + អាហារ; ភក្ដ--) ភោជនាអាហារ; អាហារ​ទួទ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៦</text:p>
          </table:table-cell>
          <table:table-cell table:style-name="តារាង1.A2" office:value-type="string">
            <text:p text:style-name="P10">ភត្តុទេ្ទសក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តុត-ទេសៈក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ត្ត + ឧទ្ទេសក) អ្នក​សម្ដែង​ភត្ត គឺ​ភិក្ខុ​ដែល​សង្ឃ​សន្មត​ឲ្យ​ជា​អ្នក​ទទួល​ភារៈ​ខាង​មុខ​ការ​ចាត់ចែង​ភត្ត​ដល់​ពួក​បព្វជិត​ក្នុង​វត្ត​តាម​លំដាប់​វេន ដែល​ទាយក​និមន្ត... (ព. វិ. ពុ.) ។</text:p>
          </table:table-cell>
          <table:table-cell table:style-name="តារាង1.D2" office:value-type="string">
            <text:p text:style-name="P4">ភត្តុទ្ទេសក៍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៧</text:p>
          </table:table-cell>
          <table:table-cell table:style-name="តារាង1.A2" office:value-type="string">
            <text:p text:style-name="P10">ភទន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ទ័ន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2">(ភទន្ត) ដែល​ចម្រើន​ដោយ​សីលាទិ​គុណ; លោក​អ្នក​ចម្រើន; សម្រាប់​ប្រើ​ក្នុង​សំបុត្រ​ស្នាម ហៅ​បព្វជិត​ដោយ​សេចក្ដី​គោរព : ភទន្តៈ ពុទ្ធ​រក្ខិត, ភទន្តៈ ធម្ម​បាល, ភទន្តៈ ចន្ទ, ភទន្តៈ <text:s/>នន្ទ, ភទន្តៈ សោម ។</text:p>
          </table:table-cell>
          <table:table-cell table:style-name="តារាង1.D2" office:value-type="string">
            <text:p text:style-name="P4">ភទន្តៈ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៨</text:p>
          </table:table-cell>
          <table:table-cell table:style-name="តារាង1.A2" office:value-type="string">
            <text:p text:style-name="P10">ភទន្តេ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 ទ័ន-តេ</text:p>
          </table:table-cell>
          <table:table-cell table:style-name="តារាង1.D2" office:value-type="string">
            <text:p text:style-name="P1">បា. </text:p>
          </table:table-cell>
          <table:table-cell table:style-name="តារាង1.D2" office:value-type="string">
            <text:p text:style-name="P1">អាល.</text:p>
          </table:table-cell>
          <table:table-cell table:style-name="តារាង1.D2" office:value-type="string">
            <text:p text:style-name="P2">សូម​ទ្រង់​ព្រះ​ចម្រើន!, សូម​ទ្រង់​ព្រះ​មេត្តា​ប្រោស!, បពិត្រ​ព្រះ​អង្គ​ទ្រង់​ចម្រើន!; ជា​ពាក្យ​ឆ្លើយ​ទទួល​ព្រះ​ពុទ្ធ​តម្រាស់ ដែល​ត្រាស់​ហៅ​ភិក្ខុ​ទាំងឡាយ (ម. ព. ភិក្ខវោ !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៨៩</text:p>
          </table:table-cell>
          <table:table-cell table:style-name="តារាង1.A2" office:value-type="string">
            <text:p text:style-name="P10">ភទ្ទកប្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ទៈក័ប</text:p>
          </table:table-cell>
          <table:table-cell table:style-name="តារាង1.D2" office:value-type="string">
            <text:p text:style-name="P1">បា. ឬ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ប្ប​ឬ​កល្ប​ដ៏​ចម្រើន; ឈ្មោះ​កប្ប​ឬ​កល្ប​ដែល​មាន​ព្រះ​ពុទ្ធ​ត្រាស់ ៥ ព្រះ​អង្គ ដូច​យ៉ាង​កប្ប​យើង​សព្វ​ថ្ងៃ​នេះ​មាន​ព្រះ​សព្វញ្ញុពុទ្ធ ៥ ព្រះ​អង្គ​គឺ ព្រះ​ពុទ្ធ​កកុសន្ធៈ, កោនាគមនៈ, កស្សប, គោតម, អរិយ​មេតេ្តយ្យ ។</text:p>
          </table:table-cell>
          <table:table-cell table:style-name="តារាង1.D2" office:value-type="string">
            <text:p text:style-name="P4">ភទ្រកល្ប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៩០</text:p>
          </table:table-cell>
          <table:table-cell table:style-name="តារាង1.A2" office:value-type="string">
            <text:p text:style-name="P10">ភទ្រប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ត-ទ្រៈបុត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ទ្របទា ឬ ភាទ្របទ; ភទ្ទបទា ឬ ភទ្ទបទ) ឈ្មោះ​ផ្កាយ​ពួក​មួយ (ព. ស. ហ.) ។ ឈ្មោះ​ខែ​ទី ១០ ខាង​ចន្ទ​គតិ : ខែ​ភទ្រប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៩១</text:p>
          </table:table-cell>
          <table:table-cell table:style-name="តារាង1.A2" office:value-type="string">
            <text:p text:style-name="P10">ភ័ន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ន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ើល​ពាក្យ ភាន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៩២</text:p>
          </table:table-cell>
          <table:table-cell table:style-name="តារាង1.A2" office:value-type="string">
            <text:p text:style-name="P10">ភ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(ពប <text:s/>អ. ថ. ផុប) ចួប, ប្រទះ; ប្រសព្វ; ច្រើន​និយាយ​ថា <text:s/>ភប់​ប្រសព្វ គឺ​បាន​គ្នា​ជា​គូ​ស្រករ, នៅ​រួម​សុខ​រួម​ទុក្ខ ។ ភប់​ភាន់ <text:s/>ឬ ភប់​ភ័ន្ត ប្រព្រឹត្ត​ល្មើស​ដោយ​ភាន់​ច្រឡំ; ដើរ​ហើរ, ស្មន់​អន្មក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ប់ភាន់</text:p>
            <text:p text:style-name="P2"/>
          </table:table-cell>
        </table:table-row>
        <table:table-row>
          <table:table-cell table:style-name="តារាង1.A2" office:value-type="string">
            <text:p text:style-name="P9">៨៨៩៣</text:p>
          </table:table-cell>
          <table:table-cell table:style-name="តារាង1.A2" office:value-type="string">
            <text:p text:style-name="P10">ភ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ប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វ, វ &gt; ព) សេចក្ដី​ចម្រើន; ដំណើរ​កើត; ប្រទេស​ឬ​ទី​សម្រាប់​សព្វ​សត្វ​កើត​ស្លាប់, លោក : សត្វ​ទាំងឡាយ​តែង​អន្ទោល​កើត​ស្លាប់​ក្នុង​ភព​តូច​ភព​ធំ ។ ទាំង​ផែន​ភព ឬ ទាំង​ភព​ផែន ទាំង​ពិភព​លោក ។ នៅ​ក្នុង​ភព នៅ​ក្នុង​លោ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៩៤</text:p>
          </table:table-cell>
          <table:table-cell table:style-name="តារាង1.A2" office:value-type="string">
            <text:p text:style-name="P10">ភ័ព្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ប់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(ភព្វ; ភវ្យ) ដែល​គួរ, ដែល​គួរ​ដល់​កិច្ចការ; ដែល​មាន​សំណាង​ល្អ, ដែល​មាន​សេចក្ដី​សុខ ។ ភព្វ​បុគ្គល (ភាប់ពៈបុក-គល់) បុគ្គល​ដែល​មាន​សំណាង​ល្អ; បុគ្គល​ដែល​គួរ​បួស​ជា​បព្វជិត​ក្នុង​ព្រះ​ពុទ្ធ​សាសនា​បាន ។ ភព្វ​រូប (ភាប់ពៈ--) ដែល​មាន​សភាព​ដ៏​សម​គួរ ។ ន. សេចក្ដី​សុខ, ការ​គួរ; លាភ; ការ​រស់​នៅ... ។ ខ្មែរ​ច្រើន​សំដៅ​សេចក្ដី​ថា “សំណាង, ព្រេង​សំណាង” : មាន​ភ័ព្វ, ឥត​ភ័ព្វ ។ បុណ្យ​ភ័ព្វ បុណ្យ​សំណាង ។ ភ័ព្វ​ព្រេង សំណាង​ពី​ព្រេង​នាយ ។ ព. ផ្ទ. អភ័ព្វ <text:s/>ឬ អភ័ព្យ ។</text:p>
          </table:table-cell>
          <table:table-cell table:style-name="តារាង1.D2" office:value-type="string">
            <text:p text:style-name="P4">ភ័ព្យ</text:p>
          </table:table-cell>
          <table:table-cell table:style-name="តារាង1.I2" office:value-type="string">
            <text:p text:style-name="P2">ភព្វ​បុគ្គល</text:p>
            <text:p text:style-name="P2">ភព្វ​រូប</text:p>
            <text:p text:style-name="P2">បុណ្យ​ភ័ព្វ </text:p>
            <text:p text:style-name="P2">ភ័ព្វ​ព្រេង</text:p>
          </table:table-cell>
        </table:table-row>
        <table:table-row>
          <table:table-cell table:style-name="តារាង1.A2" office:value-type="string">
            <text:p text:style-name="P9">៨៨៩៥</text:p>
          </table:table-cell>
          <table:table-cell table:style-name="តារាង1.A2" office:value-type="string">
            <text:p text:style-name="P10">ភម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មៈរៈ ឬ ភៈមៈ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្រមរ) កន្លង់; ឃ្មុំ... ។ ខ្មែរ​ច្រើន​ប្រើ​ក្លាយ​ជា ភូមរា ឬ ភូមរ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៩៦</text:p>
          </table:table-cell>
          <table:table-cell table:style-name="តារាង1.A2" office:value-type="string">
            <text:p text:style-name="P10">ភមរ​ជា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មៈរៈជាត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្រមរ--) សត្វ​ល្អិត​ពួក​កន្លង់, ឃ្មុំ : ព្រួត, ម្រោម, យុក ជា​ភមរ​ជាតិ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៩៧</text:p>
          </table:table-cell>
          <table:table-cell table:style-name="តារាង1.A2" office:value-type="string">
            <text:p text:style-name="P10">ភមរិន្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មៈរិន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មរ + ឥន្ទ; ភ្រមរ + ឥន្ទ្រ &gt; ភ្រមរេន្ទ្រ) ស្ដេច​កន្លង់; ស្ដេច​ឃ្មុំ​ ... ; ហៅ​ក្លាយ​ជា ភូមរិន្ទ ក៏​មាន (ព. កា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៩៨</text:p>
          </table:table-cell>
          <table:table-cell table:style-name="តារាង1.A2" office:value-type="string">
            <text:p text:style-name="P10">ភមរ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មៈរី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្រមរី) មេ​កន្លង់, មេ​ឃ្មុំ គឺ​កន្លង់ ឬ​ឃ្មុំ​ញី; ហៅ​ក្លាយ​ជា ភូមរី ក៏​មាន (ព. ទេ. ឬ ព. កា.) ភមរ​ភមរី ហើរ​ពាស​ពេញ​ទី សួន​ច្បារ​ក្បែរ​ឋាន ប្រាសាទ​បវរ ត្រឹប​កេសរ​ស៊ាន ក្សត្រា​ទ្រង់​មាន ព្រះ​ទ័យ​ក្សេមក្សាន្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៩៩</text:p>
          </table:table-cell>
          <table:table-cell table:style-name="តារាង1.A2" office:value-type="string">
            <text:p text:style-name="P10">ភមូ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--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មុ ឬ ភមុក; ភ្រូ ឬ ភ្រមរក) ចិញ្ចើម, រោម​ចិញ្ចើម; (រ.ស.) : ព្រះ​ភមូ ឬ ព្រះ​ភមោ (ហៅ​ក្លាយ​ជា) ភូមោ ក៏​មាន) ។</text:p>
          </table:table-cell>
          <table:table-cell table:style-name="តារាង1.D2" office:value-type="string">
            <text:p text:style-name="P4">ភមោ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០០</text:p>
          </table:table-cell>
          <table:table-cell table:style-name="តារាង1.A2" office:value-type="string">
            <text:p text:style-name="P10">ភ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ូ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០១</text:p>
          </table:table-cell>
          <table:table-cell table:style-name="តារាង1.A2" office:value-type="string">
            <text:p text:style-name="P10">ភ័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1">ភៃ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យ) សេក្ដី​ខ្លាច; ហេតុ​ឬ​ដំណើរ​ដែល​គួរ​ខ្លាច : កើត​ភ័យ, មាន​ភ័យ ។ <text:s/>ខ្មែរ​ប្រើ​ជា កិ. ក៏​មាន : ខ្ញុំ​ភ័យ​ណាស់ ខ្ញុំ​ខ្លាច​ណាស់; កុំ​ភ័យ! កុំ​ខ្លាច! ឬ​កុំ​ព្រួយ! ។ ភ័យភិត ឬ ភិតភ័យ ខ្លាច​ខ្លាំង ឬ ខ្លាច​ណាស់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័យភិត <text:s/>ភិតភ័យ</text:p>
          </table:table-cell>
        </table:table-row>
        <table:table-row>
          <table:table-cell table:style-name="តារាង1.A2" office:value-type="string">
            <text:p text:style-name="P9">៨៩០២</text:p>
          </table:table-cell>
          <table:table-cell table:style-name="តារាង1.A2" office:value-type="string">
            <text:p text:style-name="P10">ភយង្ក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យង់-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ធ្វើ​ឲ្យ​ខ្លាច, ដែល​គួរ​ឲ្យ​ខ្លាច, ដែល​សម្បើម​ខ្លាំង : ទី​ភយង្ករ, ព្រៃ​ភយង្ករ គឺ​ទី​ឬ​ព្រៃ​ដែល​មាន​អ្វី​មួយ​ធ្វើ​ឲ្យ​ខ្លាច, ដែល​គួរ​ខ្លា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៨០៣</text:p>
          </table:table-cell>
          <table:table-cell table:style-name="តារាង1.A2" office:value-type="string">
            <text:p text:style-name="P10">ភយន្តរ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យ័ន-តៈ​រ៉ាយ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យ + អន្តរាយ) អន្តរាយ​ដែល​គួរ​ខ្លាច, អន្តរាយ​យ៉ាង​សម្បើម : កើត​មាន​ភយន្តរាយ ។ (ព. កា.) : ភយន្តរាយ អ្នក​ប្រាជ្ញ​ទាំងឡាយ លោក​ពោល​ប្រាប់​ថា កើត​មាន​ព្រោះ​កម្ម អំពើ​ពាលា បណ្ដាល​ឲ្យ​ជា ក្ដី​ទុក្ខ​លំបា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០៤</text:p>
          </table:table-cell>
          <table:table-cell table:style-name="តារាង1.A2" office:value-type="string">
            <text:p text:style-name="P10">ភយាគ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យាគៈតិ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យ + អគតិ) សេចក្ដី​លំអៀង​ព្រោះ​ខ្លាច​ចិត្ត, ខ្លាច​បុណ្យ​ស័ក្តិ​ជាដើម : លុះ​ក្នុង​ភយាគតិ, វិនិច្ឆ័យ​សេចក្ដី​ដោយ​ភយាគតិ (ម. ព. អគតិ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០៥</text:p>
          </table:table-cell>
          <table:table-cell table:style-name="តារាង1.A2" office:value-type="string">
            <text:p text:style-name="P10">ភយូបទ្រ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យូប៉ៈទ្រប់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យ + ឧបទ្រវ; ភយ + ឧបទ្ទវ) ឧប​ទ្រព្យ​ដែល​គួរ​ខ្លាច, ចង្រៃ​យ៉ាង​សម្បើម : កើត​មាន​ភយូបទ្រព ។ (ព. កា.) : ភយូបទ្រព ចេញ​ពី​ប្រភព នៃ​ជន​ពាលា កំពុង​សុខ​ៗ វា​នាំ​គ្នីគ្នា បង្កើត​ឲ្យ​ជា ភយន្តរាយ (ម. ព. ឧបទ្រព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០៦</text:p>
          </table:table-cell>
          <table:table-cell table:style-name="តារាង1.A2" office:value-type="string">
            <text:p text:style-name="P10">ភយូបសគ្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យូប៉ៈស័ក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យ + ឧបសគ្គ; --+ ឧបសគ៌ ) ឧបសគ្គ​ដែល​គួរ​ខ្លាច, សេចក្ដី​ទើសទាក់​យ៉ាង​សម្បើម : មាន​ភយូបស័គ្គ ។ (ព. កា.) :</text:p>
            <text:p text:style-name="P2">ភយូបស័គ្គ កើត​មាន​តាម​ថ្នាក់ កម្ម​កាច​ចេញ​មុខ ចេញ​ផ្ដល់​ឲ្យ​ផល ជូរ​ចត់​ជា​ទុក្ខ អ្នក​ចង់​បាន​សុខ គួរ​កុំ​ប្រមាទ ។(ម. ព. ឧបសគ្គ ទៀត​ផង) ។</text:p>
          </table:table-cell>
          <table:table-cell table:style-name="តារាង1.D2" office:value-type="string">
            <text:p text:style-name="P4">--ស័គ្គ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០៧</text:p>
          </table:table-cell>
          <table:table-cell table:style-name="តារាង1.A2" office:value-type="string">
            <text:p text:style-name="P10">ភ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ពោល​ពាក្យ​មិន​ពិត, កុហក ។ គុ. ឬ កិ. វិ. ដែល​មិន​ពិត, កុហក : មនុស្ស​ភរ, សម្ដី​ភរ; និយាយ​ភរ ។ ភរភាយ <text:s/>ភរ​រហាចរហ​តាម​តែ​រួច​ពី​មាត់ ។ ភរ​ភូត ឬ ភូត​ភរ ភរ​ទាំងស្រុង; ដែល​សុទ្ធ​តែ​ភរ ។ (ព. កា.) : មនុស្ស​មេ​ភរ ចេះ​តែ​កម្ទរ ភរ​ឲ្យ​គេ​ស្ដាប់ ភរ​ទៅ​ភរ​ទៅ ត្រូវ​លង់​ចំណាប់ អ្នក​ផង​គេ​ចាប់-ថ្នាក់​ព្រោះ​តែ​ភ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រភាយ </text:p>
            <text:p text:style-name="P2">ភរភូត </text:p>
            <text:p text:style-name="P2"><text:s/>ភូតភរ</text:p>
            <text:p text:style-name="P2"/>
          </table:table-cell>
        </table:table-row>
        <table:table-row>
          <table:table-cell table:style-name="តារាង1.A2" office:value-type="string">
            <text:p text:style-name="P9">៨៩០៨</text:p>
          </table:table-cell>
          <table:table-cell table:style-name="តារាង1.A2" office:value-type="string">
            <text:p text:style-name="P10">ភរណ​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រៈណៈក័ម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កម៌ន៑) ការ​ចិញ្ចឹម; ការ​ឈ្នួល : ធ្វើ​ភរណ​កម្ម, ចិញ្ចឹម​ជីវិត​ដោយ​ភរណ​កម្ម, ភរណ​កម្ម​របស់​កម្ម​ក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០៩</text:p>
          </table:table-cell>
          <table:table-cell table:style-name="តារាង1.A2" office:value-type="string">
            <text:p text:style-name="P10">ភរណ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រៈនី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ផ្កាយ​ពួក​មួយ (ព. ស. ហ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០</text:p>
          </table:table-cell>
          <table:table-cell table:style-name="តារាង1.A2" office:value-type="string">
            <text:p text:style-name="P10">ភរិយ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--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<text:span text:style-name="T2">(ភាយ៌ា) ស្រ្តី​ដែល​ស្វាមី​ត្រូវ​ចិញ្ចឹម (ប្រពន្ធ) : ស្វាមី​ភរិយា, បុត្រ​ភិរិយា (ព. កា.) : ខ្លែង​ហើរ​ដ្បិត​ខ្យល់ នាយ​ថ្កើង​ដ្បិត​ពល រក្សា​ឲ្យ​សុខ ទ្រព្យ​គង់​ដ្បិត​ស្រី ចេះ​សំចៃ​ទុក ផ្ទះ​ធំ​ស្រណុក ដ្បិត​ភរិយា​ជា ។ (សាស្ត្រា​ច្បាប់ រាជ​នេតិ ជា​ព្រះ​និពន្ធ​នៃ​ព្រះ​រាជ​</text:span>សម្ភារ) ។ ម. ព. ប្ដី និង ប្រពន្ធ ទៀត​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១</text:p>
          </table:table-cell>
          <table:table-cell table:style-name="តារាង1.A2" office:value-type="string">
            <text:p text:style-name="P10">ភរិយាដ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រិយាត</text:p>
          </table:table-cell>
          <table:table-cell table:style-name="តារាង1.D2" office:value-type="string">
            <text:p text:style-name="P1">សំ. ក្ល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យ៌ាដ) បុរស​ដែល​ព្រម​ឲ្យ​ភរិយា​របស់​ខ្លួន​ស្វែង​រក​ប្រយោជន៍ ដោយ​បែប​បទ​ជា​ស្រ្តី​ពេស្យា, មនុស្ស​អ្នក​បណ្ដោយ​ប្រពន្ធ​ឲ្យ​ធ្វើ​ជា​ស្ត្រី​ផ្កា​មាស ។ (ព. កា.) : នែ​អ្នក​ភរិយាដ ចូរ​ខំ​ខ្មីឃ្មាត បំពេញ​មុខការ ចូរ​កុំ​រវាត ចាក​សីលាចារ ធ្វើ​ស្រែ​ចម្ការ លក់​ដូរ​វិញ​ទៅ 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២</text:p>
          </table:table-cell>
          <table:table-cell table:style-name="តារាង1.A2" office:value-type="string">
            <text:p text:style-name="P10">ភរិយា​ដ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--</text:p>
          </table:table-cell>
          <table:table-cell table:style-name="តារាង1.D2" office:value-type="string">
            <text:p text:style-name="P1">សំ. ក្ល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យ៌ាដិក) បុរស​អ្នក​លុះ​ក្នុង​អំណាច​ភរិយា, មនុស្ស​អ្នក​ខ្លាច​ប្រពន្ធ គឺ​មនុស្ស​ដែល​ប្រពន្ធ​ត្រួតត្រា​ហែ​ហៃ​លើ​ជានិច្ច ។ (ព. កា.) : ហៃ​ភរិយា​ដិក ចូរ​មាន​សំណឹក នឹក​ឃើញ​ខ្លះ​ទៅ សម​ចរិយា ជា​ធម៌​ឥត​សៅ ទោះ​ប្រាជ្ញ​ទោះ​ខ្លៅ តែង​កាន់​រក្ស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៣</text:p>
          </table:table-cell>
          <table:table-cell table:style-name="តារាង1.A2" office:value-type="string">
            <text:p text:style-name="P10">ភរិយាតិក្រ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--ក្រំ</text:p>
          </table:table-cell>
          <table:table-cell table:style-name="តារាង1.D2" office:value-type="string">
            <text:p text:style-name="P1">សំ. ក្ល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យ៌ាតិក្រម ) ការ​ប្រព្រឹត្ត​កន្លង​ចិត្ត​ភរិយា, ការ​ក្បត់​ចិត្ត​ប្រពន្ធ ។ (ព. កា.) : ភរិយាតិក្រម ជា​កម្ម​ច្រឡំ ច្រឡូក​ដោយ​បាប អ្នក​ធ្វើ​អំពើ អរ​ភ័យ​ដរាប អរ​ព្រោះ​តែ​ច្រាប ភ័យ​ព្រោះ​គេ​ដឹ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៤</text:p>
          </table:table-cell>
          <table:table-cell table:style-name="តារាង1.A2" office:value-type="string">
            <text:p text:style-name="P10">ភ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(ភល “បៀតបៀន; កម្ចាយ​សេចក្ដី; ធ្វើ​ឲ្យ​សាយ​ភាយ...”) ដាល​ខ្ជោល​ឡើង; ភាយ​ខ្ជោល​ឡើង; ព្រល : ទឹក​ភល, ទឹក​កួច​ភល​ៗ; ធ្លាយ​ទឹក​ភល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៥</text:p>
          </table:table-cell>
          <table:table-cell table:style-name="តារាង1.A2" office:value-type="string">
            <text:p text:style-name="P10">ភវ​តណ្ហ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វៈតន់ហា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វ +<text:span text:style-name="T4"> ត្ឫឞ្ណ‌ា)</text:span> ចំណង់, តម្រេក, សម្រេក ក្នុង​ភព គឺ​សេចក្ដី​ចង់​កើត​ចង់​មាន​ក្នុង​ភព (ម. ព. ភព និង តណ្ហា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៦</text:p>
          </table:table-cell>
          <table:table-cell table:style-name="តារាង1.A2" office:value-type="string">
            <text:p text:style-name="P10">ភវាភ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ៈវាភប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វាភវ &lt; ភវ + អភវ) ភព​តូច​និង​ភព​ធំ : សត្វ​ទាំងឡាយ​តែង​អន្ទោល កើត​ស្លាប់- ស្លាប់​កើត​ក្នុង​ភវាភព​ឥត​ឈប់​ឥត​ស្រាក​រង​លំបាក​ស្រណុក​សុខ​ទុក្ខ​ច្របល់​គ្នា (ព. ពុ., ព. ទេ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៧</text:p>
          </table:table-cell>
          <table:table-cell table:style-name="តារាង1.A2" office:value-type="string">
            <text:p text:style-name="P10">ភស្ដ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4">ជើង ដ, អ. ថ. ភ័ស-ស្ដា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ត្ដា &lt; ភត្តុ; ភត៌ា &lt; ភត៌្ឫ) ស្វាមី (ប្ដី); ខ្មែរ​ប្រើ​ជា​រាជ​សព្ទ : ព្រះ​ភស្ដា, សម្ដេច​ព្រះ​ភស្ដា (ច្រើន​ប្រើ​ក្នុង​កាព្យ​ទេស្នា ឬ 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៨</text:p>
          </table:table-cell>
          <table:table-cell table:style-name="តារាង1.A2" office:value-type="string">
            <text:p text:style-name="P10">ភស្ដ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ស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ពាក្យ​ប្រើ​ក្លាយ​មក​ពី ព័ស្ដុ (ម. ព. នោះ) ។</text:p>
          </table:table-cell>
          <table:table-cell table:style-name="តារាង1.D2" office:value-type="string">
            <text:p text:style-name="P4">ភ័ស្ដុ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១៩</text:p>
          </table:table-cell>
          <table:table-cell table:style-name="តារាង1.A2" office:value-type="string">
            <text:p text:style-name="P10">ភស្រ្ត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ស- ស្ត្រា</text:p>
          </table:table-cell>
          <table:table-cell table:style-name="តារាង1.D2" office:value-type="string">
            <text:p text:style-name="P1">ស.;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ស្ដា) ស្នប់; ថង់​ធ្វើ​ដោយ​ស្បែក (ថង់​ស្បែក), សម្ពៀត​ស្បែក, កាប៉ៅ​ស្បែ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០</text:p>
          </table:table-cell>
          <table:table-cell table:style-name="តារាង1.A2" office:value-type="string">
            <text:p text:style-name="P10">ភស្ម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័ស-ស្មៈកា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បោក​គក់​សំពត់, អ្នក​បោក​គក់​គ្រឿង​ស្លៀក​ពាក់, អ្នក​ធ្វើ​ការ​ស៊ី​ឈ្នួល​បោក​អ៊ុត; បើ​ស្ត្រី​ជា ភស្មការិក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១</text:p>
          </table:table-cell>
          <table:table-cell table:style-name="តារាង1.A2" office:value-type="string">
            <text:p text:style-name="P10">ភា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2">ចំណែក : ចែក​ជា ៤ ភាគ, ច្រើន​ភាគ ។ ភាគ​ទាន (ភាគៈ--) ចំនួន​ប្រាក់​រៃ​អង្គាស​ដែល​ជន​ម្នាក់​ៗ​ចូល​ក្នុង​កិច្ចការ​កុសល​ណា​មួយ : បង់​ភាគ​ទាន​ប្រចាំ​ខែ​ចំនួន ២០ រៀល; ឃោសនា​សុំ​ឲ្យ​គេ​ជួយ​ចូល​ភាគ​ទ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12">ភាគទាន</text:p>
            <text:p text:style-name="P12"/>
          </table:table-cell>
        </table:table-row>
        <table:table-row>
          <table:table-cell table:style-name="តារាង1.A2" office:value-type="string">
            <text:p text:style-name="P9">៨៩២២</text:p>
          </table:table-cell>
          <table:table-cell table:style-name="តារាង1.A2" office:value-type="string">
            <text:p text:style-name="P10">ភា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ជោគ, បុណ្យ, ស្រី​សួស្ដី ។ល។ ឬ​ដែល​មាន​ជោគ, មាន​បុណ្យ, មាន​ស្រី​សួស្ដី ។ល។ ព្រះ​មាន​ព្រះ​ភាគ ព្រះ​មាន​ជោគ, ព្រះ​មាន​បុណ្យ (ព្រះ​សម្មាសម្ពុទ្ធ) ។</text:p>
          </table:table-cell>
          <table:table-cell table:style-name="តារាង1.D2" office:value-type="string">
            <text:p text:style-name="P4">ភាគ្យ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៣</text:p>
          </table:table-cell>
          <table:table-cell table:style-name="តារាង1.A2" office:value-type="string">
            <text:p text:style-name="P10">ភាគិនេយ្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នៃ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ភាគិនេយ) កូន​ប្រុស​របស់​បង​ស្រី​ឬ​របស់​ប្អូន​ស្រី (ក្មួយ​ប្រុស); ខ្មែរ​ប្រើ​ជា​រាជ​សព្ទ : ព្រះ​ភាគិនេយ្យ ។ កនិដ្ឋ​ភាគិនេយ្យ កូន​ប្រុស​របស់​ប្អូន​ស្រី; ជេដ្ឋ​ភាគិនេយ្យ <text:s/>កូន​ប្រុស​របស់​បង​ស្រី (ម. ព. ភគិនី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៤</text:p>
          </table:table-cell>
          <table:table-cell table:style-name="តារាង1.A2" office:value-type="string">
            <text:p text:style-name="P10">ភាគិនេយ្យ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នៃយា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ព្ទ​ជា​ឥត្ថី​លិង្គ​របស់​ពាក្យ ភាគិនេយ្យ “កូន​ស្រី​របស់​បង​ស្រី ឬ​របស់​ប្អូន​ស្រី (ក្មួយ​ស្រី)”; (រ. ស.) ច្រើន​ប្រើ ភគិនេយ្យា ឬ ភគិនីយា ក៏​មាន (ម. ព. ភាគិនេយ្យ) ។</text:p>
          </table:table-cell>
          <table:table-cell table:style-name="តារាង1.D2" office:value-type="string">
            <text:p text:style-name="P4">ភាគិនេយ្យី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៥</text:p>
          </table:table-cell>
          <table:table-cell table:style-name="តារាង1.A2" office:value-type="string">
            <text:p text:style-name="P10">ភាជន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1">ភាជៈនៈ ឬ ភាច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ជន) ប្រដាប់​សម្រាប់​ដាក់​ភោជនា​អាហារ​មាន​បាយ​ជាដើម : ភោជន​មួយ​ភាជនៈ, ភាជន៍​មាស ។</text:p>
          </table:table-cell>
          <table:table-cell table:style-name="តារាង1.D2" office:value-type="string">
            <text:p text:style-name="P4">ភាជន៍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៦</text:p>
          </table:table-cell>
          <table:table-cell table:style-name="តារាង1.A2" office:value-type="string">
            <text:p text:style-name="P10">ភាជន​ភណ្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ជនៈភ័ន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ភាណ្ឌ) <text:s/>គ្រឿង​ភាជនៈ​មួយ​សម្រាប់, ភាជនៈ​មួយ​គ្រឿ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៧</text:p>
          </table:table-cell>
          <table:table-cell table:style-name="តារាង1.A2" office:value-type="string">
            <text:p text:style-name="P10">ភាជន​វិសេ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ជៈនៈ វិសែស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វិឝេឞ) ភាជនៈ​ដ៏​ប្រសើរ, ដ៏​ប្លែក ឬ​ភាជនៈ​សម្រាប់​ប្រើ​ប្រាស់​ដោយ​ឡែក, សម្រាប់​ប្រើប្រាស់​មួយ​ដង​មួយ​កាល : ចាន​នេះ​ជា​ភាជន​វិសេស​សម្រាប់​លោក​ន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៨</text:p>
          </table:table-cell>
          <table:table-cell table:style-name="តារាង1.A2" office:value-type="string">
            <text:p text:style-name="P10">ភាជនីយ​ភណ្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ជៈនីយៈ ភ័ន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បស់​ដែល​គួរ​ចែក, ដែល​គួរ​បែង​ចែក​គ្នា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២៩</text:p>
          </table:table-cell>
          <table:table-cell table:style-name="តារាង1.A2" office:value-type="string">
            <text:p text:style-name="P10">ភាណ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ំណើរ​ពោល, ការ​និយាយ, ការ​ប្រាប់, ការ​សូត្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៣០</text:p>
          </table:table-cell>
          <table:table-cell table:style-name="តារាង1.A2" office:value-type="string">
            <text:p text:style-name="P10">ភាណវ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ណៈវារ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វារៈ​នៃ​ការ​សូត្រ, ដំណើរ​សូត្រ​មួយ​ចប់​យ៉ាង​វែង គឺ​ប្រវែង​ធម៌​ដែល​ល្មម​សូត្រ​មួយ​លើក​ៗ​បាន; ឈ្មោះ​គម្គីរ​ដែល​រួបរួម​ធម៌​ពុទ្ធ​សាសនា សម្រាប់​ពួក​បព្វជិត​ទន្ទេញ​ឲ្យ​ចាំ​មាត់​សូត្រ​តាម​លំដាប់​ថ្ងៃ ។</text:p>
          </table:table-cell>
          <table:table-cell table:style-name="តារាង1.D2" office:value-type="string">
            <text:p text:style-name="P4">--វារៈ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៣១</text:p>
          </table:table-cell>
          <table:table-cell table:style-name="តារាង1.A2" office:value-type="string">
            <text:p text:style-name="P10">ភាណ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នុ) ព្រះ​អាទិត្យ ។ ភាណុ​ពង្ស ឬ ភាណុ​ពន្ធុ <text:s/>ពង្ស ឬ ផៅ​ពង្ស​នៃ​ព្រះ​អាទិត្យ; អ្នក​ដែល​មាន​ពូជ​ពង្ស​ឬ​មាន​ផៅ​ពង្ស​ព្រះ​អាទិត្យ (ព្រះ​សក្យមុនី​គោតម) ។ ភាណុ​រង្សី រស្មី​ព្រះ​អាទិត្យ ។</text:p>
          </table:table-cell>
          <table:table-cell table:style-name="តារាង1.D2" office:value-type="string">
            <text:p text:style-name="P4">ភានុ</text:p>
          </table:table-cell>
          <table:table-cell table:style-name="តារាង1.I2" office:value-type="string">
            <text:p text:style-name="P2"><text:s/>ភាណុ​ពង្ស</text:p>
            <text:p text:style-name="P2">ភាណុ​រង្សី </text:p>
          </table:table-cell>
        </table:table-row>
        <table:table-row>
          <table:table-cell table:style-name="តារាង1.A2" office:value-type="string">
            <text:p text:style-name="P9">៨៩៣២</text:p>
          </table:table-cell>
          <table:table-cell table:style-name="តារាង1.A2" office:value-type="string">
            <text:p text:style-name="P10">ភាណុម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&lt; ភាណុ ឬ ភានុ + មន្តុ ) អ្នក​មាន​រស្មី គឺ​ព្រះអាទិត្យ ។</text:p>
          </table:table-cell>
          <table:table-cell table:style-name="តារាង1.D2" office:value-type="string">
            <text:p text:style-name="P4">ភានុមា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៣៣</text:p>
          </table:table-cell>
          <table:table-cell table:style-name="តារាង1.A2" office:value-type="string">
            <text:p text:style-name="P10">ភាតរ​ភា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តរ៉ៈភាប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 + ភាវ; ភ្រាត្ឫ + ភាវ) ភាវៈ​នៃ​បង​ប្អូន; សេចក្ដី​រាប់​រក​គ្នា​ដូច​បង​ដូច​ប្អូន : ភាតរ​ភាព ឬ ភាតុ​ភាព​របស់​ពួក​មនុស្ស, សង្គ្រោះ​គ្នា​ដោយ​ភាតរ​ភាព, និយាយ​ស្ដី​រក​គ្នា​ដោយ​ភាតរ​ភាព ឬ ដោយ​ភាតុ​ភាព ។</text:p>
          </table:table-cell>
          <table:table-cell table:style-name="តារាង1.D2" office:value-type="string">
            <text:p text:style-name="P4">ភាតុ​ភាព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៣៤</text:p>
          </table:table-cell>
          <table:table-cell table:style-name="តារាង1.A2" office:value-type="string">
            <text:p text:style-name="P10">ភាត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តុ &gt; ភាតា; ភ្រាត្ឫ) បង​ប្អូន​ប្រុស; (រ. ស.) : ព្រះ​ភាតា ។ កនិដ្ឋ​ភាតា ប្អូន​ប្រុស; ជេដ្ឋ​ភាតា បង​ប្រុស (រ. ស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៣៥</text:p>
          </table:table-cell>
          <table:table-cell table:style-name="តារាង1.A2" office:value-type="string">
            <text:p text:style-name="P10">ភាតុ​បុត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បុត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បុត្ត; ភ្រាត្ឫ + បុត្រ) កូន​ប្រុស​របស់​បង​ប្រុស​ឬ​របស់​ប្អូន​ប្រុស (ក្មួយ​ប្រុស); បើ​ក្មួយ​ស្រី​ជា ភាតុ​ធីតា ឬ ភាតុ​បុត្រី (រ. ស.) ។</text:p>
          </table:table-cell>
          <table:table-cell table:style-name="តារាង1.D2" office:value-type="string">
            <text:p text:style-name="P4">--បុត្រ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៣៦</text:p>
          </table:table-cell>
          <table:table-cell table:style-name="តារាង1.A2" office:value-type="string">
            <text:p text:style-name="P10">ភាតុ​ភា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ភាតរ​ភាព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៣៧</text:p>
          </table:table-cell>
          <table:table-cell table:style-name="តារាង1.A2" office:value-type="string">
            <text:p text:style-name="P10">ភ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ព. បុ.</text:p>
          </table:table-cell>
          <table:table-cell table:style-name="តារាង1.D2" office:value-type="string">
            <text:p text:style-name="P1">បុ. ស.</text:p>
          </table:table-cell>
          <table:table-cell table:style-name="តារាង1.D2" office:value-type="string">
            <text:p text:style-name="P2">(ព. បុ.) គេហ៍; ពាក្យ​សម្រាប់​ប្ដី​ហៅ​ប្រពន្ធ ក្នុង​ទី​ចំពោះ​មុខ​ដោយ​ស្មោះ​ស្មើ ជា​សម្ដី​រាបសា​របស់​ប្រជា​ពលរដ្ឋ​ក្នុង​បុរាណ​សម័យ : ម្នាល​ភាន, ភាន​អើយ​បាយ​ឆ្អិន​ហើយ​ឬ​នៅ?; សម្រាប់​ប្រពន្ធ​ហៅ​ប្ដី​ក៏​បាន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៣៨</text:p>
          </table:table-cell>
          <table:table-cell table:style-name="តារាង1.A2" office:value-type="string">
            <text:p text:style-name="P10">ភាន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(ភន្ត “ភ្ញាក់, ភ្ញាក់​ផ្អើល; ច្រឡំ, ស្រឡាំងកាំង, មិងមាំង”) ជ្រួស, ច្រឡំ, ទាស់​ខុស​ផ្លូវ​ខុស​ទំនង (ភ័ន្ត មិន​សូវ​ប្រើ ច្រើន​ប្រើ​តែ ភាន់ មក​យូរ​ហើយ) : ភាន់​គំនិត, ភាន់​ស្មារតី, ភាន់​ដំណើរ, ភាន់​ផ្លូវ ។ ភាន់​ច្រឡំ <text:s/>ច្រឡំ​ដោយ​ភាន់ ។ ភាន់​ប្រែ កើត​ចលាចល​ភ្ញាក់​ផ្អើល​ដោយ​ធ្វើ​សង្គ្រាម​នឹង​គ្នា​ឯង ដរាប​ដល់​ប្រែ​កិច្ច​រាជការ​ផែន​ដី, ប្រែ​ផែន​ដី ឬ​ខូច​ទឹក​ដី​ព្រោះ​ភាន់​គំនិត : ស្រុក​កើត​ភាន់​ប្រែ ។ ភាន់​ភាំង ភាំង, ស្រឡាំងកាំង ព្រោះ​ភាន់ (ម. ព. ភប់ ផង) ។</text:p>
          </table:table-cell>
          <table:table-cell table:style-name="តារាង1.D2" office:value-type="string">
            <text:p text:style-name="P4">ភ័ន្ត</text:p>
          </table:table-cell>
          <table:table-cell table:style-name="តារាង1.I2" office:value-type="string">
            <text:p text:style-name="P2">ភាន់​ច្រឡំ </text:p>
            <text:p text:style-name="P2">ភាន់​ប្រែ </text:p>
            <text:p text:style-name="P2">ភាន់​ភាំង </text:p>
            <text:p text:style-name="P2"/>
          </table:table-cell>
        </table:table-row>
        <table:table-row>
          <table:table-cell table:style-name="តារាង1.A2" office:value-type="string">
            <text:p text:style-name="P9">៨៩៣៩</text:p>
          </table:table-cell>
          <table:table-cell table:style-name="តារាង1.A2" office:value-type="string">
            <text:p text:style-name="P10">ភាន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ភាណុ និង ភាណុមា) ។</text:p>
          </table:table-cell>
          <table:table-cell table:style-name="តារាង1.D2" office:value-type="string">
            <text:p text:style-name="P4">ភានុមា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៤០</text:p>
          </table:table-cell>
          <table:table-cell table:style-name="តារាង1.A2" office:value-type="string">
            <text:p text:style-name="P10">ភា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ប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វ) ភាវៈ; បែប, បែប​បទ; លំនាំ, លំនាំ​សមសា, ឫកពា; ទម្រង់, សណ្ឋាន, ទ្រង់ទ្រាយ; ភេទ : ភាព​ល្អ, ភាព​អាក្រក់, ភាព​សមរម្យ, ភាព​ព្រហើន, ភាព​ត្រឹមត្រូវ; ភាព​ធាត់, ភាព​ស្គម, ភាព​បុរស, ភាព​ស្ត្រី ។ល។ បែប​ភាព <text:s/>បែប​បទ; គម្រូ, សំណាក ។ បុរិស​ភាព <text:s/>ភេទ​ប្រុស ។ ស្ត្រី​ភាព ឬ ឥត្ថី​ភាព <text:s/>ភេទ​ស្រី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បែប​ភាព</text:p>
            <text:p text:style-name="P2">បុរិស​ភាព</text:p>
            <text:p text:style-name="P2">ស្ត្រី​ភាព </text:p>
            <text:p text:style-name="P2"/>
          </table:table-cell>
        </table:table-row>
        <table:table-row>
          <table:table-cell table:style-name="តារាង1.A2" office:value-type="string">
            <text:p text:style-name="P9">៨៩៤១</text:p>
          </table:table-cell>
          <table:table-cell table:style-name="តារាង1.A2" office:value-type="string">
            <text:p text:style-name="P10">ភាពយន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ប-យន់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ូប​ថត​ផ្តិត​ភ្ជាប់​នឹង<text:span text:style-name="T1">​ហ៊្វ‌ិល្ម​</text:span>សម្រាប់​បញ្ចាំង​ឆ្លុះ​ស្រមោល​ឲ្យ​ឃើញ​ជា​រូប​ផ្សេង​ៗ តាម​ដំណើរ​ទំនង​ដែល​បាន​ថត​មក : ទៅ​មើល​ភាពយន្ត, ភាពយន្ត​នេះ​ល្អ​មើល​ណាស់ ។ ពាក្យ​សាមញ្ញ​ដែល​ធ្លាប់​ហៅ​មក​ថា កុន ដែល​ក្លាយ​ពី​ពាក្យ កល ស. អ. ថ. កុ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៤២</text:p>
          </table:table-cell>
          <table:table-cell table:style-name="តារាង1.A2" office:value-type="string">
            <text:p text:style-name="P10">ភ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 ឬ គុ.</text:p>
          </table:table-cell>
          <table:table-cell table:style-name="តារាង1.D2" office:value-type="string">
            <text:p text:style-name="P2">ខ្ជោល​ឡើង; ដែល​សាយ​ក្លិន​ចេញ; ដែល​សាយ​ឡើង, ដែល​សាយ​រាយ​ចេញ : ទឹក​ភាយ; ធុំ​ក្លិន​ភាយ, ក្រអូប​ភាយ​ៗ ។ ដំណឹង​សាយ​ភាយ <text:s/>ដំណឹង​ដែល​សាយ​រាយ​ពេញ​ពាស ។ ភរ​ភាយ (ម. ព. ភ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រភាយ</text:p>
          </table:table-cell>
        </table:table-row>
        <table:table-row>
          <table:table-cell table:style-name="តារាង1.A2" office:value-type="string">
            <text:p text:style-name="P9">៨៩៤៣</text:p>
          </table:table-cell>
          <table:table-cell table:style-name="តារាង1.A2" office:value-type="string">
            <text:p text:style-name="P10">ភ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ភ័ស្តុ ថា : ភ័ស្តុភារ វត្ថុ​ជា​<text:span text:style-name="T2">អាករ, តង្វាយ, ជំនូន ។ ភ័ស្តុភារ​បណ្ណាការ <text:s/>អាករ​ជា​ជំនូន​ផ្សេង​ៗ​ដែល​គេ​ផ្ញើ​មក​ជូន​ឬ ដែល​គេ​យក​មក​ឲ្យ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័ស្តុភារ </text:p>
            <text:p text:style-name="P2">ភ័ស្តុភារ​បណ្ណាការ </text:p>
          </table:table-cell>
        </table:table-row>
        <table:table-row>
          <table:table-cell table:style-name="តារាង1.A2" office:value-type="string">
            <text:p text:style-name="P9">៨៩៤៤</text:p>
          </table:table-cell>
          <table:table-cell table:style-name="តារាង1.A2" office:value-type="string">
            <text:p text:style-name="P10">ភារ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2">(ភារ) ទម្ងន់, របស់​ធ្ងន់; បន្ទុក, គ្រឿង​ផ្ទុក; កិច្ចការ​ធ្ងន់; កិច្ចការ​រវល់ : ទទួល​ភារៈ គឺ​ទទួល​បន្ទុក, ទទួល​កិច្ចការ​ធ្ងន់; នាំ​ភារៈ​ទៅ គឺ​នាំ​គ្រឿង​ផ្ទុក គ្រឿង​ដឹក​នាំ​ទៅ; ជា​ភារៈ​លើ​ខ្លួន គឺ​ទទួល​រ៉ាប់រង​លើ​ខ្លួន ។ ភារ​កិច្ច (--រៈកិច) កិច្ច​ជា​ភារៈ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12">ភារកិច្ច </text:p>
          </table:table-cell>
        </table:table-row>
        <table:table-row>
          <table:table-cell table:style-name="តារាង1.A2" office:value-type="string">
            <text:p text:style-name="P9">៨៩៤៥</text:p>
          </table:table-cell>
          <table:table-cell table:style-name="តារាង1.A2" office:value-type="string">
            <text:p text:style-name="P10">ភារ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រៈត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3">ឈ្មោះ​រឿង​និទាន​មួយ មាន​សេចក្ដី​ពិស្ដារ​វែង​ឆ្ងាយ​ក្នុង​ប្រទេស​ឥណ្ឌា​ពី​ព្រេង​នាយ ទាក់ទង​ដោយ​ពូជ​វង្ស​មហា​ក្សត្រ​ទ្រង់​ព្រះ​នាម​ភារតៈ; ខ្មែរ​ក្នុង​សម័យ​បុរាណ រាប់​អាន​គោរព​ថា​ជា​រឿង​ស័ក្តិសិទ្ធិ (ហៅ​ថា មហា​ភារតៈ ក៏​បាន) ។</text:p>
          </table:table-cell>
          <table:table-cell table:style-name="តារាង1.D2" office:value-type="string">
            <text:p text:style-name="P4">ភារតៈ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៤៦</text:p>
          </table:table-cell>
          <table:table-cell table:style-name="តារាង1.A2" office:value-type="string">
            <text:p text:style-name="P10">ភារត​យុទ្ធ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ចម្បាំង​ភារតៈ, រឿង​ចម្បាំង​ភារតៈ (ហៅ​ថា មហា​ភារត​យុទ្ធ ក៏​ប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៤៧</text:p>
          </table:table-cell>
          <table:table-cell table:style-name="តារាង1.A2" office:value-type="string">
            <text:p text:style-name="P10">ភារធារ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រ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ន្ត្រី​ជា​ជំទប់​នៃ​ឯក​អគ្គ​រាជ​ទូត ឬ​ឯក​អគ្គ​រដ្ឋ​ទូត មាន​នាទី​បំពេញ​មុខការ​ក្នុង​អង្គ​ទូត​ជា​ជំនួស​ក្នុង​ករណី​ដែល​អគ្គ​រាជ​ទូត​ឬ​ឯក​អគ្គ​រដ្ឋ​ទូត​មិន​នៅ, មន្ត្រី​ក្នុង​អង្គ​ទូត​ដែល​ទទួល​ភារៈ​កាន់​កាប់​កិច្ចការ​ជា​ជំនួស​ឯក​អគ្គ​រាជ​ទូត​ឬ​ឯក​អគ្គ​រដ្ឋ​ទូត (បារ. Chargé d'affaires 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៤៨</text:p>
          </table:table-cell>
          <table:table-cell table:style-name="តារាង1.A2" office:value-type="string">
            <text:p text:style-name="P10">ភារ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ាជ​ធានី, ក្រុង; ប្រើ​ក្លាយ​មក​ពី ពារា ដែល​ជា​ពាក្យ​ហៅ​ក្រុង​ពារាណសី <text:s/>ដោយ​សង្ខេប សម្រាប់​ប្រើ​សម្រួល​ចួន​ក្នុង​កាព្យ, លុះ​យូរ​ៗ​មក​ក៏​ក្លាយ​សេចក្ដី​ថា ក្រុង <text:s/>(ច្រើន​ប្រើ​ក្នុង​ពាក្យ​កាព្យ​រឿង​ជាត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៤៩</text:p>
          </table:table-cell>
          <table:table-cell table:style-name="តារាង1.A2" office:value-type="string">
            <text:p text:style-name="P10">ភ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មាន​សម្បុរ​ខ្ចី មិន​ខ្លាំង​មិន​ច្បាស់​លាស់ : សម្បុរ​ភាវ, ក្រហម​ភា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០</text:p>
          </table:table-cell>
          <table:table-cell table:style-name="តារាង1.A2" office:value-type="string">
            <text:p text:style-name="P10">ភ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វ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វ) ភាព; (សរសេរ​ជា ភាវៈ ច្បាស់​លាស់​ជាង) : ភាវៈ​នៃ​បណ្ឌិត, ភាវៈ​កាច, ភាវៈ​សុខ​ទុក្ខ, ផ្ទះ​នេះ​មាន​ភាវៈ​គ្រាំគ្រា​ណាស់​ហើយ ។</text:p>
          </table:table-cell>
          <table:table-cell table:style-name="តារាង1.D2" office:value-type="string">
            <text:p text:style-name="P4">ភាវៈ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១</text:p>
          </table:table-cell>
          <table:table-cell table:style-name="តារាង1.A2" office:value-type="string">
            <text:p text:style-name="P10">ភាវន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វៈនា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វន ឬ ភាវនា) ការ​ចម្រើន, ការ​នឹក​ចំពោះ​ត្រង់​អារម្មណ៍​ដ៏​ល្អ​តែ​មួយ​ដដែល​ៗ​ឲ្យ​ច្រើន​ៗ គឺ​នឹក​ហើយ​នឹក​ទៀត​រឿយ​ៗ​ជា​អនេក, ការ​រំពឹង​ស្មឹងស្មាធិ៍ តាំង​ភាវនា, ចម្រើន​ភាវនា ។ ខ្មែរ​ប្រើ​ជា កិ. ក៏​មាន : ខំ​ភាវនា, ភិក្ខុ​ភាវនា​កម្មដ្ឋ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២</text:p>
          </table:table-cell>
          <table:table-cell table:style-name="តារាង1.A2" office:value-type="string">
            <text:p text:style-name="P10">ភាវនូបនិស្ស័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ភាវៈនូប៉ៈ<text:span text:style-name="T3">និស-សៃ</text:span>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វនា​+ឧបនិស្សយ) ឧបនិស័្សយ​ដែល​កើត​អំពី​ភាវនា គឺ​ចំណុច​ចិត្ត ឬ​សេចក្ដី​ពេញ​ចិត្ត ដែល​ជាប់​ជា​ស្នាម​ជា​លំអាន​មក​អំពី​ការ​បាន​ធ្វើ​ភាវនា (ម. ព. ឧបនិស្ស័យ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៣</text:p>
          </table:table-cell>
          <table:table-cell table:style-name="តារាង1.A2" office:value-type="string">
            <text:p text:style-name="P10">ភាវរូ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1">ភាវៈ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2">រូប​តាម​ភាព គឺ​រូប​ដែល​មាន​លក្ខណៈ​សណ្ឋាន​ផ្សេង​គ្នា​ឲ្យ​ចំណាំ​បាន យ៉ាង​ដូច​រូប​បុរស​ស្រ្តី​ជាដើម (រូប​បុរស​ស្ត្រី ហៅ ឥត្ថី​ភាវ​រូប, បុរិស​ភាវ​រូប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៤</text:p>
          </table:table-cell>
          <table:table-cell table:style-name="តារាង1.A2" office:value-type="string">
            <text:p text:style-name="P10">ភាស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<text:span text:style-name="T4">ភាឞ‌ា</text:span>) សម្ដី, ពាក្យ : ភាសា​សំស្ក្រឹត, ភាសា​បាលី, ភាសា​ជាតិ, ភាសា​បរទេស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៥</text:p>
          </table:table-cell>
          <table:table-cell table:style-name="តារាង1.A2" office:value-type="string">
            <text:p text:style-name="P10">ភាសា​បរិវត្តក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ប៉ៈរ៉ិវ័ត-តៈ​ក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វត្តក) អ្នក​ប្រែ​ភាសា, អ្នក​បក​ភាសា គឺ​អ្នក​ដែល​ចេះ​ស្ដាប់​ភាសា​បាន​ទាំង​ពីរ​ខាង ហើយ​បក​ប្រែ​ពី​សម្ដី​អ្នក​ម្ខាង​ទៅ​ជា​សម្ដី​អ្នក​ម្ខាង; បើ​ស្រ្តី​ជា ភាសា​បរិវត្តិក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៦</text:p>
          </table:table-cell>
          <table:table-cell table:style-name="តារាង1.A2" office:value-type="string">
            <text:p text:style-name="P10">ភាសា​បរិវត្តន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ប៉ៈរ៉ិវ័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វត្តន) ការ​ប្រែ​ភាសា គឺ​ការ​និយាយ​ឬ​សរសេរ​ប្រែ​ពី​ភាសា​មួយ​ជា​ភាសា​មួយ​ផ្សេ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៧</text:p>
          </table:table-cell>
          <table:table-cell table:style-name="តារាង1.A2" office:value-type="string">
            <text:p text:style-name="P10">ភាស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ម្ដី, ពាក្យ ។ គុ. ដែល​គេ​ពោល​ហើយ, ដែល​និយាយ​ហើយ ។ ប្រើ​ផ្សំ​ចូល​នឹង​នាម​នាម​ឯ​ទៀត​ក៏​បាន ដូច​ជា : ពុទ្ធ​ភាសិត ពាក្យ​ព្រះ​ពុទ្ធ, ពាក្យ​ដែល​ព្រះ​ពុទ្ធ​ទ្រង់​ត្រាស់​សម្ដែង​ហើយ; សុភាសិត ពាក្យ​ពីរោះ, ពាក្យ​ត្រឹមត្រូវ, សម្ដី​ដែល​គេ​និយាយ​ត្រូវ, ពាក្យ​ប្រដៅ​ល្អ, ទុព្ភាសិត ពាក្យ​អាក្រក់, សម្ដី​ដែល​នាំ​ឲ្យ​ប្រព្រឹត្ត​អាក្រក់ ។ 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ពុទ្ធ​ភាសិត</text:p>
            <text:p text:style-name="P2">សុភាសិត</text:p>
            <text:p text:style-name="P2"/>
          </table:table-cell>
        </table:table-row>
        <table:table-row>
          <table:table-cell table:style-name="តារាង1.A2" office:value-type="string">
            <text:p text:style-name="P9">៨៩៥៨</text:p>
          </table:table-cell>
          <table:table-cell table:style-name="តារាង1.A2" office:value-type="string">
            <text:p text:style-name="P10">ភាស៊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ភាឞី <text:s/>អ. ថ. ផាស៊ី) ពន្ធ​ទំនិញ គឺ​ពន្ធ​ដែល​រាជការ​ត្រូវ​ហូត​យក​អំពី​អ្នក​លក់​ទំនិញ ឬ​អ្នក​នាំ​ទំនិញ​ចេញ​ចូល ។ ក្នុង​កម្ពុជ​រដ្ឋ​ប្រើ​ពាក្យ​នេះ​ចំពោះ​តែ​ពន្ធ​ដែល​ហូត​យក​រាល់​ថ្ងៃ​អំពី​អ្នក​លក់​ដូរ​នៅ​ទី​ផ្សារ​នីមួយ​ៗ​ដែល​មាន​បញ្ញត្តិ​ឲ្យ​ទារ​យក; ច្រើន​និយាយ​ថា​ ភស៊ី (ភៈស៊ី) ឬ ផាស៊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9">៨៩៥៩</text:p>
          </table:table-cell>
          <table:table-cell table:style-name="តារាង1.A2" office:value-type="string">
            <text:p text:style-name="P10">ភិក្ខវោ <text:s/>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អាល.</text:p>
          </table:table-cell>
          <table:table-cell table:style-name="តារាង1.D2" office:value-type="string">
            <text:p text:style-name="P2">ភិក្ខុ​ទាំងឡាយ ! (ម្នាល​ភិក្ខុ​ទាំងឡាយ); ព្រះ​ពុទ្ធ​តម្រាស់​ត្រាស់​ហៅ​ពួក​ភិក្ខុ​ឲ្យ​ចូល​មក​ជួប​ជុំ​ឬ​ឲ្យ​ត្រងត្រាប់​ស្ដាប់​ព្រះ​បន្ទូល​ព្រះ​អង្គ ក្នុង​ហេតុ​ការណ៍​អ្វី​មួយ ដែល​ព្រះ​អង្គ​នឹង​សម្ដែង​ប្រាប់-ភិក្ខុ​ទាំងឡាយ​ទទួល​ព្រះ​បន្ទូល​ព្រះ​អង្គ​ថា ភទន្តេ! “សូម​ទ្រង់​ព្រះ​ចម្រើន!” ឬ​តាម​ទម្លាប់​ប្រែ​ថា “បពិត្រ​ព្រះ​អង្គ​ទ្រង់​ចម្រើន!” ឬ​ក៏​ថា “សូម​ទ្រង់​ព្រះ​មេត្តា​ប្រោស!” (ពាក្យ​សម្រាប់​ប្រើ​ក្នុង​ការ​ប្រែ​បាលី, ក្នុង​ការ​<text:span text:style-name="T2">តែង​សេចក្ដី​ធម៌​វិន័យ​ឬ​សម្ដែង​ធម៌) ។ ម. ព. ភទន្តេ ផង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៦០</text:p>
          </table:table-cell>
          <table:table-cell table:style-name="តារាង1.A2" office:value-type="string">
            <text:p text:style-name="P6">ភិក្ខ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ិក-ខា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19">(ភិក្សា) ការ​សូម, ការ​សូម​ទាន ។(សំ. ភិក្សា) បាយ, ភោជនា-ហារ។ ភិក្ខាចរ អ្នក​ដើរ​សូម​ទាន (ស្មូម)។ ភិក្ខាចរិយា ឬ ភិក្ខាចារ <text:s/>ការ​ដើរ​សូម ។ ភិក្ខាចារ​វត្ត សណ្ដាប់ធ្នាប់​របស់​អ្នក​សូម​ដោយ​សុភាព​រាបសា ។ ភិក្ខាទាន ការ​ឲ្យ​ភោជនាហារ (ជា​ទាន) ។ ភិក្ខា​ភាជនៈ ឬ--ភាជន៍ <text:s/>ប្រដាប់​ដាក់​ភោជនាហារ, ចាន​បាយ ។ ភិក្ខាហារ <text:s/>អាហារ​ដែល​បាន​មក​ដោយ​ការ​សូ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19">ភិក្ខា​ចរ </text:p>
            <text:p text:style-name="P19">ភិក្ខាចរិយា</text:p>
            <text:p text:style-name="P19">ភិក្ខាចារ​វត្ត </text:p>
            <text:p text:style-name="P19">ភិក្ខា​ទាន</text:p>
            <text:p text:style-name="P19">ភិក្ខា​ភាជនៈ </text:p>
            <text:p text:style-name="P19">ភិក្ខាហារ</text:p>
          </table:table-cell>
        </table:table-row>
        <table:table-row>
          <table:table-cell table:style-name="តារាង1.A2" office:value-type="string">
            <text:p text:style-name="P5">៨៩៦១</text:p>
          </table:table-cell>
          <table:table-cell table:style-name="តារាង1.A2" office:value-type="string">
            <text:p text:style-name="P6">ភិក្ខុ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ិក-ខុ ឬ ភិក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ក្សុ) សមណ​អ្នក​សូម, សមណៈ​អ្នក​ខ្លាច​ភ័យ​ក្នុង​វដ្ដសង្សារ, អ្នក​ខ្លាច​បាប​ជានិច្ច, អ្នក​មាន​ព្យាយាម​ដុត​បំផ្លាញ​អំពើ​អាក្រក់... ។ ខាង​ពុទ្ធ​សាសនា ហៅ​ចំពោះ​តែ​បុរស​អ្នក​បួស​ដែល​មាន​ភេទ​ឧត្តម​ជាង​សាមណេរ : ភិក្ខុ​ច្រើន​រូប, បួស​ភិក្ខុ, លោក​ភិក្ខុ ។ ភិក្ខុ​ភាព, ភោក្ខុភាវ ឬ ភិក្ខុភាវៈ ដំណើរ​បាន​ទទួល​ឧបសម្បទា​ជា​ភិក្ខុ គឺ​ការ​បាន​ភេទ​ជា​លោក​ភិក្ខុ ។ ភិក្ខុ​សង្ឃ <text:s/>ប្រជុំ​ភិក្ខុ​ច្រើន​តាំង​ពី ៤ រូប​ឡើង​ទ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ិក្ខុ​ភាព</text:p>
            <text:p text:style-name="P2">ភោក្ខុ​ភាវ </text:p>
            <text:p text:style-name="P2">ភិក្ខុ​សង្ឃ</text:p>
          </table:table-cell>
        </table:table-row>
        <table:table-row>
          <table:table-cell table:style-name="តារាង1.A2" office:value-type="string">
            <text:p text:style-name="P5">៨៩៦២</text:p>
          </table:table-cell>
          <table:table-cell table:style-name="តារាង1.A2" office:value-type="string">
            <text:p text:style-name="P6">ភិក្ខុន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ិក-ខុណី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ិក្សុណី) ភិក្ខុ​ស្រី គឺ​ស្ត្រី​ដែល​បួស​ជា​ភិក្ខុ (មាន​តែ​ពី​ក្នុង​ពុទ្ធ​កាល​និង​ពុទ្ធ​សាសនា​កាល​សម័យ​ពី​ដើម, សព្វ​ថ្ងៃ​នេះ​មិន​ម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៦៣</text:p>
          </table:table-cell>
          <table:table-cell table:style-name="តារាង1.A2" office:value-type="string">
            <text:p text:style-name="P6">ភិ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2">(ភីត) ខ្លាច; ដែល​ខ្លាច : ឥត​ភិត, ភិត​ខ្លាច; ច្រើន​និយាយ​ផ្សំ​នឹង​ពាក្យ ​ភ័យ <text:s/>ថា : ភិតភ័យ ឬ ភ័យភិត (ម. ព. ភ័យ)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ិត​ភ័យ </text:p>
            <text:p text:style-name="P2">ភ័យ​ភិត</text:p>
          </table:table-cell>
        </table:table-row>
        <table:table-row>
          <table:table-cell table:style-name="តារាង1.A2" office:value-type="string">
            <text:p text:style-name="P5">៨៩៦៤</text:p>
          </table:table-cell>
          <table:table-cell table:style-name="តារាង1.A2" office:value-type="string">
            <text:p text:style-name="P6">ភិ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ិន្ន ជា គុ. “ដែល​បែក​ហើយ, ធ្លាយ​ហើយ; ដែល​ផ្សេង​គ្នា...”) ស្លាកស្នាម, គ្រឿង​សម្គាល់​នៅ​រូប​កាយ : មាន​ភិន ។ ភិនភាគ ចំណែក​ស្លាក​ស្នាម​ជា​គ្រឿង​សម្គាល់; រូប​រាង, ទ្រង់ទ្រាយ​ដែល​មាន​គ្រឿង​ចំណាំ​ឲ្យ​ស្គាល់​បាន ។ ភិន​ភេទ ភេទ​ដែល​មាន​ភិន, រូប​រាង​ដែល​មាន​សណ្ឋាន​ឬ​មាន​លក្ខណៈ​ផ្សេង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ិន​ភាគ</text:p>
            <text:p text:style-name="P2">ភិន​ភេទ <text:s/></text:p>
          </table:table-cell>
        </table:table-row>
        <table:table-row>
          <table:table-cell table:style-name="តារាង1.A2" office:value-type="string">
            <text:p text:style-name="P5">៨៩៦៥</text:p>
          </table:table-cell>
          <table:table-cell table:style-name="តារាង1.A2" office:value-type="string">
            <text:p text:style-name="P6">ភិន្នបិតុ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តុក ឬ ភិន​-នៈប៉ិតុកៈ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បង​ប្អូន​ម្ដាយ​ជាមួយ​ឪពុក​ទីទៃ ។</text:p>
          </table:table-cell>
          <table:table-cell table:style-name="តារាង1.D2" office:value-type="string">
            <text:p text:style-name="P4"><text:s/>ភិន្នបិតុកៈ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៦៦</text:p>
          </table:table-cell>
          <table:table-cell table:style-name="តារាង1.A2" office:value-type="string">
            <text:p text:style-name="P6">ភិន្នោទ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ិន-នោ-ទ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&lt; ភិន្ន “ផ្សេង, ទីទៃ” + ឧទរ “ពោះ, ផ្ទៃ”) បង​ប្អូន​ដែល​កើត​អំពី​មាតា​ផ្សេង​គ្នា​តែ​រួម​បិតា​មួយ គឺ​បង​ប្អូន​ឪពុក​ជាមួយ​ម្ដាយ​ទីទៃ បង​ភិន្នោទរ, ប្អូន​ភិន្នោទ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៦៧</text:p>
          </table:table-cell>
          <table:table-cell table:style-name="តារាង1.A2" office:value-type="string">
            <text:p text:style-name="P6">ភិយ្យ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ី-យោ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គុ. </text:p>
          </table:table-cell>
          <table:table-cell table:style-name="តារាង1.D2" office:value-type="string">
            <text:p text:style-name="P2">(ភូយស៑) ច្រើន, លើស​លែង, ពន់ពេក; និយាយ​ថា ភិយ្យោសោ ក៏​មាន (ច្រើន​ប្រើ​ក្នុង​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៦៨</text:p>
          </table:table-cell>
          <table:table-cell table:style-name="តារាង1.A2" office:value-type="string">
            <text:p text:style-name="P6">ភិយ្យោ​ភាព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ី-យោភាប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ិយ្យោ + ភាវ; ភូយស៑--) <text:s/>ដំណើរ​ច្រើន​ក្រៃលែង, ភាវៈ​លើស​លែង; ប្រើ​ជា គុ. ក៏​បាន : មាន​អំណរ​ជា​ភិយ្យោ​ភាព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៦៩</text:p>
          </table:table-cell>
          <table:table-cell table:style-name="តារាង1.A2" office:value-type="string">
            <text:p text:style-name="P6">ភិ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បក្សី​ស្ទុះ​ហើរ ។</text:p>
          </table:table-cell>
          <table:table-cell table:style-name="តារាង1.D2" office:value-type="string">
            <text:p text:style-name="P4">ភឹល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០</text:p>
          </table:table-cell>
          <table:table-cell table:style-name="តារាង1.A2" office:value-type="string">
            <text:p text:style-name="P6">ភិសវង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ិសៈ--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(វិស្មយ) វង្វេង​ស្មារតី​ដោយ​ខ្លាច, ភាន់ភាំង, សង្ស័យ, ស្ងើច​ឬ​ស្ញែង​ដោយ​ភាន់​គំនិត ។ ខ្មែរ​ច្រើន​ប្រើ​សំដៅ​សេចក្ដី​ថា “គួរ​ឲ្យ​ចាប់​ចិត្ត​ស្រឡាញ់, គួរ​ឲ្យ​ស្នេហា, ...” : បង ឬ ប្អូន​ភិសវង់, គួរ​ឲ្យ​ភិសវង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១</text:p>
          </table:table-cell>
          <table:table-cell table:style-name="តារាង1.A2" office:value-type="string">
            <text:p text:style-name="P6">ភ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ដែល​មាន​អាការ​ឬ​ឫកពា​សង្ហារ, <text:span text:style-name="T1">ហ៊‌ឺហា,</text:span> ក្រអឺត : ដើរ​ភី, តែង​ខ្លួន​ដើរ​ភី​ចុះ​ភី​ឡ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២</text:p>
          </table:table-cell>
          <table:table-cell table:style-name="តារាង1.A2" office:value-type="string">
            <text:p text:style-name="P6">ភី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រលំ, ដួល, ធ្លាក់, សំពង​អ្វី​ៗ​ដែល​ខ្ទរ, ស្ពោ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៣</text:p>
          </table:table-cell>
          <table:table-cell table:style-name="តារាង1.A2" office:value-type="string">
            <text:p text:style-name="P6">ភីលភ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(ម. ព. ភែលភ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៤</text:p>
          </table:table-cell>
          <table:table-cell table:style-name="តារាង1.A2" office:value-type="string">
            <text:p text:style-name="P6">ភីលៀ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<text:span text:style-name="T1">ពី់លើ្យœង</text:span> អ. ថ. ភីលៀង) បង​ចិញ្ចឹម; អ្នក​គយគន់​ឃ្លាំ​ចាំ​រក្សា, អ្នក​បីបាច់​រក្សា​មើល​ការ​ខុស​ត្រូវ ។ ពាក្យ​នេះ ខ្មែរ​ច្រើន​ប្រើ​ហៅ​ចំពោះ​អ្នក​មើល​ថែទាំ​បីបាច់​រក្សា​ព្រះ​រាជ​បុត្រ ឬ​អ្នក​ថែ​រក្សា​កូន​មន្ត្រី​ធំ និង​អ្នក​មាន​ធនធាន​ស្ដុកស្ដម្ភ : ប្រើ​ភីលៀង, មាន​ភីលៀង​ឆ្វេង​ស្ដាំ​នៅ​ចាំ​រក្សា​ជានិច្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៥</text:p>
          </table:table-cell>
          <table:table-cell table:style-name="តារាង1.A2" office:value-type="string">
            <text:p text:style-name="P6">ភឹង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វាយ, គោះ​ឬ​ដាច់​ខ្សែ​ធំ​ដែល​សន្ធឹង​តឹង ។ (ព. ប្រ.) កាត់​ចិត្ត​ភឹង ឬ ដាច់​ចិត្ត​ភឹង កាត់​ចិត្ត​ឬ​ដាច់​ចិត្ត​ស្រឡ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ប្រដាប់​មួយ​ប្រភេទ​ធ្វើ​ដោយ​ដែក​តួ​ផ្លែ​សំប៉ែត​ស្រដៀង​នឹង​ចប​កាប់ សម្រាប់​ចាំង​ពង្រាប​សាច់​ឈើ (ឈ្មោះ​ដឹង​ចាំង​មួយ​ប្រភេទ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ផិង អ. ថ. ភិង ប្រើ​ជា កិ. “ឆ្អើរ, អាំង”; ន. ឈ្មោះ​នំ​ឆ្អើរ​មួយ​ប្រភេទ); ឈ្មោះ​នំ​មួយ​ប្រភេទ​ធ្វើ​ដោយ​ម្សៅ​លាយ​ពង​ទា​និង​ស្ករ​ មាន​រូប​សណ្ឋាន​មូល​ស្ដើង​ស្រដៀង​នឹង​សំបុក​ពីងពាង ឆ្អើរ​នឹង​ភ្លើង​ឲ្យ​ឆ្អិន​ស្រួយ​មាន​ឱជារស​ផ្អែម​លាយ​ឆ្អាប​បន្តិច​ៗ : នំ​ភឹ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នំ​ភឹង</text:p>
          </table:table-cell>
        </table:table-row>
        <table:table-row>
          <table:table-cell table:style-name="តារាង1.A2" office:value-type="string">
            <text:p text:style-name="P5">៨៩៧៦</text:p>
          </table:table-cell>
          <table:table-cell table:style-name="តារាង1.A2" office:value-type="string">
            <text:p text:style-name="P6">ភឹ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រលាស់​ផ្ទាំង​សំពត់, ដោយ​ទទះ​ស្លាប​ឬ​ភ្លើង​ឆាប​ឆេះ​ប្រេង​កាត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៧</text:p>
          </table:table-cell>
          <table:table-cell table:style-name="តារាង1.A2" office:value-type="string">
            <text:p text:style-name="P6">ភឹ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(ម. ព. ភិ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៨</text:p>
          </table:table-cell>
          <table:table-cell table:style-name="តារាង1.A2" office:value-type="string">
            <text:p text:style-name="P6">ភឺត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ខ្យល់​ចេញ​តឹង​អំពី​ហែប​បន្ទះ​ស្នប់​ជាង​ដែក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៧៩</text:p>
          </table:table-cell>
          <table:table-cell table:style-name="តារាង1.A2" office:value-type="string">
            <text:p text:style-name="P6">ភឺ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ផឺន <text:s/>អ. ថ. <text:span text:style-name="T1">ភឺ៎ន</text:span>) ផ្ទាំង : សំពត់​មួយ​ភឺន <text:s/>(ម. ប្រ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០</text:p>
          </table:table-cell>
          <table:table-cell table:style-name="តារាង1.A2" office:value-type="string">
            <text:p text:style-name="P6">ភឺ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ចាប់​ដក​កូន​ឈើ​ជាដើម ។</text:p>
          </table:table-cell>
          <table:table-cell table:style-name="តារាង1.D2" office:value-type="string">
            <text:p text:style-name="P4">ភឺះ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១</text:p>
          </table:table-cell>
          <table:table-cell table:style-name="តារាង1.A2" office:value-type="string">
            <text:p text:style-name="P6">ភ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ធ្លាយ​ឬ​បែក​ធុង​ទឹក​ឬ​ក្អម​ទឹក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២</text:p>
          </table:table-cell>
          <table:table-cell table:style-name="តារាង1.A2" office:value-type="string">
            <text:p text:style-name="P6">ភុជង្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ុជង់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ុជគ, ភុជង្គ, ភុជង្គម “សត្វ​ទៅ​ដោយ​ល្បត់”) ពស់, នាគ ។ ភុជង្គ​នាគ <text:s/>ខ្មែរ​ប្រើ​សំដៅ​សេចក្ដី​ថា ពិភព​នាគ) (ម. ព. ពិភព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ុជង្គ​នាគ</text:p>
          </table:table-cell>
        </table:table-row>
        <table:table-row>
          <table:table-cell table:style-name="តារាង1.A2" office:value-type="string">
            <text:p text:style-name="P5">៨៩៨៣</text:p>
          </table:table-cell>
          <table:table-cell table:style-name="តារាង1.A2" office:value-type="string">
            <text:p text:style-name="P6">ភុជង្គ​លីល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ុជង់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កាព្យ​មួយ​ប្រភេទ​ក្នុង​មួយ​ឃ្លា​មាន​សង្កាត់​បី, ត្រង់​សង្កាត់​ទី ១ មាន ៦ ពាក្យ, សង្កាត់​ទី ២ និង​ទី ៣ មាន ៤ ពាក្យ ហៅ​ថា បទ​ភុជង្គ​លីលា, ដូច​ជា : ព្រីងព្រូស​ជន្លូស​ភ្លូភ្លង ក្រូច​ព្រៃ​អង្រ្គង ដុះ​ដាស​លាយ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៤</text:p>
          </table:table-cell>
          <table:table-cell table:style-name="តារាង1.A2" office:value-type="string">
            <text:p text:style-name="P6">ភុជិស្ស​ជ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ុដិស-សៈ​ជន់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ុជិស្ស + ជន; ភុជិឞ្យ--) ជន​អ្នក​ជា គឺ​អ្នក​ដែល​ឥត​ជំពាក់​បំណុល​គេ​ឬ​ដែល​មិន​មែន​ទាសៈ, ទាសី​គ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៥</text:p>
          </table:table-cell>
          <table:table-cell table:style-name="តារាង1.A2" office:value-type="string">
            <text:p text:style-name="P6">ភុជិស្សត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ុជិស-សៈ--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--ភាវ) ភាវៈ​នៃ​អ្នក​ជា, ភាព​ជា​អ្នក​ជា, ដំណើរ​ឥត​ជំពាក់​បំណុល​គេ ។</text:p>
          </table:table-cell>
          <table:table-cell table:style-name="តារាង1.D2" office:value-type="string">
            <text:p text:style-name="P4">ភុជិស្ស​ភាព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៦</text:p>
          </table:table-cell>
          <table:table-cell table:style-name="តារាង1.A2" office:value-type="string">
            <text:p text:style-name="P6">ភុត្ត​សេ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ុត-តៈ​សែស 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អាហារ​ដែល​សល់​អំពី​បរិភោគ, អាហារ​ជា​ដែល, ជា​សំណល់ ។</text:p>
          </table:table-cell>
          <table:table-cell table:style-name="តារាង1.D2" office:value-type="string">
            <text:p text:style-name="P4">ភុត្តាវសេស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៧</text:p>
          </table:table-cell>
          <table:table-cell table:style-name="តារាង1.A2" office:value-type="string">
            <text:p text:style-name="P6">ភុម្ម​ទេវត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ុម-មៈទេវៈ ដា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ទេវតា​ដែល​អាស្រ័យ​នៅ​លើ​ផ្ទៃ​ដ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៨</text:p>
          </table:table-cell>
          <table:table-cell table:style-name="តារាង1.A2" office:value-type="string">
            <text:p text:style-name="P6">ភុ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ខ្យល់​ភើ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៨៩</text:p>
          </table:table-cell>
          <table:table-cell table:style-name="តារាង1.A2" office:value-type="string">
            <text:p text:style-name="P6">ភុ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បក្សី​ស្ទុះ​ហើរ​ព្រម​គ្នា ឬ​សូរ​ទឹក​ខ្ពុរ​ចេញ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០</text:p>
          </table:table-cell>
          <table:table-cell table:style-name="តារាង1.A2" office:value-type="string">
            <text:p text:style-name="P6">ភូ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សំណុំ​សក់, រោម, សរសៃ​អ្វី​ៗ សម្រាប់​ប្រើ​ចង​ជា​រំយោល ។ (សំ. បា.) ផែន​ដី, លោក, ពិភព​លោក ។ (បា. ភូ; សំ. ភ្រូ) ចិញ្ច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១</text:p>
          </table:table-cell>
          <table:table-cell table:style-name="តារាង1.A2" office:value-type="string">
            <text:p text:style-name="P6">ភូគោ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ូ + គោល) គោល​នៃ​ផែន​ដី, ដុំ​មូល​ជា​តំណាង​ពិភព​លោក, ដុំ​មូល​ជា​តំណាង​ផែន​ដី​ទាំងមូល​ដែល​មាន​គូរ​ផែន​ទី​ពិភព​លោក​ពាស​ភ្ជាប់​ជាមួយ​ផង, រូប​សណ្ឋាន​លោក (បារ. Globe terrestre) ។ ម. ព. ភូ និង គោល 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២</text:p>
          </table:table-cell>
          <table:table-cell table:style-name="តារាង1.A2" office:value-type="string">
            <text:p text:style-name="P6">ភូឈួ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<text:span text:style-name="T1">ផូœជ្វ់យ</text:span><text:span text:style-name="T4"> </text:span>អ. ថ. ភូឈួយ់ “អ្នក​ជួយ, អ្នក​ទទួល​មុខ​ការ​ជា​ជំនួញ”) មន្ត្រី​ដែល​មាន​មុខងារ​ជា​អ្នក​ទទួល​បន្ទុក ធ្វើ​កិច្ចការ​រាជការ​បន្ទាប់​ពី​មន្ត្រី​ជា​អធិបតី : ភូឈួយ​សេនាបតី, ភូឈួយ​រដ្ឋមន្ត្រី, ភូឈួយ​ខេត្ត ។ សម័យ​បុរាណ ប្រើ​ពាក្យ​ថា ជំទប់, លុះ​ចំណេរ​ត​មក ប្រើ​ពាក្យ ភូឈួយ នេះ, សម័យ​បច្ចុប្បន្ន ប្រើ​ពាក្យ រង វិញ : អភិបាល​ខែត្រ​រង, អភិបាល​ស្រុក​រង...។ សម្រាប់​គណៈ​រដ្ឋមន្ត្រី​ប្រើ​ជា អនុរដ្ឋ​លេខាធិក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៣</text:p>
          </table:table-cell>
          <table:table-cell table:style-name="តារាង1.A2" office:value-type="string">
            <text:p text:style-name="P6">ភូត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អ្វី​ដែល​កើត​មាន​ហើយ; ទេវតា; សត្វ​លោក; ខ្មោច​បិសាច; បញ្ចក្ខន្ធ; ធាតុ​ទាំង​បួន; សេចក្ដី​ពិត ។ល។ : អាគម​ចង​ភូត <text:s/>ឬ--ចាប់​ភូត <text:s/>អាគម​ចង​ឬ​ចាប់​ខ្មោច​បិសាច ។ ពួក​ភូត <text:s/>ពួក​ទេវតា, ពួក​សត្វ​លោក ឬ​ពួក​ខ្មោច​បិសា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ពោល​ពាក្យ​មិន​ពិត, និយាយ​កុហក ។ គុ. ដែល​មិន​ពិត : ពាក្យ​ភូត ។ ភូត​ភរ <text:s/>ឬ ភរ​ភូត <text:s/>(ម. ព. ភ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ូត​ភរ <text:s/></text:p>
            <text:p text:style-name="P2"><text:s/>ភរ​ភូត <text:s/></text:p>
          </table:table-cell>
        </table:table-row>
        <table:table-row>
          <table:table-cell table:style-name="តារាង1.A2" office:value-type="string">
            <text:p text:style-name="P5">៨៩៩៤</text:p>
          </table:table-cell>
          <table:table-cell table:style-name="តារាង1.A2" office:value-type="string">
            <text:p text:style-name="P6">ភូត​ក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តៈ--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កាល​ដែល​មាន​រួច​ទៅ​ហើយ គឺ​កាល​ឬ​វេលា​ដែល​កន្លង​ហួស​ទៅ​ហើយ (អតីត​កាល) ។ កាល​ឬ​វេលា​ដែល​គួរ​ធ្វើ​កិច្ចការ​មាន​សួរ​បញ្ជាក់​សេចក្ដី​ជាដើម ក្នុង​ទី​ចំពោះ​មុខ (កាល​ពិត) គឺ​ពេល​ដែល​ត្រូវ​សួរ​ត្រូវ​ឆ្លើយ​ចំពោះ​មុខ​តាម​ការណ៍​ពិត (វេវ. សច្ច​កាល) : ពេល​នេះ​ជា​សច្ច​កាល ជា​ភូត​កាល​របស់​អ្នក, អ្នក​ត្រូវ​និយាយ​តាម​ការណ៍​ពិត​កុំ​លាក់​ឡ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៥</text:p>
          </table:table-cell>
          <table:table-cell table:style-name="តារាង1.A2" office:value-type="string">
            <text:p text:style-name="P6">ភូត​គា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តៈ--</text:p>
          </table:table-cell>
          <table:table-cell table:style-name="តារាង1.D2" office:value-type="string">
            <text:p text:style-name="P4">បា. ឬ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ពួក​តិណ​ជាតិ, លតា​ជាតិ, រុក្ខ​ជាតិ ដែល​កើត​ហើយ គឺ​សារពើ​ស្មៅ, វល្លិ, ឈើ​ដែល​ដុះ​ហើយ ។</text:p>
          </table:table-cell>
          <table:table-cell table:style-name="តារាង1.D2" office:value-type="string">
            <text:p text:style-name="P4">ភូត​គ្រាម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៦</text:p>
          </table:table-cell>
          <table:table-cell table:style-name="តារាង1.A2" office:value-type="string">
            <text:p text:style-name="P6">ភូត​ពេទ្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តៈពែត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--វៃទ្យ; --វេជ្ជ) ពេទ្យ​ចាប់​ខ្មោច​ឬ​ដេញ​ខ្មោច​បិសាច ដែល​មក​យាយី ។</text:p>
          </table:table-cell>
          <table:table-cell table:style-name="តារាង1.D2" office:value-type="string">
            <text:p text:style-name="P4">ភូត​វេទ្យ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៧</text:p>
          </table:table-cell>
          <table:table-cell table:style-name="តារាង1.A2" office:value-type="string">
            <text:p text:style-name="P6">ភូត​រូ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តៈ--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រូប​ដែល​កើត​មាន​តាម​ធម្មតា គឺ​ធាតុ​ទាំង ៤ (ដី, ទឹក, ភ្លើង, ខ្យល់); ហៅ​ថា មហា​ភូត​រូប ក៏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៨</text:p>
          </table:table-cell>
          <table:table-cell table:style-name="តារាង1.A2" office:value-type="string">
            <text:p text:style-name="P6">ភូធ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ធន់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អ្នក​ដែល​មាន​ផែន​ដី​ជា​ទ្រព្យ​ឬ​មាន​ទ្រព្យ​ពេញ​ទាំង​ផែន​ដី (ព្រះ​រាជា) : ព្រះ​ភូធន (ព. កា.) : ព្រះ​បាទ​សម្ដេច​ព្រះ​ភូធន ស្ដេច​ទ្រង់​និពន្ធ​កាព្យ​នានា ទូន្មាន​ប្រដៅ​រាស្ត្រ​ប្រជា គឺ​អង្គ​ក្សត្រា​ព្រះ​ហរិ​រក្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៩៩៩</text:p>
          </table:table-cell>
          <table:table-cell table:style-name="តារាង1.A2" office:value-type="string">
            <text:p text:style-name="P6">ភូធ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ធ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អ្នក​ទ្រទ្រង់​នៅ​លើ​ផែន​ដី (ភ្នំ) ។ អ្នក​ទ្រទ្រង់​ផែន​ដី (ព្រះ​រាជា) : ព្រះ​ភូធរ (ព. ទេ. ឬ ព. កា.) : ប្រាសាទ​បវរ សង់​ថ្វាយ​ភូធរ ព្រះ​ភូធរ​គង់ ជា​សុខ​សម្រាន្ត ក្សេមក្សាន្ត​អភិម- ង្គល​កប​ឫទ្ធិ​រុង- រឿង​តេជះ​ជ័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០</text:p>
          </table:table-cell>
          <table:table-cell table:style-name="តារាង1.A2" office:value-type="string">
            <text:p text:style-name="P6">ភូប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អ្នក​គ្រប់គ្រង​រក្សា​ផែន​ដី (ព្រះ​រាជា) ព្រះ​ភូបាល (ព. កា.) : សូម​ព្រះ​ភូបាល ស្ដេច​ទ្រង់​ក្រសាល រំហែ​ព្រះ​ទ័យ រី​ដង​ព្រៃ​នេះ ជា​ទី​និរ​ភ័យ សូម​ព្រះ​ភូវ​ន័យ ទ្រង់​ព្រះ​កម្សាន្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១</text:p>
          </table:table-cell>
          <table:table-cell table:style-name="តារាង1.A2" office:value-type="string">
            <text:p text:style-name="P6">ភូ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ទេវតា​ដែល​ឋិត​នៅ​ផ្ទាល់​លើ​ផែន​ដី ។ ខ្មែរ​ហៅ​ទេវតា​ឬ​បិសាច​ដែល​អាស្រ័យ​នៅ​ទី​ស្រែ​ចម្ការ​ថា ព្រះ​ភូម ។ សែន​ព្រះ​ភូម សែន​បូជា​ព្រះ​ភូម​ក្នុង​វេលា​ដែល​រាស់​ស្រែ​នឹង​ស្ទូង (ចំពោះ​តែ​ស្រែ​ណាមួយ​ដែល​គេ​ធ្លាប់​ធ្វើ​រាល់​ឆ្នាំ តាម​ជំនឿ​ម្ចាស់​ស្រែ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២</text:p>
          </table:table-cell>
          <table:table-cell table:style-name="តារាង1.A2" office:value-type="string">
            <text:p text:style-name="P6">ភូម​ទេវត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ត្រូវ​ប្រើ​ពាក្យ ភុម្ម​ទេវតា វិញ (ម. ព. នេ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៣</text:p>
          </table:table-cell>
          <table:table-cell table:style-name="តារាង1.A2" office:value-type="string">
            <text:p text:style-name="P6">ភូមរ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មៈ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ដូច​គ្នា​នឹង ភមរ, ភមរី ដែរ ។</text:p>
          </table:table-cell>
          <table:table-cell table:style-name="តារាង1.D2" office:value-type="string">
            <text:p text:style-name="P4">ភូមរី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៤</text:p>
          </table:table-cell>
          <table:table-cell table:style-name="តារាង1.A2" office:value-type="string">
            <text:p text:style-name="P6">ភូមរិន្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មៈរិន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ដូច​គ្នា​នឹង ភមរិន្ទ ដែរ (ម. ព. នេ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៥</text:p>
          </table:table-cell>
          <table:table-cell table:style-name="តារាង1.A2" office:value-type="string">
            <text:p text:style-name="P6">ភូម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ប្រទេស​មួយ​ក្នុង​ភាគ​ដី​ឥណ្ឌូចិន​នៅ​ជា​ខាង​ឯ​លិច​ប្រទេស​សៀម : ប្រទេស​ភូមា ។ ពួក​មនុស្ស​អ្នក​ប្រទេស​នោះ​ក៏​ហៅ​ថា ភូមា​ដែរ : ជាតិ​ភូមា, ពួក​ភូមា​ជា​ពុទ្ធ​សាសនិក​ថេរ​វាទ​ដូច​ខ្មែរ​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៦</text:p>
          </table:table-cell>
          <table:table-cell table:style-name="តារាង1.A2" office:value-type="string">
            <text:p text:style-name="P6">ភូមិ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ម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ូមិ) ផែន​ដី, ទី​ដី; តំបន់; ផ្ទៃ; ទី; ជាន់; ថ្នាក់ ។ ខ្មែរ​ច្រើន​ប្រើ​សំដៅ​ទី​ដែល​មាន​ប្រជុំ​ផ្ទះ​លំនៅ​ក្នុង​តំបន់​នីមួយ​ៗ : ភូមិ​តូច, ភូមិ​ធំ ។ ភូមិ​ឋាន <text:s/>ទី​ភូមិ ។ ភូមិ​លំនៅ ផ្ទះ​លំនៅ​ក្នុង​ភូមិ ។ ភូមិ​ភាគ (ភូ-មិភាក) ប៉ែក​ផែន​ដី, ប៉ែក​ទី​តំបន់ ។ ភូមិ​ប្រទេស (ភូមិ--) ប្រទេស​ផែន​ដី​នីមួយ​ៗ ។ល។ ប្រើ​ជា​បទ​សមាស​រៀង​ពី​ខាង​ចុង​នាម​សព្ទ​ឯ​ទៀត​ក៏​មាន, ដូច​ជា : គេហ​ភូមិ (គេហៈភូម) ថ្នាក់​ផ្ទះ ។ ឋានន្តរ​ភូមិ (ឋាន៉ន់-តៈរ៉ៈភូម) ថ្នាក់​ងារការ, ថ្នាក់​យស​ស័ក្តិ ។ បច្ចេក​ភូមិ <text:s/>(ប៉័ច-ចេកៈភូម) ទី​ជា​ព្រះ​បច្ចេក​ពុទ្ធ ។ ពុទ្ធ​ភូមិ <text:s/>(ពុត-ធៈភូម) ទី​ជា​ព្រះ​ពុទ្ធ ។ អរិយ​ភូមិ (អៈរ៉ិ-យៈភូម ឮ) ថ្នាក់​របស់​អរិយ​បុគ្គល, ថ្នាក់​អរិយ​ធម៌ ។ល។</text:p>
          </table:table-cell>
          <table:table-cell table:style-name="តារាង1.D2" office:value-type="string">
            <text:p text:style-name="P4">ភូមិ៍</text:p>
          </table:table-cell>
          <table:table-cell table:style-name="តារាង1.I2" office:value-type="string">
            <text:p text:style-name="P2">ភូមិ​ឋាន</text:p>
            <text:p text:style-name="P2">ភូមិ​លំនៅ</text:p>
            <text:p text:style-name="P2">ភូមិ​ភាគ</text:p>
            <text:p text:style-name="P2">ភូមិ​ប្រទេស</text:p>
            <text:p text:style-name="P2">ឋានន្តរ​ភូមិ </text:p>
            <text:p text:style-name="P2">បច្ចេក​ភូមិ</text:p>
            <text:p text:style-name="P2">ពុទ្ធ​ភូមិ <text:s/></text:p>
            <text:p text:style-name="P2">អរិយ​ភូមិ</text:p>
          </table:table-cell>
        </table:table-row>
        <table:table-row>
          <table:table-cell table:style-name="តារាង1.A2" office:value-type="string">
            <text:p text:style-name="P5">៩០០៧</text:p>
          </table:table-cell>
          <table:table-cell table:style-name="តារាង1.A2" office:value-type="string">
            <text:p text:style-name="P6">ភូមិន្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មិន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&lt; ភូមិ + ឥន្ទ; &lt; ភូមិ + ឥន្ទ្រ) អ្នក​ដែល​ជា​ធំ​ជាង​អស់​ប្រជាជន​លើ​ផែន​ដី (ព្រះ​រាជា) ។ សព្ទ​ថា ភូធន, ភូធរ, ភូធរេស ឬ ភូធរេស្វរ៍, ភូនាថ, ភូនាយក, ភូនេតា, ភូបតី, ភូបាល, ភូបេន្ទ្រ, ភូបេស <text:s/>ឬ ភូបេស្វរ៍, ភូភុជៈ, ភូមិន្ទ, ភូមិប; ភូមិស្សរៈ, ភូមេន្ទ្រ, ភូមេស <text:s/>ឬ ភូមេស្វរ៍, ភូវន័យ, ភូវនាថ, ភូវនាយក, ភូសក្ក <text:s/>ឬ ភូសក្រ... ទាំងអស់​នេះ​ប្រែ​ថា ព្រះ​រាជា <text:s/>ដូច​គ្នា ប្លែក​បន្តិចបន្តួច​តែ​រាជ​សព្ទ​ធំ​តូច​ជាង​គ្នា​ប៉ុណ្ណោះ, ត្រូវ​ប្រើ​ពាក្យ​ថា ព្រះ ដាក់​នាំ​ខាង​ដើម​ផ្សំ​ផង, តែ​បើ​ប្រើ​ក្នុង​កាព្យ​មិន​បាច់​ដាក់​ពាក្យ​ថា ព្រះ ផ្សំ​ក៏​បាន​ខ្លះ ដោយ​សម្រួល​ពាក្យ​ចួន ។</text:p>
          </table:table-cell>
          <table:table-cell table:style-name="តារាង1.D2" office:value-type="string">
            <text:p text:style-name="P4">ភូមេន្រ្ទ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៨</text:p>
          </table:table-cell>
          <table:table-cell table:style-name="តារាង1.A2" office:value-type="string">
            <text:p text:style-name="P6">ភូមិប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មិ--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ូមិ + បាល) ឈ្មោះ​ក្រុម​ក្នុង​ក្រសួង​រាជការ មាន​មុខងារ​នាទី​ខាង​កាន់​កាប់​បញ្ជី​ដី​ភូមិ និង​ដី​ស្រែ​ចម្ការ​របស់​ប្រជា​ពលរដ្ឋ : ការិយាល័យ​នៃ​ភូមិ​បាល, ចាត់​ភ្នាក់ងារ​ភូមិ​បាល​ឲ្យ​ទៅ​អង្កេត​ដី​ចម្ការ​ដែល​កើត​ហេតុ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០៩</text:p>
          </table:table-cell>
          <table:table-cell table:style-name="តារាង1.A2" office:value-type="string">
            <text:p text:style-name="P6">ភូមិ​សាស្ត្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-មិសាស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ូមិ + ឝាស្ត្រ; ភូមិ + សត្ថ) គម្ពីរ​សម្ដែង​អំពី​ផែន​ដី, អំពី​ភូមិ​ប្រទេស​ផ្សេង​ៗ, ក្បួន​និយាយ​អំពី​ផែន​ទី​លោក, ការ​និយាយ​អំពី​លក្ខណៈ, សភាព​ឬ​ប្រភេទ​នៃ​ផែន​ដី​ជាដើម តាម​របៀប​វិទ្យា​សាស្ត្រ : រៀន​ភូមិ​សាស្ត្រ (បារ. Géographie)។ ភូមិ​សាស្ត្រាចារ្យ គ្រូ​បង្រៀន​ភូមិ​សាស្ត្រ ។ ភូមិ​សាស្ត្រិន <text:s/>អ្នក​ចេះ​ភូមិ​សាស្រ្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ូមិ​សាស្ត្រាចារ្យ</text:p>
            <text:p text:style-name="P2">ភូមិ​សាស្ត្រិន</text:p>
            <text:p text:style-name="P2"/>
          </table:table-cell>
        </table:table-row>
        <table:table-row>
          <table:table-cell table:style-name="តារាង1.A2" office:value-type="string">
            <text:p text:style-name="P5">៩០១០</text:p>
          </table:table-cell>
          <table:table-cell table:style-name="តារាង1.A2" office:value-type="string">
            <text:p text:style-name="P6">ភូម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ពាក្យ​ប្រើ​ក្លាយ​មក​អំពី ភូមិ; ខ្មែរ​ប្រើ​ក្នុង​កាព្យ​សំដៅ​សេចក្ដី​ថា ព្រះ​រាជា ក៏​មាន : ព្រះ​ភូម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១</text:p>
          </table:table-cell>
          <table:table-cell table:style-name="តារាង1.A2" office:value-type="string">
            <text:p text:style-name="P6">ភូមេន្ទ្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(ម. ព. ភូមិន្ទ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២</text:p>
          </table:table-cell>
          <table:table-cell table:style-name="តារាង1.A2" office:value-type="string">
            <text:p text:style-name="P6">ភូម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(ម. ព. ភមូ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៣</text:p>
          </table:table-cell>
          <table:table-cell table:style-name="តារាង1.A2" office:value-type="string">
            <text:p text:style-name="P6">ភូវន័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ូវៈនៃ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ូ &gt; ភូវ “ផែន​ដី” + នយ “នាំ; អ្នក​ដឹក​នាំ”) អ្នក​ដឹក​នាំ​ប្រជានិករ ដែល​នៅ​លើ​ផែន​ដី​ជា​ព្រះ​រាជាណាចក្រ​របស់​ព្រះ​អង្គ.... (ព្រះ​រាជា) ។ ម. ព. ភូបាល ទៀត​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៤</text:p>
          </table:table-cell>
          <table:table-cell table:style-name="តារាង1.A2" office:value-type="string">
            <text:p text:style-name="P6">ភូវាំ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សត្វ​ស្លាប​មួយ​ប្រភេទ​រូប​ភាព​ស្រដៀង​នឹង​កេងកង ច្រើន​នៅ​ព្រៃ​ភ្នំ សម្រែក​របស់​វា​គួរ​ឲ្យ​ខ្លា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៥</text:p>
          </table:table-cell>
          <table:table-cell table:style-name="តារាង1.A2" office:value-type="string">
            <text:p text:style-name="P6">ភូ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វាយ​ឬ​ទង្គុកទង្គិច​អ្វី​ៗ​ដែល​ស្ពោត, ដែល​មាន​ប្រហោង ។</text:p>
          </table:table-cell>
          <table:table-cell table:style-name="តារាង1.D2" office:value-type="string">
            <text:p text:style-name="P4">ភូះ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៦</text:p>
          </table:table-cell>
          <table:table-cell table:style-name="តារាង1.A2" office:value-type="string">
            <text:p text:style-name="P6">ភូស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<text:span text:style-name="T4">(ភូឞ‌ា)</text:span> សំពត់​សម្រាប់​ស្លៀក​ពាក់​, គ្រឿង​ស្លៀក​ពាក់; គ្រឿង​តែង​ខ្លួន; (រ. ស.) : ព្រះ​ភូសា (រាជ​សព្ទ​បុរាណ​ប្រើ​ចំពោះ​តែ​អាវ​សម្រាប់​ក្សត្រិយ៍​ទ្រង់​រាជ្យ : ព្រះ​ពស្ត្រ​ព្រះ​ភូសា សំពត់​ស្លៀក​និង​អាវ​សម្រាប់​ក្សត្រិយ៍​ទ្រង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៧</text:p>
          </table:table-cell>
          <table:table-cell table:style-name="តារាង1.A2" office:value-type="string">
            <text:p text:style-name="P6">ភូសា​មាល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អ្នក​ថែ​រក្សា​គ្រឿង​តែង​ព្រះ​អង្គ (សម្រាប់​ក្សត្រិយ៍​ទ្រង់​រាជ្យ) : ក្រុម​ភូសា​មាលា (ម. ព. ភូសា និង មាលា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៨</text:p>
          </table:table-cell>
          <table:table-cell table:style-name="តារាង1.A2" office:value-type="string">
            <text:p text:style-name="P6">ភូ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(ម. ព. ភូ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១៩</text:p>
          </table:table-cell>
          <table:table-cell table:style-name="តារាង1.A2" office:value-type="string">
            <text:p text:style-name="P6">ភួ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ព្វង <text:s/>អ. ថ. ភួង) កម្រង, ចង្កោម : ភួង​ផ្កា ។ ភួង​មាលា ចង្កោម, សំណុំ​ឬ​បាច់​ផ្កា​ក្រង (ព. កា. ប្រើ​ជា ភួង​មាល័យ ក៏​ប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ួង​មាលា</text:p>
            <text:p text:style-name="P2"/>
          </table:table-cell>
        </table:table-row>
        <table:table-row>
          <table:table-cell table:style-name="តារាង1.A2" office:value-type="string">
            <text:p text:style-name="P5">៩០២០</text:p>
          </table:table-cell>
          <table:table-cell table:style-name="តារាង1.A2" office:value-type="string">
            <text:p text:style-name="P6">ភួ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មើល​ក្នុង​ពាក្យ ផួ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១</text:p>
          </table:table-cell>
          <table:table-cell table:style-name="តារាង1.A2" office:value-type="string">
            <text:p text:style-name="P6">ភ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ចេញ​ខ្យល់​តាម​មាត់​ដោយ​ឆ្អែត​អាហារ​ឬ​ដោយ​ខ្យល់​ច្រើន​ក្នុង​ពោះ​ច្រាល​ឡើង ។ ន. ដំណើរ​ភើ, ខ្យល់​ដែល​ភើ​ចេញ​ម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២</text:p>
          </table:table-cell>
          <table:table-cell table:style-name="តារាង1.A2" office:value-type="string">
            <text:p text:style-name="P6">ភើ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ចាប់​រោច​យក​ឬ​ចាប់​ទាញ​ចេញ​ឲ្យ​ដោយ​មក​ដោយ​ឡែក : ភើច​ឧស, ភើច​កណ្ដាប់​ស្រូ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៣</text:p>
          </table:table-cell>
          <table:table-cell table:style-name="តារាង1.A2" office:value-type="string">
            <text:p text:style-name="P6">ភើត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2">ផើត​ៗ; ហើប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៤</text:p>
          </table:table-cell>
          <table:table-cell table:style-name="តារាង1.A2" office:value-type="string">
            <text:p text:style-name="P6">ភឿ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ល. 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ក្លើ; (<text:span text:style-name="T1">ព្ចើ់ន </text:span><text:s/>អ. ថ. ភឿន “ក្លើ, មិត្រ​សំឡាញ់​យ៉ាង​ស្និទ្ធ; គ្នា; <text:s/>អ្នក​ដែល​នៅ​ជាមួយ​គ្នា”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៥</text:p>
          </table:table-cell>
          <table:table-cell table:style-name="តារាង1.A2" office:value-type="string">
            <text:p text:style-name="P6">ភៀ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វេះ​ឬ​ដោះ​គេច​ចេញ​បំបាត់​ខ្លួន; គេច​ចេញ​ដោយ​ក្លែង​ខ្លួន ឬ​ប្លែង​ឈ្មោះ​មិន​ឲ្យ​គេ​ស្គាល់ : ភៀស​ចេញ​បាត់; ភៀស​ខ្លួន ។ ភៀស នេះ​ជា​ពាក្យ​ឃ្លាត​ក្លាយ​ឆ្ងាយ​មក​ពី​ពាក្យ វេស <text:s/>បា. ដូច​ជា អញ្ញាតក​វេស “ការ​គេច​ខ្លួន​មិន​ឲ្យ​គេ​ស្គាល់” នោះ​ទេ​ដឹង ( ? ) ។ (ម. ព. អញ្ញាតក​វេស និង អញ្ញាតក​វេសក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៦</text:p>
          </table:table-cell>
          <table:table-cell table:style-name="តារាង1.A2" office:value-type="string">
            <text:p text:style-name="P6">ភេ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សត្វ​ចតុប្បាទ​មួយ​ប្រភេទ រាង​តូច​ស្ដឺត​ខាង​មុខ​ធំ​រល​ខាង​ក្រោយ កម្ពស់​ប្រហែល​នឹង​ឆ្មា រោម​ខ្លី សម្បុរ​ក្រមៅ​រលើប នៅ​អាស្រ័យ​តាម​ទី​ក្បែរ​មាត់​ទឹក ចេះ​ហែល​ទឹក​ទាំង​មុជ​ទឹក​ក៏​ស្ទាត់​ផង​ដែរ មាន​មច្ឆជាតិ​ជា​អាហ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៧</text:p>
          </table:table-cell>
          <table:table-cell table:style-name="តារាង1.A2" office:value-type="string">
            <text:p text:style-name="P6">ភេជ្ជ​រូ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េច-ជៈរូប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2">(ដែល​មាន​សភាព​ឆាប់​ធ្លុះ​ធ្លាយ, ឆាប់​បែក, ដែល​មិន​ជាប់​បាន​យូរ, ឆាប់​ខូច, មិន​ជា​ស្ថាពរ : របស់​ភេជ្ជ​រូប ។ ព. ផ្ទ. អភេជ្ជ​រូ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៨</text:p>
          </table:table-cell>
          <table:table-cell table:style-name="តារាង1.A2" office:value-type="string">
            <text:p text:style-name="P6">ភេត្រ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វៃហិត្រ <text:s/>ឬ វោហិត្ថ) សំពៅ (ជា​នាវា​ឥត​គ្រឿង​ចក្រ ប្រើ​ឲ្យ​លឿន​ដោយ​កម្លាំង​ខ្យល់​ជក់​ក្ដោ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២៩</text:p>
          </table:table-cell>
          <table:table-cell table:style-name="តារាង1.A2" office:value-type="string">
            <text:p text:style-name="P6">ភេ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េត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ដំណើរ​ធ្លាយ, ការ​ទម្លាយ; ដំណើរ​បែក, ការ​បំបែក; ការ​ចែក; ប្រភេទ, សេចក្ដី​ផ្សេង​ៗ ។ ខ្មែរ​ប្រើ​សំដៅ​សេចក្ដី​ថា “ភាព, បែប​ភាព, ភាព​ផ្សេង​គ្នា” ក៏​បាន : ភេទ​បុរស, ភេទ​ស្ត្រី; ភេទ​គ្រហស្ថ, ភេទ​បព្វជិ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៣០</text:p>
          </table:table-cell>
          <table:table-cell table:style-name="តារាង1.A2" office:value-type="string">
            <text:p text:style-name="P6">ភេរវៈ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រៈ--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(ភៃរវ) ដែល​គួរ​ខ្លាច, ដែល​គួរ​ស្បើម, គួរ​ភ្លឹក, គួរ​ស្លុត​រន្ធត់ ។ ពាក្យ​នេះ​ច្រើន ប្រើ​រៀង​ខាង​ដើម​សព្ទ​ឯ​ទៀត ដូច​ជា ភេរវ​កម្ម, ភេរវ​សព្ទ ជាដើម ។ ភេរវ​កម្ម <text:s/>អំពើ​ដែល​គួរ​ខ្លាច, គួរ​ឲ្យ​តក់ស្លុត, អំពើ​ចលាចល​ជ្រួល​ច្របល់ ដែល​បណ្ដាល​មក​ពី​ការ​ធ្វើ​ឃាត​កម្ម​ ដោយ​សម្ងាត់​ជាដើម : នាំ​បង្ក​បង្កើត​ភេវរ​កម្ម ។ ភេវរ​ជន ជន​អ្នក​បង្ក​បង្កើត​ភេវរ​កម្ម ។ ភេវរ​ភាព ភាព​ដែល​គួរ​ឲ្យ​ខ្លាច ។ ភេវរ​សញ្ញា <text:s/>សញ្ញា​ដែល​គេ​ធ្វើ​ឲ្យ​ដឹង​ថា មាន​ភ័យ​អាសន្ន, ដំណឹង​ជា​គ្រឿង​សម្គាល់​ក្នុង​ពេល​ដែល​មាន​ភេរវ​កម្ម ដូច​ជា​ភ្លើង​ឆេះ​ផ្ទះ​ជាដើម ។ ភេរវ​សព្ទ សូរ​សំឡេង, សូរ​សព្ទ​ដែល​គួរ​ខ្លាច, ដែល​គួរ​ស្បើម គួរ​ភ្លឹក, សូរ​សព្ទ​ដ៏​សម្បើម, ដ៏​ពន្លឹក : សម្រែក​សីហៈ, សម្រែក​ខ្លា​ធំ, សូរ​គ្រាប់​បែក​ផ្ទុះ ជា​ភេរវ​សព្ទ...។ ភេរវារម្មណ៍ (ភេរៈវារ៉ម់) អារម្មណ៍​ដែល​គួរ​ខ្លាច, ដែល​គួរ​ភ្ល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េរវ​កម្ម</text:p>
            <text:p text:style-name="P2">ភេរវ​ជន</text:p>
            <text:p text:style-name="P2">ភេរវ​ភាព</text:p>
            <text:p text:style-name="P2">ភេរវ​សញ្ញា</text:p>
            <text:p text:style-name="P2">ភេរវ​សព្ទ</text:p>
            <text:p text:style-name="P2">ភេរវារម្មណ៍</text:p>
          </table:table-cell>
        </table:table-row>
        <table:table-row>
          <table:table-cell table:style-name="តារាង1.A2" office:value-type="string">
            <text:p text:style-name="P5">៩០៣១</text:p>
          </table:table-cell>
          <table:table-cell table:style-name="តារាង1.A2" office:value-type="string">
            <text:p text:style-name="P6">ភេរ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;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េរិ ឬ ភេរី; ភេរិ) ស្គរ​ធំ : ទួង​ភេរី (វាយ​ស្គរ​ធំ) ។ ភេរី​ចរណ៍ (--ច) ន. (បា. ភេរិចរណ; សំ. ភេរិ--ឬ ភេរី--) ការ​ត្រាច់​តាម​ផ្លូវ​វាយ​ស្គរ​ធំ​ចែក​សំបុត្រ​ឬ​ប្រកាស​ដំណឹង​អ្វី​មួយ​ឲ្យ​ដឹង​ទួទៅ : ធ្វើ​ភេរី​ចរណ៍ ។ ភេរី​សញ្ញា សញ្ញា​ដោយ​ស្គរ : ស្ដាប់​ភេរី​សញ្ញា, សន្មត​គ្នា​ដោយ​ភេរី​សញ្ញា ។ ភេរី​សព្ទ សូរ, សំឡេង​ស្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េរី​ចរណ៍</text:p>
            <text:p text:style-name="P2">ភេរី​សញ្ញា</text:p>
            <text:p text:style-name="P2">ភេរី​សព្ទ</text:p>
            <text:p text:style-name="P2"/>
          </table:table-cell>
        </table:table-row>
        <table:table-row>
          <table:table-cell table:style-name="តារាង1.A2" office:value-type="string">
            <text:p text:style-name="P5">៩០៣២</text:p>
          </table:table-cell>
          <table:table-cell table:style-name="តារាង1.A2" office:value-type="string">
            <text:p text:style-name="P6">ភេ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(ម. ព. ជើង​ពេ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៣៣</text:p>
          </table:table-cell>
          <table:table-cell table:style-name="តារាង1.A2" office:value-type="string">
            <text:p text:style-name="P6">ភេសជ្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េស័ច</text:p>
          </table:table-cell>
          <table:table-cell table:style-name="តារាង1.D2" office:value-type="string">
            <text:p text:style-name="P4">សំ.;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េសជ្ជ; ភេឞជ្ជ ឬ ភៃឞជ្យ) ឱសថ, ថ្នាំ​បំបាត់​រោគ, ថ្នាំ​រម្ងាប់​រោគ​ (បារ. Médicament) ។ ភេសជ្ជ​ទាន <text:s/>ការ​ឲ្យ​ថ្នាំ​រម្ងាប់​រោគ ។ ភេសជ្ជ​បរិក្ខារ <text:s/>គ្រឿង​ថ្នាំ, ថ្នាំ​គ្រប់​យ៉ាង សម្រាប់​រម្ងាប់​រោគ ។ ភេសជ្ជ​ពាណិជ អ្នក​លក់​ថ្នាំ​រម្ងាប់​រោគ ។ ភេសជ្ជ​ពាណិជ្ជ ជំនួញ​លក់​ថ្នាំ​រម្ងាប់​រោគ ។ ភេសជ្ជាគារ ឬ ឱសថាគារ ផ្ទះ​លក់​ថ្នាំ​រម្ងាប់​រោគ ។ សប្បិ ទឹក​ដោះ​ថ្លា, នវនីត ទឹក​ដោះ​ខាប់, តេល ប្រេង, មធុ ទឹក​ឃ្មុំ, ផាណិត ទឹក​អំពៅ​ឬ​ស្ករ​ជាដើម ក៏​ហៅ​ថា ភេសជ្ជ​ ដែរ (ព. វិ. ពុ.) ។ សព្វ​ថ្ងៃ​ខ្មែរ​ប្រើ​ពាក្យ ភេសជ្ជ នេះ​សំដៅ​យក​គ្រឿង​ទឹក​ផ្សេង​ៗ​ទៀត​ក្រៅ​ពី​សុរា​និង​មេរ័យ ដូច​ជា​ទឹក​ក្រូច, កាហ្វេ​ជាដើម : ជប់លៀង​ភេសជ្ជៈ​; ប្រគេន​ភេសជ្ជៈ​ចំពោះ​ព្រះ​សង្ឃ ។ គ្រឿង​ផឹក​ទាំងនោះ​តាម​ភាសា​បាលី​គប្បី​ហៅ​ថា ទឹក​បាន ឬ បានីយ៍ <text:s/>ឬ​ក៏​បានីយៈ <text:s/>(ប៉ានី ឬ ប៉ានីយៈ) ។</text:p>
          </table:table-cell>
          <table:table-cell table:style-name="តារាង1.D2" office:value-type="string">
            <text:p text:style-name="P4">ភេសជ្ជៈ</text:p>
          </table:table-cell>
          <table:table-cell table:style-name="តារាង1.I2" office:value-type="string">
            <text:p text:style-name="P2">ភេសជ្ជ​ទាន</text:p>
            <text:p text:style-name="P2">ភេសជ្ជ​បរិក្ខារ </text:p>
            <text:p text:style-name="P2">ភេសជ្ជ​ពាណិជ</text:p>
            <text:p text:style-name="P2">ភេសជ្ជ​ពាណិជ្ជ</text:p>
            <text:p text:style-name="P2">ភេសជ្ជាគារ</text:p>
          </table:table-cell>
        </table:table-row>
        <table:table-row>
          <table:table-cell table:style-name="តារាង1.A2" office:value-type="string">
            <text:p text:style-name="P5">៩០៣៤</text:p>
          </table:table-cell>
          <table:table-cell table:style-name="តារាង1.A2" office:value-type="string">
            <text:p text:style-name="P6">ភែលភ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2">លែនលន : មនុស្ស​ភែលភល; ធ្វើ​ការ​ភីលភល ។</text:p>
          </table:table-cell>
          <table:table-cell table:style-name="តារាង1.D2" office:value-type="string">
            <text:p text:style-name="P4">ភីលភល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៣៥</text:p>
          </table:table-cell>
          <table:table-cell table:style-name="តារាង1.A2" office:value-type="string">
            <text:p text:style-name="P6">ភោក្ដ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ជើង ដ 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(ភុក្ដ; ភុត្ដ) បរិភោគ​ហើយ, ស៊ី​ផឹក​ហើយ; ប៉ុន្ដែ​ដែល​ពួក​កវី​ខ្មែរ​យើង​ធ្លាប់​ប្រើ​ពាក្យ​កាព្យ​រៀង​មក សំដៅ​សេចក្ដី​ថា បរិភោគ​ហើយ ក៏​បាន, ថា កំពុង​បរិភោគ ក៏​បាន, ថា នឹង​បរិភោគ ក៏​បាន ដូច ព. កា. ថា ភាន​អើយ​អញ​ឃ្លាន តើ​បាយ​នៅ​មាន សល់​ក្ដាំង​ខ្លះ​ទេ ឲ្យ​អញ​ភោក្ដា សម្រន់​កាយេ សោះ​ពោះ​ទទេ អញ​ឃ្លាន​ណាស់​ភាន ។ (រឿង​បុណ្ណ​បុរស) ។ ប្រើ​ជា បរិភោក្ដា ក៏​បាន (សំ. បរិភុក្ដ; បា. បរិភុត្ត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៣៦</text:p>
          </table:table-cell>
          <table:table-cell table:style-name="តារាង1.A2" office:value-type="string">
            <text:p text:style-name="P6">ភោ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ោគ) សម្បត្តិ, ទ្រព្យ; សេចក្ដី​សុខ, ការ​បរិភោគ; សួយ; ភ្នេន, របត់, ផ្នត់...។ ភោគបតី (ភោគៈប៉ៈដី) ម្ចាស់​ទ្រព្យ; អ្នក​មាន​ទ្រព្យ; អ្នក​ត្រួតត្រា​ស្រុក​សួយ (ចៅហ្វាយ​ស្រុក) ។ ភោគ​ព័ស្តុ ឬ ភោគ​ភ័ស្តុ (ភោក--ព័ស ឬ-ភ័ស) ទ្រព្យ​សម្បត្តិ​ផ្សេង​ៗ ។ ភោគ​លាប (ភោគៈលាប) ការ​បាន​ទ្រព្យ; ការ​ប្រាក់ ឬ ប្រាក់​ការ; ចំណេញ ។ ភោគ​វ័ត, ភោគ​វ័ន្ត ឬ ភោគី អ្នក​មាន​ទ្រព្យ; បើ​ស្រ្តី​ជា ភោគ​វតី, ភោគ​វន្តី, ភោគិនី ។</text:p>
          </table:table-cell>
          <table:table-cell table:style-name="តារាង1.D2" office:value-type="string">
            <text:p text:style-name="P4">ភោគៈ</text:p>
          </table:table-cell>
          <table:table-cell table:style-name="តារាង1.I2" office:value-type="string">
            <text:p text:style-name="P2">ភោគបតី </text:p>
            <text:p text:style-name="P2">ភោគ​ព័ស្តុ</text:p>
            <text:p text:style-name="P2">ភោគលាប</text:p>
            <text:p text:style-name="P2">ភោគ​វ័ត</text:p>
            <text:p text:style-name="P2"/>
          </table:table-cell>
        </table:table-row>
        <table:table-row>
          <table:table-cell table:style-name="តារាង1.A2" office:value-type="string">
            <text:p text:style-name="P5">៩០៣៧</text:p>
          </table:table-cell>
          <table:table-cell table:style-name="តារាង1.A2" office:value-type="string">
            <text:p text:style-name="P6">ភោគ​សម្ប័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ោគៈសំប័ត </text:p>
          </table:table-cell>
          <table:table-cell table:style-name="តារាង1.D2" office:value-type="string">
            <text:p text:style-name="P4">សំ.;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ោគ + សំបទ៑; --សម្បទា) ការ​បរិបូណ៌​ដោយ​ភោគៈ (ជា​គូ​គ្នា​នឹង បរិវារ​សម្ប័ទ) ។</text:p>
          </table:table-cell>
          <table:table-cell table:style-name="តារាង1.D2" office:value-type="string">
            <text:p text:style-name="P4">--សម្បទា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៣៨</text:p>
          </table:table-cell>
          <table:table-cell table:style-name="តារាង1.A2" office:value-type="string">
            <text:p text:style-name="P6">ភោជ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ជន់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វត្ថុ​សម្រាប់​បរិភោគ, អាហារ ។ ភោគជន​ទាន <text:s/>(ភោ ជៈនៈ--) ការ​ឲ្យ​ភោជន (ជា​ទាន) ។ ភោជន​ភណ្ឌ (ភោជនៈភ័ន) គ្រឿង​បរិភោគ (គ្រឿង​ស៊ី) ។ ភោជន​ភ័ស្តុ (ភោជៈនៈភ័ស) គ្រឿង​បរិភោគ​ផ្សេង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ោគ​ជន​ទាន</text:p>
            <text:p text:style-name="P2">ភោជន​ភណ្ឌ</text:p>
            <text:p text:style-name="P2">ភោជន​ភ័ស្តុ </text:p>
          </table:table-cell>
        </table:table-row>
        <table:table-row>
          <table:table-cell table:style-name="តារាង1.A2" office:value-type="string">
            <text:p text:style-name="P5">៩០៣៩</text:p>
          </table:table-cell>
          <table:table-cell table:style-name="តារាង1.A2" office:value-type="string">
            <text:p text:style-name="P6">ភោជនាគ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ោជៈ--</text:p>
          </table:table-cell>
          <table:table-cell table:style-name="តារាង1.D2" office:value-type="string">
            <text:p text:style-name="P4">សំ.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&lt; ភោជន + អាគារ) ផ្ទះ​លក់​ភោជ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០</text:p>
          </table:table-cell>
          <table:table-cell table:style-name="តារាង1.A2" office:value-type="string">
            <text:p text:style-name="P6">ភោជនាហ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ោជៈ--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&lt; ភោជន + អាហារ) អាហារ​សម្រាប់​បរិភោគ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១</text:p>
          </table:table-cell>
          <table:table-cell table:style-name="តារាង1.A2" office:value-type="string">
            <text:p text:style-name="P6">ភោជនី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ោជៈនី ឬ --នីយៈ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<text:span text:style-name="T2">ដែល​គួរ​បរិភោគ, សម្រាប់​បរិភោគ ។ ន. អាហារ​ដែល​គួរ​</text:span>បរិភោគ ។ ភោជនីយដ្ឋាន <text:s/>ឬ--ស្ថាន (ភោជៈ--) <text:s/>កន្លែង​សម្រាប់​បរិភោគ​អាហ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ោជនីយដ្ឋាន</text:p>
          </table:table-cell>
        </table:table-row>
        <table:table-row>
          <table:table-cell table:style-name="តារាង1.A2" office:value-type="string">
            <text:p text:style-name="P5">៩០៤២</text:p>
          </table:table-cell>
          <table:table-cell table:style-name="តារាង1.A2" office:value-type="string">
            <text:p text:style-name="P6">ភោជនីយ​សោភ័ណ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ោជៈនី--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&lt; ភោជនីយ <text:s/>សំដៅ​សេចក្ដី​ថា “កន្លែង​សម្រាប់​បរិភោគ​អាហារ” + សោភណ <text:s/>ឬ សោភន “ល្អ”) ឈ្មោះ​ប្រាសាទ​មួយ​ក្នុង​ព្រះ​បរម​រាជវាំង​ចតុម្មុខ (ក្រុង​ភ្នំពេញ) ជា​កន្លែង​សម្រាប់​លៀង​ភ្ញៀវ​ក្នុង​ព្រះ​រាជ​ពិធីធំ​ៗ ម្ដង​ៗ (ហៅ​យ៉ាង​ខ្លី​ត្រឹមតែ ប្រាសាទ​ភោជនីយ​ឬ​ព្រះ​ទីន័ង​ភោជនីយ ក៏​បាន) ។</text:p>
          </table:table-cell>
          <table:table-cell table:style-name="តារាង1.D2" office:value-type="string">
            <text:p text:style-name="P4">--សោភ័ន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៣</text:p>
          </table:table-cell>
          <table:table-cell table:style-name="តារាង1.A2" office:value-type="string">
            <text:p text:style-name="P6">ភោជនីយាហ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ោជៈ--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&lt; ភោជនីយ + អាហារ) អាហារ​ដែល​គួរ​បរិភោគ, អាហារ​សម្រាប់​បរិភោគ ។ វេវ. ភោជនាហារ ច្រើន​និយាយ​ថា ខាទនីយ​ភោជនីយាហារ <text:s/>បង្អែម​និង​ចម្អា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៤</text:p>
          </table:table-cell>
          <table:table-cell table:style-name="តារាង1.A2" office:value-type="string">
            <text:p text:style-name="P6">ភោជ្ជភ័ស្តុ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ោច-ភ័ស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&lt; ភោជ្ជ “ដែល​គួរ​បរិភោគ” + វត្ថុ; &lt; ភោជ្យ + វស្ដុ) វត្ថុ​ដែល​គួរ​បរិភោគ, គ្រឿង​ស៊ី​ផ្សេង​ៗ (ព. ទេ. ឬ ព. កា.) ។</text:p>
          </table:table-cell>
          <table:table-cell table:style-name="តារាង1.D2" office:value-type="string">
            <text:p text:style-name="P4">ភោជ្យ--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៥</text:p>
          </table:table-cell>
          <table:table-cell table:style-name="តារាង1.A2" office:value-type="string">
            <text:p text:style-name="P6">ភោជ្ជ​សាល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ោច-សាល៉ី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ោជ្ជ “ដែល​គួរ​បរិភោគ” + សាលិ “ស្រូវ​សាលី”; &lt; ភោជ្យ + ឝាលិ) ឈ្មោះ​ស្រូវ​វិសេស​ពួក​មួយ; ស្រូវ​ខ្សាយ​ឬ​ពោត ក៏​ថា ។ តាម​រឿងរ៉ាវ​ក្នុង​ប្រថម​កល្ប​ថា ស្រូវ​ឥត​សំបក គឺ​ស្រូវ​ដែល​ផ្លែ​ចេញ​មក ជា​គ្រាប់​អង្ករ​ស្រេច​ស្រាប់​តែ​ម្ដង ហៅ​ថា ស្រូវ​សាលី, តែ​ខ្មែរ​ច្រើន​ហៅ <text:s/>ស្រូវ​ភោជ្ជសាលី, អង្ករ​ភោជ្ជសាលី ។</text:p>
          </table:table-cell>
          <table:table-cell table:style-name="តារាង1.D2" office:value-type="string">
            <text:p text:style-name="P4">ភោជ្យ--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៦</text:p>
          </table:table-cell>
          <table:table-cell table:style-name="តារាង1.A2" office:value-type="string">
            <text:p text:style-name="P6">ភោមីរ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កែវ​ប្រពា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៧</text:p>
          </table:table-cell>
          <table:table-cell table:style-name="តារាង1.A2" office:value-type="string">
            <text:p text:style-name="P6">ភោរភាវ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2">ដែល​ពោល​ពាក្យ​ពេញ​ចំហ​ឥត​គម្រប, ដែល​និយាយ​ឥត​សំចៃ : មនុស្ស​ភោរភាវ, សម្ដី​ភោរភាវ; និយាយ​ភោរភា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៨</text:p>
          </table:table-cell>
          <table:table-cell table:style-name="តារាង1.A2" office:value-type="string">
            <text:p text:style-name="P6">ភុំភឿ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ពួក​ក្លើ, គូកន (ម. ព. ភឿន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៤៩</text:p>
          </table:table-cell>
          <table:table-cell table:style-name="តារាង1.A2" office:value-type="string">
            <text:p text:style-name="P6">ភាំ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គាំង​ឬ​លង់​ស្មារតី, ស្រឡាំងកាំង (ម. ព. ភាន់ ផង) ។ ដេក​លក់​មួយ​ភាំង ដេក​លក់​មួយ​សំកាំង, មួយ​រំពេ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០</text:p>
          </table:table-cell>
          <table:table-cell table:style-name="តារាង1.A2" office:value-type="string">
            <text:p text:style-name="P6">ភ្ងក់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មើល​ក្នុង​ពាក្យ ផ្ងក់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១</text:p>
          </table:table-cell>
          <table:table-cell table:style-name="តារាង1.A2" office:value-type="string">
            <text:p text:style-name="P6">ភ្ងប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ងប់​ចុះ (មើល​ក្នុង​ពាក្យ ផ្ងុប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២</text:p>
          </table:table-cell>
          <table:table-cell table:style-name="តារាង1.A2" office:value-type="string">
            <text:p text:style-name="P6">ភ្ង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</text:p>
          </table:table-cell>
          <table:table-cell table:style-name="តារាង1.D2" office:value-type="string">
            <text:p text:style-name="P2">ពុំងា, ប្រសើរ, ថ្លៃថ្លា, ជា​ទី​ស្រឡាញ់, ... ។ ប្រើ​ដូច​ជា​បរិវារ​សព្ទ​រៀង​នៅ​ខាង​ដើម​ឬ​ខាង​ចុង​ពាក្យ​ខ្លះ ដូច​ជា ភ្ងា​ប្រិយ, មិត្រ​ភ្ងា, ស្ងួន​ភ្ងា <text:s/>(ម. ព. ទាំងនោះ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៣</text:p>
          </table:table-cell>
          <table:table-cell table:style-name="តារាង1.A2" office:value-type="string">
            <text:p text:style-name="P6">ភ្ងាប្រិ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ប្រី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ដែល​គួរ​ស្រឡាញ់ គួរ​ថ្នាក់​ថ្នម, ពុំងា, ស្ងួន​ភ្ងា (ព. កា.) : ហៃ​ប្អូន​ភ្ងា​ប្រិយ ម្ដេច​ពុំ​ស្រដី ខឹង​អ្វី​នឹង​បង បើ​មាន​គ្នាន់​ចិត្ត មាស​មិត្រ​កុំ​ចង ចូរ​ស្រាយ​ចំណង កំហឹង​នោះ​ចេញ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៤</text:p>
          </table:table-cell>
          <table:table-cell table:style-name="តារាង1.A2" office:value-type="string">
            <text:p text:style-name="P6">ភ្ង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ភ្ញាក់​មួយ​ភាំង​ពី​ដេក​លក់, ភ្ញាក់​ស្លុង​ស្មារតី​ដឹង​ខ្លួន​មួយ​ស្របក់​តូច : ភ្ងារ​ឡើង, ភ្ងារ​ដឹង​ខ្លួ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៥</text:p>
          </table:table-cell>
          <table:table-cell table:style-name="តារាង1.A2" office:value-type="string">
            <text:p text:style-name="P6">ភ្ង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ឈើ​ព្រៃ​មួយ​ប្រភេទ​ដើម​តូច​សំបក​មាន​ក្រមរ​ជ្រួញ​ៗ សម្បុរ​ខ្មៅ​ជាំ ស្លឹក​ល្អិត​ៗ​រឹង​ៗ ផ្កា​ល្អិត​ៗ​ជា​កញ្ចុំ​ៗ​សម្បុរ​ស្វាយ ប្រើ​ការ​ធ្វើ​ជា​ឧស ។ គម្រប​ក្ដារ​មឈូស​ដែល​រចនា​ជា​ក្បាច់​ក្បូរ មាន​សណ្ឋាន​ដូច​រាង​ដំបូល​វិហារ​ឬ​ប្រាសាទ, ហៅ​ថា គ្រប​ភ្ងាស ឬ គម្រប​ភ្ងាស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៦</text:p>
          </table:table-cell>
          <table:table-cell table:style-name="តារាង1.A2" office:value-type="string">
            <text:p text:style-name="P6">ភ្ងូ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ញ៉ាំង​អ្នក​ដទៃ​ឲ្យ​ងូត (មើល​ក្នុង​ពាក្យ ផ្ងូត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៧</text:p>
          </table:table-cell>
          <table:table-cell table:style-name="តារាង1.A2" office:value-type="string">
            <text:p text:style-name="P6">ភ្ងើក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2">ដែល​ងក់​ងើប​ៗ​រឿយ​ៗ, រំងើក​ៗ : ដើរ​ភ្ងើក​ៗ; ដំណើរ​ភ្ងើក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៨</text:p>
          </table:table-cell>
          <table:table-cell table:style-name="តារាង1.A2" office:value-type="string">
            <text:p text:style-name="P6">ភ្ងើ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ងើយ, ចាប់​លើក​ឲ្យ​ងើយ​ឡើង​លើ (ច្រើន​ប្រើ​តែ ផ្ងើយ; ម. ព. នេះ​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៥៩</text:p>
          </table:table-cell>
          <table:table-cell table:style-name="តារាង1.A2" office:value-type="string">
            <text:p text:style-name="P6">ភ្ង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ងំ (ធ្លាប់​ប្រើ​តែ ផ្ងំ ម. ព. នេះ​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០</text:p>
          </table:table-cell>
          <table:table-cell table:style-name="តារាង1.A2" office:value-type="string">
            <text:p text:style-name="P6">ភ្ជង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ជង់, ផ្តោត​ដាក់​ចំ​ដូច​គេ​ជង់, ផ្ដោត​តម្រង់​ឲ្យ​ចំ : ព្រាន​ភ្ជង់​កាំភ្លើង​សំដៅ​ប្រជុំ​ចិញ្ចើម​ខ្លា​ធំ, រក​លៃ​លក​ឧបាយ​កល​ដើម្បី​ត​ដៃ​នឹង​ចោរ​នោះ​ដូចម្ដេច​កើត បើ​វា​ចូល​មក​ដល់​ភ្លែត​ស្រាប់​តែ​ភ្ជង់​កាំភ្លើង​ភ្លាម​មក​ត្រង់​ដើម​ទ្រូង​តែ​ម្ដ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១</text:p>
          </table:table-cell>
          <table:table-cell table:style-name="តារាង1.A2" office:value-type="string">
            <text:p text:style-name="P6">ភ្ជ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2">ពាក្យ​សាមញ្ញ​សម្រាប់​និយាយ​ផ្សំ​នឹង​ពាក្យ ភ្ជុំ ថា : ភ្ជុំភ្ជរ <text:s/>គឺ​ប្រជុំ​គ្នា​ធ្វើ​បុណ្យ​នៅ​ទី​វត្ត​អារាម​ក្នុង​ថ្ងៃ​ភ្ជុំ​បិណ្ឌ (ថ្ងៃ ១៥ រោច​ខែ​ភទ្របទ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ជុំភ្ជរ</text:p>
          </table:table-cell>
        </table:table-row>
        <table:table-row>
          <table:table-cell table:style-name="តារាង1.A2" office:value-type="string">
            <text:p text:style-name="P5">៩០៦២</text:p>
          </table:table-cell>
          <table:table-cell table:style-name="តារាង1.A2" office:value-type="string">
            <text:p text:style-name="P6">ភ្ជ័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ដាក់​ស៊ក​ភ្ជាប់​ដោយ​ជ័រ, ដោយ​កាក​ល័ខ​ជាដើម : ភ្ជ័រ​កាំបិត ។ ព. ប្រ. រួម​ចូល​គំនិត​មួយ​ដោយ​ប្ដេជ្ញា​គ្នា​យ៉ាង​មាំ : ភ្ជ័រ​គំនិត​គ្នា, ភ្ជ័រ​មេត្រ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៣</text:p>
          </table:table-cell>
          <table:table-cell table:style-name="តារាង1.A2" office:value-type="string">
            <text:p text:style-name="P6">ភ្ជល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ស្លឹក​កំពូល​ទ្រាំង​ដែល​ដាក់​គ្រប​ប្រជល់​មុខ​ប្រក់​លើ​គ្នា​ដេរ​ខ្ទាស់​ជា​បន្ទះ; ទោះបី​ត្បាញ​ជា​ការុង​ឬ​សម្ពៀត​ជាដើម​ក៏​ហៅ ភ្ជល់ បាន​ដែរ : ការុង​ភ្ជល់, សំម្ពៀត​ភ្ជល់ (មើល​ក្នុង​ពាក្យ ទាំង ២.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៤</text:p>
          </table:table-cell>
          <table:table-cell table:style-name="តារាង1.A2" office:value-type="string">
            <text:p text:style-name="P6">ភ្ជាប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ជាប់​គ្នា, បញ្ជ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៥</text:p>
          </table:table-cell>
          <table:table-cell table:style-name="តារាង1.A2" office:value-type="string">
            <text:p text:style-name="P6">ភ្ជិ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ជិត; ដាក់​ប៉ះ​ឲ្យ​ជិត​សាច់​គ្នា : ភ្ជិត​សាច់​ឈើ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៦</text:p>
          </table:table-cell>
          <table:table-cell table:style-name="តារាង1.A2" office:value-type="string">
            <text:p text:style-name="P6">ភ្ជួ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រម្លើង​ដី​ដោយ​ន័ង្គល​ឲ្យ​របើក​ជា​អាចម៍​បំណះ : <text:s/>ភ្ជួរ​ស្រែ, ភ្ជួរ​ដី​ចម្ក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៧</text:p>
          </table:table-cell>
          <table:table-cell table:style-name="តារាង1.A2" office:value-type="string">
            <text:p text:style-name="P6">ភ្ជើញ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ដេរ​ភ្ជាប់​មុខ​សំពត់​ស្លៀក​ឲ្យ​មាន​សណ្ឋាន​ដូច​មាត់​ថង់ : ភ្ជើញ​សំពត់​ស្លៀ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៨</text:p>
          </table:table-cell>
          <table:table-cell table:style-name="តារាង1.A2" office:value-type="string">
            <text:p text:style-name="P6">ភ្ជោ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ជោក, បញ្ជោក (មិន​សូវ​ប្រើ, ច្រើន​ប្រើ​តែ បញ្ជោ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៦៩</text:p>
          </table:table-cell>
          <table:table-cell table:style-name="តារាង1.A2" office:value-type="string">
            <text:p text:style-name="P6">ភ្ជុ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ជុំ, ឲ្យ​ជួប​ជុំ​គ្នា, ឲ្យ​ប្រជុំ​គ្នា : ភ្ជុំ​គ្នា, ភ្ជុំ​ពល ។ ភ្ជុំ​ជាតក ឬ ភ្ជុំ​ជាតិ <text:span text:style-name="T5"><text:s/>រួប​រួម​ជាតិ​កំណើត​ពួក​អ្នក​ដែល​អន្ទោល​មក​កើត​ចួប​គ្នា ដោយ​ព្រះ​សព្វញ្ញុពុទ្ធ​ទ្រង់​សរញាណ​ឃើញ​ច្បាស់​ហើយ​ទ្រង់​ត្រាស់​សម្ដែង​ប្រាប់ ។ ភ្ជុំ​បិណ្ឌ (ម. ព. បិណ្ឌ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8">ភ្ជុំ​បិណ្ឌ </text:p>
          </table:table-cell>
        </table:table-row>
        <table:table-row>
          <table:table-cell table:style-name="តារាង1.A2" office:value-type="string">
            <text:p text:style-name="P5">៩០៧០</text:p>
          </table:table-cell>
          <table:table-cell table:style-name="តារាង1.A2" office:value-type="string">
            <text:p text:style-name="P6">ភ្ជា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ជាំ, ឲ្យ​ជ្រាប​ចូល​ជោកជាំ : ភ្ជាំ​ជ័រ <text:s/>គឺ​យក​ឈើ​ពុក​ឬ​ស្លឹក​ព្រាល​ជាដើម​ដាក់​ញាត់​ក្នុង​រណ្ដៅ​ជ័រ ឬ​ដាក់​ត្រាំ​ជាមួយ​នឹង​ជ័រ​ទឹក​ទុក​ឲ្យ​ជ្រាប​ចូល​ជោគជាំ ។ ភ្ជាំ​សំពត់ <text:s/>យក​សំពត់​ទៅ​ជ្រលក់​ត្រាំ​ច្របាច់​ឲ្យ​ដិត​ជោគជាំ​ដោយ​ទឹក​មក្លឿ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៧១</text:p>
          </table:table-cell>
          <table:table-cell table:style-name="តារាង1.A2" office:value-type="string">
            <text:p text:style-name="P6">ភ្ញច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12">ដាក់​ញច់​ផ្អឹប​សង្កត់​យូរ : ភ្ញច់​ទៀន​ឲ្យ​រលត់; កុំ​ភ្ញច់​កម្ទេច​បារី​លើ​កន្ទេល (ម. ព. ញច់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៧២</text:p>
          </table:table-cell>
          <table:table-cell table:style-name="តារាង1.A2" office:value-type="string">
            <text:p text:style-name="P6">ភ្ញល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ដាក់​ញល់, ញល់​រឿយ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៧៣</text:p>
          </table:table-cell>
          <table:table-cell table:style-name="តារាង1.A2" office:value-type="string">
            <text:p text:style-name="P6">ភ្ញ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រឭក​ពី​ដេក​លក់ : ភ្ញាក់​ពី​ដេក, ដេក​ក្រ​ភ្ញាក់ ។ <text:s/>រអើល​ដោយ​ខ្លាច, ដោយ​ស្លន់ ព្រោះ​មិន​ដឹង​ខ្លួន​សោះ ក៏​ស្រាប់​តែ​ពើបពះ​អារម្មណ៍​ដ៏​ប្លែក : ភ្ញាក់​ដូច​គេ​កន្ត្រាក់, ភ្ញាក់​ដូច​គេ​ចោល ។ ភ្ញាក់​កំណើត <text:s/>រឭក​ឃើញ​កំណើត​របស់​ខ្លួន​ក្នុង​ជាតិ​នេះ ដែល​ជា​មនុស្ស​មាន​សភាព​យ៉ាង​ណា ។ ភ្ញាក់​ខ្លួន ដឹង​ខ្លួន​ដូច​គេ​ភ្ញាក់​ពី​ដេក ។ ភ្ញាក់​គំនិត ដឹង​ច្បាស់​ជា​ខ្លួន​គិត​ខុស ។ ភ្ញាក់​ដំណឹង <text:s/>ភ្ញាក់​ជឿ​ដំណឹង​ដែល​ប្លែក​តែ​មិន​ពិត ។ ភ្ញាក់​ផ្អើល ឬ ផ្អើល​ភ្ញាក់ ភ្ញាក់​ដោយ​រអើល​ព្រោះ​ដឹង​ហេតុ​ដោយ​មិន​ជាក់​ឬ​ព្រោះ​ជឿ​ដោយ​ស្មាន​ៗ​មិន​ប្រាកដ ។ ភ្ញាក់​រឭក នឹក​ឃើញ​សេចក្ដី​ខុស​ត្រូវ​រឿយ​ៗ​មិន​ភ្លេច ។ ភ្ញាក់​ស្មារតី មាន​ស្មារតី​រឭក​ឃើញ​ការ​ពិត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ញាក់​កំណើត</text:p>
            <text:p text:style-name="P2">ភ្ញាក់​ខ្លួន </text:p>
            <text:p text:style-name="P2">ភ្ញាក់​គំនិត</text:p>
            <text:p text:style-name="P2">ភ្ញាក់​ដំណឹង</text:p>
            <text:p text:style-name="P2">ភ្ញាក់​ផ្អើល ផ្អើល​ភ្ញាក់ </text:p>
            <text:p text:style-name="P2">ភ្ញាក់​រឭក</text:p>
            <text:p text:style-name="P2">ភ្ញាក់​ស្មារតី </text:p>
            <text:p text:style-name="P2"/>
          </table:table-cell>
        </table:table-row>
        <table:table-row>
          <table:table-cell table:style-name="តារាង1.A2" office:value-type="string">
            <text:p text:style-name="P5">៩០៧៤</text:p>
          </table:table-cell>
          <table:table-cell table:style-name="តារាង1.A2" office:value-type="string">
            <text:p text:style-name="P6">ភ្ញាស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ញាស់ : ភ្ញាស់​ពង​ទា <text:s/>ឬ ភ្ញាស់​កូន​ទា ។ ភ្ញាស់​វិជ្ជា (ព. ប្រ.) ខំ​ប្រឹង​រៀន​ឲ្យ​មាន​វិជ្ជា​លូត​លាស់​ចម្រើន ឬ​ជួយ​ឧបត្ថម្ភ​ឲ្យ​អ្នក​រៀន មាន​វិជ្ជា​លូតលាស់​ចម្រើន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៧៥</text:p>
          </table:table-cell>
          <table:table-cell table:style-name="តារាង1.A2" office:value-type="string">
            <text:p text:style-name="P6">ភ្ញ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ក្បាច់​រចនា​ដែល​គូរ​ឬ​ឆ្លាក់​ប្រទាក់​ពាក់​ព័ន្ធ​គ្នា; ភ្ញី​ក្លាយ ក្បាច់​ភ្ញី​ដែល​លាយ​ច្រើន​បែប​ចម្រុះ​គ្នា; ភ្ញី​ទេស ក្បាច់​ភ្ញី​ដែល​ធ្វើ​ជា​រូប​ដើម, ទង, ស្លឹក, ផ្កា, ផ្លែ, ភ្ញី​ភ្លើង <text:s/>ច្បាច់​ភ្ញី​ដែល​ប្រទាក់​លើ​គ្នា​ឈរ​ច្រូង​មាន​សណ្ឋាន​ស្រដៀង​នឹង​អណ្ដាត​ភ្លើង; ភ្ញី​វល្លិ ក្បាច់​ភ្ញី​ដែល​មាន​សណ្ឋាន​ជា​វល្លិ​វារ​ប្រទាក់​គ្នា ។ ភ្ញី​ផ្កា ឬ ផ្កា​ភ្ញី ផ្កា​កម្រង​និង​ផ្កា​រាយ​ផ្សេង​ៗ, ច្រើន​និយាយ​ថា ទៀន​ធូប​ភ្ញី​ផ្កា (គ្រឿង​បូជា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ញី​ទេស</text:p>
            <text:p text:style-name="P2">ភ្ញី​ភ្លើង </text:p>
            <text:p text:style-name="P2">ភ្ញី​វល្លិ <text:s/></text:p>
            <text:p text:style-name="P2">ភ្ញី​ផ្កា <text:s/></text:p>
            <text:p text:style-name="P2">ផ្កា​ភ្ញី</text:p>
          </table:table-cell>
        </table:table-row>
        <table:table-row>
          <table:table-cell table:style-name="តារាង1.A2" office:value-type="string">
            <text:p text:style-name="P5">៩០៧៦</text:p>
          </table:table-cell>
          <table:table-cell table:style-name="តារាង1.A2" office:value-type="string">
            <text:p text:style-name="P6">ភ្ញី​ទៀ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គ្រឿង​អុជ​ជា​លំអ មាន​ដង​ដាំ​បញ្ឈរ​មាន​បន្ទោះ​ឫស្សី​មូល​ៗ​វែង​ៗ​ជាង​គ្នា​តាម​លំដាប់​ថ្នាក់​រុំ​រំសេវ​លាយ​ស្ពាន់ធ័រ​ត្រង់​ខាង​ចុង​ដោយ​ក្រដាស​ស្ដើង​សាច់​ស្វិត ដោត​គល់​ភ្ជាប់​នឹង​ដង​ជា​ជួរ​ដោយ​សង្កាត់​ៗ​តាម​ថ្នាក់ ក្រសោប​រួប​ក្ដោប​ខាង​ចុង​ដោយ​ឆ្នួន សម្រាប់​អុជ​នៅ​វេលា​យប់ ក្នុង​ឱកាស​ធ្វើ​បុណ្យ​នីមួយ​ៗ : អុជ​ភ្ញី​ទៀ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៧៧</text:p>
          </table:table-cell>
          <table:table-cell table:style-name="តារាង1.A2" office:value-type="string">
            <text:p text:style-name="P6">ភ្ញៀវ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អ្នក​ទីទៃ​ក្រៅ​ពី​គ្នា​ឯង​ក្នុង​ផ្ទះ​ឬ​ក្នុង​បន្ទុក​ជាមួយ​ដែល​គេ​មក​រក, មក​សួរ​នាំ, មក​លេង​ឬ​អ្នក​ដែល​ម្ចាស់​ផ្ទះ​ឬ​ម្ចាស់​បន្ទុក​ជាមួយ, ម្ចាស់​ការ, ម្ចាស់​ពិធី​អញ្ជើញ, ហៅ​រក​ឲ្យ​គេ​មក : ហៅ​ភ្ញៀវ, អញ្ជើញ​ភ្ញៀវ, ជប់លៀង​ភ្ញៀវ ។ ភ្ញៀវ​កំដរ <text:s/>ភ្ញៀវ​ដែល​មក​កំដរ​ក្នុង​ពេល​មាន​ធុរៈ ។ ភ្ញៀវ​ជាន់​ក ភ្ញៀវ​ដែល​ឥត​ហៅ​រក​សោះ​ ស្រាប់​តែ​មក​ឯង​ៗ​ច្រើន​ហួស​ពេក​ស៊ី​ចុក​ស្ញែស្ញុក​ស្ទើរ​ទប់​ទល់​មិន​ឈ្នះ ។ ភ្ញៀវ​ពន្លឺ ភ្ញៀវ​ដែល​ជួយ​មក​បំភ្លឺ​ហេតុ​ការណ៍​អ្វី​មួយ​ឬ​តាម​ធម្មតា​គឺ​ភ្ញៀវ​ទាំងពួ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ញៀវ​កំដរ </text:p>
            <text:p text:style-name="P2">ភ្ញៀវ​ជាន់​ក</text:p>
            <text:p text:style-name="P2">ភ្ញៀវ​ពន្លឺ</text:p>
            <text:p text:style-name="P2"/>
          </table:table-cell>
        </table:table-row>
        <table:table-row>
          <table:table-cell table:style-name="តារាង1.A2" office:value-type="string">
            <text:p text:style-name="P5">៩០៧៨</text:p>
          </table:table-cell>
          <table:table-cell table:style-name="តារាង1.A2" office:value-type="string">
            <text:p text:style-name="P6">ភ្ន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ផ្តួច​គំនិត​នឹក​ដល់, ផ្អូក​នឹក​ដល់, ចាប់​ភ្លឹក​នឹក​ដល់ : ភ្នក​ន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៧៩</text:p>
          </table:table-cell>
          <table:table-cell table:style-name="តារាង1.A2" office:value-type="string">
            <text:p text:style-name="P6">ភ្ន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គំនរ​ឧស​ឬ​សម្រាម ដែល​ដុត​ឲ្យ​ឆេះ​ងំ​រង្គំ​យូរ​ដោយ​សង្កត់​នឹង​អង្កាម​ឬ​កម្ទេច, ស្មៅ, ចំណាំង​ជាដើម ដែល​ស្រស់ ឬ​ដែល​លាយ​ដោយ​ដី ដើម្បី​ឲ្យ​ហុយ​ផ្សែង​កម្ចាត់​មូស​ជាដើម : បង្ហុយ​ភ្នក់, ភ្នក់​ភ្លើង ឬ ភ្លើង​ភ្នក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នក់​ភ្លើង</text:p>
            <text:p text:style-name="P2">ភ្លើង​ភ្នក់</text:p>
          </table:table-cell>
        </table:table-row>
        <table:table-row>
          <table:table-cell table:style-name="តារាង1.A2" office:value-type="string">
            <text:p text:style-name="P5">៩០៨០</text:p>
          </table:table-cell>
          <table:table-cell table:style-name="តារាង1.A2" office:value-type="string">
            <text:p text:style-name="P6">ភ្នាក់ង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បង្អែក​ការងារ, អ្នក​ព្រនាក់​ការងារ គឺ​អ្នក​ជា​ជំនួយ​ការ​បន្ទាប់​អធិបតី, អ្នក​កាន់​ការ​រង​ផ្ទាល់​អំពី​អធិបតី​ក្នុង​មុខ​ក្រសួង​នីមួយ​ៗ : មន្ត្រី​ភ្នាក់ងារ, ភ្នាក់ងារ​រាជការ, ភ្នាក់ងារ​ក្រុម​ព្រះ​នគរ​បា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១</text:p>
          </table:table-cell>
          <table:table-cell table:style-name="តារាង1.A2" office:value-type="string">
            <text:p text:style-name="P6">ភ្នាក់​ដៃ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បង្អែក​សម្រាប់​គង​ដៃ : ចង​ភ្នាក់​ដៃ, ភ្នាក់​ដៃ​គ្រែ​ធម្មាសន៍, ផ្អែក​នឹង​ភ្នាក់​ដ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២</text:p>
          </table:table-cell>
          <table:table-cell table:style-name="តារាង1.A2" office:value-type="string">
            <text:p text:style-name="P6">ភ្ន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ព. បុ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បំណង : មាន​ភ្នាន, ពេញ​ភ្នាន គឺ​មាន​បំណង, ពេញ​បំណង, (មាន​ប្រើ​តែ​ក្នុង​កាព្យ​បុរាណ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៣</text:p>
          </table:table-cell>
          <table:table-cell table:style-name="តារាង1.A2" office:value-type="string">
            <text:p text:style-name="P6">ភ្នាល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តាំង​ប្រឡង​គ្នា​ដោយ​មាន​ក្រយា​តំណាំង : ភ្នាល់​សេះ, ភ្នាល់​មាន់ ។ គុ. ដែល​តាំង​សន្មត​គ្នា​ដោយ​មាន​ក្រយា​តំណាំង : ល្បែង​ភ្នាល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៤</text:p>
          </table:table-cell>
          <table:table-cell table:style-name="តារាង1.A2" office:value-type="string">
            <text:p text:style-name="P6">ភ្ន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ព. ថ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ស្បែក​ឬ​វត្ថុ​ដែល​ពាស (បារ. Membrane) : ភ្នាស​សរីរាវយវៈ; ភ្នាស​ស្គរ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៥</text:p>
          </table:table-cell>
          <table:table-cell table:style-name="តារាង1.A2" office:value-type="string">
            <text:p text:style-name="P6">ភ្នើ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<text:span text:style-name="T1">ពះនេិន</text:span><text:span text:style-name="T4"> <text:s/></text:span>អ. ថ. ផៈណឺន) ញញួរ​ធំ​សម្រាប់​វាយ​ប៉ាត​ដែក​ដោយ​ដៃ​ទាំង​ពីរ : ភ្នើន​ជាង​ដែក, ដង​ភ្នើន​បាក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៦</text:p>
          </table:table-cell>
          <table:table-cell table:style-name="តារាង1.A2" office:value-type="string">
            <text:p text:style-name="P6">ភ្នេ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ល្បត់​ខ្លួន​ពស់​ដែល​ពេន​មាន​សណ្ឋាន​ដូច​ជា ចង្វាយ : ភ្នេន​ពស់ ។ ជួរ​កណ្ដាប់​ស្រូវ​ទុំ​ដែល​រៀប​ជា​វង់​ល្មម​ដឹក​គោ​ឬ​ក្របី​បញ្ជាន់​មួយ​លើក​បាន : <text:span text:style-name="T5">ភ្នេន​កណ្ដាប់ ។ អ្វី​ៗ​ដែល​គេ​ចាប់​បំពេន​ជា​វង់​មូល​បាន​ក៏​ហៅ ភ្នេន ដែរ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៧</text:p>
          </table:table-cell>
          <table:table-cell table:style-name="តារាង1.A2" office:value-type="string">
            <text:p text:style-name="P6">ភ្នែ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ចក្ខុ គឺ​អាយតនៈ​មួយ​ប្រភេទ​របស់​មនុស្ស, សត សម្រាប់​មើល​រូប, ឃើញ​រូប ។ ពក​ត្រង់​ថ្នាំង​ឫស្សី​ខ្ចី​ទាំងពួង​ឬ​ឈើ​ខ្ចី, វល្លិ​ខ្ចី​ពួក​ខ្លះ​ដែល​នឹង​បែក​ពន្លក​ចេញ​ជា​ដៃ, ជា​មែក : ភ្នែក​ឫស្សី (ព. ប្រ.) ដែល​មាន​តែ​ភ្នែក​មើល​ឃើញ​ប៉ុន្តែ​ឥត​ដឹង​ឥត​យល់ : មនុស្ស​ភ្នែក​ឫស្ស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៨</text:p>
          </table:table-cell>
          <table:table-cell table:style-name="តារាង1.A2" office:value-type="string">
            <text:p text:style-name="P6">ភ្នែក​ក្រួ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ក្រឡា​មួយ​បែប ត្បាញ​ដោយ​បន្ទោះ មាន​សណ្ឋាន​មូល​ៗ (ដូច​យ៉ាង​ក្រឡា​កៅអី​ផ្ដៅ) : ក្រឡា​ភ្នែក​ក្រួច ។ ជាល​ភ្នែក​ក្រួច <text:s/>ឈ្មោះ​ជាល​មួយ​ប្រភេទ ដែល​ត្បាញ​ជា​ក្រឡា​ភ្នែក​ក្រួច (ក្រឡា​ប្រាំបី​ជ្រុ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៨៩</text:p>
          </table:table-cell>
          <table:table-cell table:style-name="តារាង1.A2" office:value-type="string">
            <text:p text:style-name="P6">ភ្នែក​គោ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ឆ្អឹង​ជា​អវយវៈ​នៃ​មនុស្ស មាន​សណ្ឋាន​ជា​ពក​នៅ​ត្រង់​ខាង​ក្រោម-ក​ជើង (ហៅ​ថា ភ្នែក​គោល ក៏ម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០</text:p>
          </table:table-cell>
          <table:table-cell table:style-name="តារាង1.A2" office:value-type="string">
            <text:p text:style-name="P6">ភ្នែក​ឆ្ម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កែវ​ឬ​ត្បូង​មួយ​ប្រភេទ សម្បុរ​ឆ្លុះ​ស្រដៀង​នឹង​ភ្នែក​ឆ្មា (បាលី​ហៅ មសារគល្ល “កែវ​ឬ​ត្បូង​កើត​នា​ភ្នំ​ឈ្មោះ មសារៈ”</text:p>
            <text:p text:style-name="P2">(ប្រទេស​ឥណ្ឌា) ឬ កពរមណិ “កែវ​ពពាល” ឬ <text:span text:style-name="T6">“</text:span>ត្បូង​ភ្នែក​ឆ្មា<text:span text:style-name="T6">”</text:span> : ខ្មែរ​ក្នុង​សម័យ​បុរាណ ច្រើន​ជឿ​ថា ត្បូង​ភ្នែក​ឆ្មា​ជា​ទ្រព្យ​ត្រជាក់​ត្រជំ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១</text:p>
          </table:table-cell>
          <table:table-cell table:style-name="តារាង1.A2" office:value-type="string">
            <text:p text:style-name="P6">ភ្នែក​ជញ្ជី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ចំណុច​ឬ​កម្រិត​ជញ្ជីង​ជា​គ្រឿង​សម្គាល់​ឲ្យ​ដឹង​ទម្ងន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២</text:p>
          </table:table-cell>
          <table:table-cell table:style-name="តារាង1.A2" office:value-type="string">
            <text:p text:style-name="P6">ភ្នែក​ព្រា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ឈើ​ព្រៃ​មួយ​ប្រភេទ ដើម​តូច​ៗ​ស្លឹក​មូល​ៗ ល្អិត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៣</text:p>
          </table:table-cell>
          <table:table-cell table:style-name="តារាង1.A2" office:value-type="string">
            <text:p text:style-name="P6">ភ្នែក​មាន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ក្រដាស​ព័ណ៌​ផ្សេង​ៗ ដែល​ដាប់​ជា​សណ្ឋាន​មូល​ៗ​តូច​ៗ ស្រដៀង​នឹង​ភ្នែក​មាន់ ប្រើ​ការ​ដាក់​បន្ទំ​ភ្ជាប់​លើ​ក្បាច់​ស្ពាន់​ក្រាប់ ។ ឈ្មោះ​វណ្ណយុត្តិ​មួយ​ប្រភេទ មាន​វង់​មូល​ពីរ​ជាន់​តូច​ក្នុង ធំ​ក្រៅ សណ្ឋាន​ស្រដៀង​នឹង​ភ្នែក​មាន់ <text:span text:style-name="T1">(៙)</text:span> នេះ សម្រាប់​ប្រើ​សរសេរ​ដាក់​ត្រង់​ក្បាល​បន្ទាត់​ដើម​សេចក្ដី​ធំ​នីមួយ​ៗ, តែ​ក្នុង​សម័យ​សព្វ​ថ្ងៃ​នេះ​មិន​សូវ​ប្រ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៤</text:p>
          </table:table-cell>
          <table:table-cell table:style-name="តារាង1.A2" office:value-type="string">
            <text:p text:style-name="P6">ភ្នែ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បែប​បទ​ឬ​បែប​ភាព​ដែល​ពែន, កិរិយា​អង្គុយ​ពែន​ជើង : ផ្គត់​ភ្នែន, ពែន​ភ្នែន ។ ព្រះ​ពុទ្ធ​រូប​ទ្រង់​ភ្នែន ឬ ព្រះ​ទ្រង់​ភ្នែន ព្រះ​ពុទ្ធ​រូប​ដែល​ពែន​ព្រះ​បា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៥</text:p>
          </table:table-cell>
          <table:table-cell table:style-name="តារាង1.A2" office:value-type="string">
            <text:p text:style-name="P6">ភ្នែ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ដែល​សម្ទែល​ចេញ​ច្បាស់​លាស់ (ច្រើន​និយាយ​តែ​ពី​ពោះ) : ពោះ​ភ្នែល (ព. សា.) ។ ភ្នែល​ៗ កិ. វិ. ដែល​បោល​ឬ​រត់​បោះ​ជើង​យាង​យាវ​ឬ​លោត​រង្វើល​ៗ : គោ​បោល​ភ្នែល​ៗ, រត់​ភ្នែល​ៗ, លោត​ភ្នែល​ៗ ។ វេវ. ផ្នាល​ៗ, ផ្នែល​ៗ (និយាយ​តាម​ទម្លាប់​ប្រើ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៦</text:p>
          </table:table-cell>
          <table:table-cell table:style-name="តារាង1.A2" office:value-type="string">
            <text:p text:style-name="P6">ភ្ន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ពំនូក​ដី​ឬ​ថ្ម​ខ្ពស់​ត្រដែត​ផុត​ឡើង​ពី​ផ្ទៃ​ដី​ប្រក្រតី​ដែល​នៅ​ជិត​ខាង, ខ្ពស់​ត្រដែត​ជាង​សូម្បី​ដំបូក​យ៉ាង​ធំ ។ ខ្មែរ​យើង​តាំង​ពី​បុរាណ​កាល​រៀង​មក​ដល់​សម័យ​ឥឡូវ ហៅ ភ្នំ ថា បព៌ត (ច្រើន​អាន​ថា ប-រ៉ៈពត់) ។ បព៌ត “ភ្នំ” មាន ៣ ប្រភេទ​គឺ ភ្នំ​ដី​សុទ្ធ ហៅ សុទ្ធ​បំសុ​បព៌ត; ភ្នំ​ថ្ម​សុទ្ធ (ឥត​មាន​ដើម​ឈើ) ហៅ សុទ្ធ​បាសាណ​បព៌ត; ភ្នំ​លាយ​ថ្ម​និង​ដី (មាន​ដើម​ឈើ) ហៅ ឧភយមិស្សក​បព៌ត ។ បណ្ដា​ភ្នំ​ទាំង​៣ ប្រភេទ​នេះ ភ្នំ​ដី​សុទ្ធ​និង​ភ្នំ​លាយ​ថ្ម​និង​ដី មាន​ប្រយោជន៍​ច្រើន​ជាង <text:s/>ភ្នំ​ថ្ម​សុទ្ធ : នៅ​ខែត្រ​រតនគិរី​មាន​ភ្នំ​ដី​សុទ្ធ​ច្រើន, ឯ​ក្នុង​ខែត្រ​ដទៃ​ក្រៅ​ពី​នោះ ច្រើន​តែ​ភ្នំ​លាយ​ថ្ម​នឹង​ដី, ជា​ភ្នំ​មាន​ប្រយោជន៍​ច្រើន​ណាស់​ក្នុង​ប្រទេស​កម្ពុជា​យើង, គួរ​កូន​ចៅ​ខ្មែរ​ខំ​ប្រឹង​រាវ​រក​ប្រយោជន៍​ឲ្យ​បាន​ច្រើន​ៗ តាម​លំដាប់​កាល​ត​ៗ​ទៅ​ឲ្យ​សេដ្ឋកិច្ច​ក្នុង​ប្រទេស​យើង​លូត​លាស់​ចម្រើន​ត្រាតែ​ដល់​កម្រិត​ឡើង ។ ពាក្យ​បណ្ដៅ​លេង​ថា : ឯក​អង្គ​ទ្រង់​នាម​ឯក ខ្ពស់​អនេក​ទាប​ជាង​ស្មៅ (តើ​គឺ​អ្វី ? --គឺ​ភ្នំ ។ ត្រូវ​ហើយ !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៧</text:p>
          </table:table-cell>
          <table:table-cell table:style-name="តារាង1.A2" office:value-type="string">
            <text:p text:style-name="P6">ភ្នំ​ក្រវាញ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ស្រុក​មួយ​ក្នុង​ខែត្រ​ពោធិ៍សាត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៨</text:p>
          </table:table-cell>
          <table:table-cell table:style-name="តារាង1.A2" office:value-type="string">
            <text:p text:style-name="P6">ភ្នំ​ខ្សាច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គំនរ​ខ្សាច់​ដែល​គេ​ជញ្ជូន​យក​មក​ចាក់​គរ​ក​ពូន​ឲ្យ​ខ្ពស់​ជាង​ដី​ធម្មតា សម្អិតសម្អាង​ឲ្យ​មាន​សណ្ឋាន​ជ្រលម​ដូច​រាង​ចេតិយ​ឬ​ដូច​កូន​ភ្នំ នៅ​ក្នុង​បរិវេណ​នៃ​ព្រះ​វិហារ ឬ​ក្រោម​ដើម​ពោធិ​ព្រឹក្ស​ជាដើម, តាម​ប្រពៃណី​ពី​បុរាណ ច្រើន​តែ​ធ្វើ​ក្នុង​រដូវ​ចូល​ឆ្នាំ​ថ្មី : ពូន​ភ្នំ​ខ្សាច់, ឆ្លង​ភ្នំ​ខ្សាច់ (ម. ព. ពាលុក​ចេតិយ ឬ វាលុក​ចេតិយ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០៩៩</text:p>
          </table:table-cell>
          <table:table-cell table:style-name="តារាង1.A2" office:value-type="string">
            <text:p text:style-name="P6">ភ្នំពេញ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ក្រុង​ជា​រាជធានី​នៃ​កម្ពុជ​រដ្ឋ ស្ថិត​នៅ​ជាប់​ត​ពី​ត្រើយ​ខាង​ឯ​លិច​នៃ​ទន្លេ​ចតុម្មុខ, ហៅ​តាម​ឈ្មោះ​ភ្នំ​ដី​មួយ​តូច​ដែល​មាន​នៅ​ជា​គោល​ក្នុង​នោះ ។ តាម​ព្រះ​រាជ​ពង្សាវតារ​ប្រទេស​កម្ពុជា​ថា កាល គ. ស. ១៤៣៤ ព្រះ​បាទ​ពញាយ៉ាត <text:s/>ទ្រង់​ចេញ​ចាក​ចោល​ព្រះ​រាជវាំង​បាសាណ​នៅ​ខែត្រ​ស្រី​សន្ធរ មក​តាំង​ព្រះ​រាជវាំង​នៅ​ទិស​អាគ្នេយ៍​នៃ ភ្នំ​ដូនពេញ នា​ត្រើយ​ខាង​លិច​ទន្លេ​ច្រាប​ឈាម, កាល​នោះ​ទ្រង់​បាន​សន្មត​តាំង​គោរម​នាម​ព្រះ​នគរ​ជា​ដំបូង​ថា “ក្រុង​ចតុម្មុខ​មង្គល​សកល​កម្ពុជាធិបតី​សិរី​សោធរ បវរ​ឥន្ទបត្ត​បុរី​រដ្ឋ​រាជ​សីមា​មហា​នគរ”; ឯ​ឈ្មោះ​ទន្លេ​ច្រាម​ឈាម ទ្រង់​បាន​បញ្ញត្ត​ឲ្យ​ហៅ​ថា “ទន្លេ​ចតុម្មុខ” វិញ ។ លុះ​មក​ដល់ គ. ស. ១៤៣៧ នៅ​ពេល​ដែល​ធ្វើ​សម្ពោធ​ក្រុង​នេះ ព្រម​ទាំង​ធ្វើ​ព្រះ​រាជ​ពិធី​រាជាភិសេក​ថ្វាយ​ព្រះ​នាម​ទ្រង់​ជា​ថ្មី​ផង​នោះ ព្រះ​អង្គ​ក៏​បាន​ឲ្យ​សន្មត​នាម​ក្រុង​ជា​ថ្មី​ម្ដង​ទៀត​ដោយ​ថែម​ពាក្យ “ភ្នំ​ដូនពេញ” មក​ទៀត តែ​ឲ្យ​ខ្លី​ជាង​មុន​ថា “ក្រុង​ចតុម្មុខ​មហា​នគរ​ភ្នំ​ដូនពេញ” ដូច្នោះ​វិញ ដើម្បី​កុំ​ឲ្យ​បាត់​ឈ្មោះ​និង​កេរ្តិ៍​ដំណែល​របស់​ដូនពេញ; ត​មក គេ​ហៅ​កាត់​ខ្លី​ត្រឹមតែ “ភ្នំពេញ” ដរាប​មក​ដល់​សព្វ​ថ្ងៃ (ម. ព. ចតុម្មុខ និង ដូនពេញ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០</text:p>
          </table:table-cell>
          <table:table-cell table:style-name="តារាង1.A2" office:value-type="string">
            <text:p text:style-name="P6">ភ្នំភ្ន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ឈើ​រនាម​មួយ​ប្រភេទ​ដើម​តូច​ៗ​សាច់​រឹង​សម្បុរ​ក្រហម​ ប្រើ​ធ្វើ​ជា​ឧស, ផ្លែ​សំប៉ែត​ៗ ទំហំ​ប្រមាណ​ប៉ុន​ៗ​មេ​ដៃ មាន​រស​ជូរ <text:s/>ប្រើ​ធ្វើ​ជា​ម្ជូរ​ស្ល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១</text:p>
          </table:table-cell>
          <table:table-cell table:style-name="តារាង1.A2" office:value-type="string">
            <text:p text:style-name="P6">ភ្នំ​យោ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បុស្បុក​មាន​សសរ​ខ្ពស់ ៤ មាន​កំពូល​ព្រម​ទាំង​គ្រឿង​រចនា​វិចិត្រ​ផ្សេង​ៗ សម្រាប់​តម្កល់​សព​ប្រជាជន​ធ្វើ​ឈាបន​កិច្ច​ពី​ខាង​ក្រោ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២</text:p>
          </table:table-cell>
          <table:table-cell table:style-name="តារាង1.A2" office:value-type="string">
            <text:p text:style-name="P6">ភ្នំ​ស្រុ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ស្រុក​មួយ​ឋិត​នៅ​ប៉ែក​ខាង​ជើង, នៅ​ក្នុង​អំណាច​ខេត្ត​បាត់ដំប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៣</text:p>
          </table:table-cell>
          <table:table-cell table:style-name="តារាង1.A2" office:value-type="string">
            <text:p text:style-name="P6">ភ្នំ​ស្រូវ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គំនរ​ស្រូវ​ដែល​ចាក់​ធារ​គរ​ក្នុង​ព្រះ​រាជ​ពិធី​បរ​មាឃ, មាន​តែ​ក្នុង​រជ្ជ​កាល​ពី​បុរាណ (ម. ព. បរ​មាឃ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៤</text:p>
          </table:table-cell>
          <table:table-cell table:style-name="តារាង1.A2" office:value-type="string">
            <text:p text:style-name="P6">ភ្នំ​ស្រួ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ខែត្រ​មួយ​ក្នុង​កម្ពុជ​រដ្ឋ ក្នុង​ទិសា​ភាគ​ខាង​លិច, សព្វ​ថ្ងៃ​នេះ​ដាក់​ជា​ស្រុក ហៅ​ថា ស្រុក​ភ្នំ​ស្រួច នៅ​ក្នុង​អំណាច​ខែត្រ​កំពង់ស្ពឺ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៥</text:p>
          </table:table-cell>
          <table:table-cell table:style-name="តារាង1.A2" office:value-type="string">
            <text:p text:style-name="P6">ភ្នា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ក​ឬ​គល់​ច្រវា (ច្រវា​អុំ) : ភ្នាំ​ច្រវា; ហៅ​តាម​ទម្លាប់​ប្រើ​ដោយ​ស្រុក, អ្នក​ស្រុក​ខ្លះ​ហៅ ក​ច្រវា ឬ គល់​ច្រវ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៦</text:p>
          </table:table-cell>
          <table:table-cell table:style-name="តារាង1.A2" office:value-type="string">
            <text:p text:style-name="P6">ភ្ម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ព. បុ.</text:p>
          </table:table-cell>
          <table:table-cell table:style-name="តារាង1.D2" office:value-type="string">
            <text:p text:style-name="P4">សព្វ. ឬ គុ.</text:p>
          </table:table-cell>
          <table:table-cell table:style-name="តារាង1.D2" office:value-type="string">
            <text:p text:style-name="P2">សព្វ, សព្វ​គ្រប់; ច្រើន​ក្រៃ : អស់​ស្ដេច​ទាំង​សកល​ជម្ពូ​ទ្វីប សឹង​នាំ​តង្វាយ​ភ្មាស​សួយ​រៃ​មក​ថ្វាយ​ព្រះ​អង្គ​នោះ​ហោង ។ (ម. កណ្ឌ​ទសព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៧</text:p>
          </table:table-cell>
          <table:table-cell table:style-name="តារាង1.A2" office:value-type="string">
            <text:p text:style-name="P6">ភ្រម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្រ-ម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ភមរ​ជាតិ ។ គ្រឿង​វិល, គ្រឿង​ក្រឡឹង (ម. ព. ព្រមរ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៨</text:p>
          </table:table-cell>
          <table:table-cell table:style-name="តារាង1.A2" office:value-type="string">
            <text:p text:style-name="P6">ភ្រឹត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្រឹតៈកៈ ឬ ភ្រឹដក់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ភ្ឫតក; ឫ &gt; រឹ) អ្នក​ធ្វើ​ការ​ឈ្នួល, កូន​ឈ្នួល; អ្នក​បម្រើ, កម្មករ (ព. កា.) : ខ្ញុំ​ជា​ភ្រឹតក ពុំ​ដែល​លួច​ឆក់ ទ្រព្យ​ធន​ជន​ណា ម្ដេច​ក៏​លោក​មក ប្រកាន់​ខ្ញុំ​ថា ជា​ចោរ​ពាលា ដូច្នេះ​ទៅ​វិញ ? (ស្រ្តី​ជា ភ្រឹតិកា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០៩</text:p>
          </table:table-cell>
          <table:table-cell table:style-name="តារាង1.A2" office:value-type="string">
            <text:p text:style-name="P6">ភ្រុ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មើល​ក្នុង​ពាក្យ ព្រុ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០</text:p>
          </table:table-cell>
          <table:table-cell table:style-name="តារាង1.A2" office:value-type="string">
            <text:p text:style-name="P6">ភ្រូណ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ភ្រូន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សត្វ​កើត​នៅ​ក្នុង​ផ្ទៃ​កូន​ក្មេង​តូច ។ ឈ្មោះ​ដង្កូវ​ខ្លួន​វែង​នៃ​មនុស្ស​ឬ​សត្វ​ធំ​ៗ ប្រើ​ក្លាយ​ជា ព្រូន យូរ​ហើយ; ប៉ុន្តែ​បើ​ត្រូវ​ការ​លែង​ប្រើ​ <text:s/>ព្រូន ក៏​បាន ព្រោះ ព្រូន និង ភ្រូន មាន​សំឡេង​ជិត​គ្នា​ដែរ​ទេ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១</text:p>
          </table:table-cell>
          <table:table-cell table:style-name="តារាង1.A2" office:value-type="string">
            <text:p text:style-name="P6">ភ្ល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14">ភ្លក់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(ភ្លក្ស “បរិភោគ, ស៊ី” <text:s/>បរិភោគ​តែ​បន្តិច​ល្បង​មើល​មុន​ឲ្យ​ដឹង​ឱជារស (សរសេរ ភ្លក្ស ត្រូវ​ជាង, តែ​ធ្លាប់​ប្រើ​ជា ភ្លក់ យូរ​មក​ហើយ) ភ្លក្ស​សម្ល, ភ្លក្ស​មើល​ឲ្យ​ដឹង​សាប​ប្រៃ ។ ភ្លក្ស​មើល (ព. ប្រ.) ធ្វើ​ការ​អ្វី​មួយ​តែ​បន្តិច​បន្តួច​ល្បង​មើល​សិន បើ​ឃើញ​កើត​ស្រួល ទើប​នឹង​ធ្វើ​ការ​ត​ទៅ​ទៀត (ព. សា.) ។</text:p>
          </table:table-cell>
          <table:table-cell table:style-name="តារាង1.D2" office:value-type="string">
            <text:p text:style-name="P4">ភ្លក្ស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២</text:p>
          </table:table-cell>
          <table:table-cell table:style-name="តារាង1.A2" office:value-type="string">
            <text:p text:style-name="P6">ភ្ល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ឈើ​ព្រៃ​មួយ​ប្រភេទ មាន​សាច់​រឹង​ស្និទ្ធ, មាន ២ ប្រភេទ​គឺ ភ្លង​ជូរ ស្លឹក​ជូរ​បន្តិច​ៗ ប្រើ​ស្ងោរ​លាង​សំពត់​បាន; ភ្លង​ក្អែក ស្លឹក​ធំ​ៗ​ក្រាស់​ៗ​ជាង​ភ្លង​ជូ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៣</text:p>
          </table:table-cell>
          <table:table-cell table:style-name="តារាង1.A2" office:value-type="string">
            <text:p text:style-name="P6">ភ្ល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(ព្ល្ចន <text:s/>អ. ថ. ផ្លន “បន្លិច​យក​គ្រាប់​ចេញ​ផ្លិច​ៗ; សក​យក​សំបក​ចេញ; ធ្វើ​ឲ្យ​ខ្ទេច, ឲ្យ​ធ្លុះ​រហាក”) អំពី​អាការ​លេប​អ្វី​ៗ​ដែល​ទន់​ចូល​ទៅ​ទាំង​មូល​ឥត​មាន​ទើស​ទាក់ : គ្រលៀវ​លេប​ភ្លន​ៗ ។ ដែល​លោត​ផ្លោះ​រំលង​ឥត​ទើស​ទាក់; លោត​ផ្លិច, ភ្លែត : លោត​ភ្លន, ហ្វូង​គោ​លោត​ផ្លោះ​របង​ភ្លន​ៗ, ត្រី​រ៉ស់​លោត​រំលង​ទំនប់​ភ្លន​ ។</text:p>
          </table:table-cell>
          <table:table-cell table:style-name="តារាង1.D2" office:value-type="string">
            <text:p text:style-name="P4">ភ្លន​ៗ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៤</text:p>
          </table:table-cell>
          <table:table-cell table:style-name="តារាង1.A2" office:value-type="string">
            <text:p text:style-name="P6">ភ្ល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(ព្ល្ច់យ អ. ថ. ផ្លយ “និយាយ​ដោយ​ឥត​បើ​គិត, ចេះ​តែ​របូត​ថា​តាម​តែ​រួច​ពី​មាត់<text:span text:style-name="T6">”</text:span>) ព្រម​និយាយ​តាម, និយាយ​ដោយ​ជ្រុល​មាត់, របូត​មាត់​ថា : ភ្លយ​ថា​មួយ​ម៉ាត់​ពីរ​ទៅ, ភ្លយ​ថា​តាម​គ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៥</text:p>
          </table:table-cell>
          <table:table-cell table:style-name="តារាង1.A2" office:value-type="string">
            <text:p text:style-name="P6">ភ្ល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ញាំ​សាច់​ឆៅ​ឬ​មច្ឆ​ជាតិ​ឆៅ : ភ្លា​ក្ដាម, ភ្លា​កំពឹស, ភ្លា​ត្រី​ក្អែក ។ ន. ម្ហូប​ដែល​ភ្ល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៦</text:p>
          </table:table-cell>
          <table:table-cell table:style-name="តារាង1.A2" office:value-type="string">
            <text:p text:style-name="P6">ភ្ល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2">ភ្លាម; បណ្ដើរ; ជា​មួយ​ដែរ; ផង; ផង​ដែរ (សម្រាប់​ប្រើ​តែ​ក្នុង​កាព្យ) : ថា​ភ្លាង​នាង​នាថ​ស្ទុះ​ចេញ​ក្រៅ ព្រះ​នេត្រ​ក្រឡៅ​សម្លឹង​ដាក់ សម្ដែង​អាការ​ដូច​មាន​អាក់ ថ្នាំង​ថ្នាក់​ព្រះ​ទ័យ​ពុំ​ស្នេហ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៧</text:p>
          </table:table-cell>
          <table:table-cell table:style-name="តារាង1.A2" office:value-type="string">
            <text:p text:style-name="P6">ភ្លា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ជ្រុល, ជ្រលួស, លង់​ស៊ុន, ទាស, ទាស់​ខុស​ទំនង, ឃ្លាត, ស៊ុន​ហួស : ភ្លាត់​គំនិត, ភ្លាត់​ជើង, ភ្លាត់​ដៃ, ភ្លាត់​មាត់ ។ ភ្លាត់​ចំណាប់ ភ្លាត់​ដោយ​ចាប់​មិន​ស៊ប់, មិន​មាំ ។ ភ្លាត់​ឆ្អឹង ឃ្លាត​ឆ្អឹង​ខុស​ពី​ប្រក្រតី​ដោយ​ដួល​ឬ​ដោយ​ទង្គិច​ជាដើម ។ ភ្លាត់​ភ្លាំង <text:s/>ឬ ភ្លាំង​ភ្លាត់ ភ្លាត់​ដោយ​ភ្លេច​ភ្លាំង ។ ភ្លាត់​ស្នៀត លង់​ស្នៀត, លង់​ល្បិច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លាត់​គំនិត</text:p>
            <text:p text:style-name="P2">ភ្លាត់​ជើង</text:p>
            <text:p text:style-name="P2">ភ្លាត់​ដៃ</text:p>
            <text:p text:style-name="P2">ភ្លាត់​មាត់ </text:p>
            <text:p text:style-name="P2">ភ្លាត់​ចំណាប់</text:p>
            <text:p text:style-name="P2">ភ្លាត់​ភ្លាំង </text:p>
            <text:p text:style-name="P2">ភ្លាំង​ភ្លាត់ </text:p>
            <text:p text:style-name="P2">ភ្លាត់​ស្នៀត </text:p>
          </table:table-cell>
        </table:table-row>
        <table:table-row>
          <table:table-cell table:style-name="តារាង1.A2" office:value-type="string">
            <text:p text:style-name="P5">៩១១៨</text:p>
          </table:table-cell>
          <table:table-cell table:style-name="តារាង1.A2" office:value-type="string">
            <text:p text:style-name="P6">ភ្លា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រួសរាន់ : ទៅ​ភ្លាម, មក​ដល់​ភ្លាម, បាន​ភ្លាម, ឆាប់​ភ្លាម, ឃើញ​ភ្លាម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១៩</text:p>
          </table:table-cell>
          <table:table-cell table:style-name="តារាង1.A2" office:value-type="string">
            <text:p text:style-name="P6">ភ្លាវ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ដែល​មាន​រស​ប្រហាត ស្ទើរ​សាប ស្ទើរ​ប្រៃ ស្ទើរ​ជូរ ។ ភ្លាវ​មាត់ <text:s/>ប្រហាត​មាត់​នាំ​ឲ្យ​បរិភោគ​ភោជនាហារ​ឬ​ផឹក​ទឹក​ទៅ​ភ្លាវ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<text:s/>ភ្លាវ​មាត់</text:p>
          </table:table-cell>
        </table:table-row>
        <table:table-row>
          <table:table-cell table:style-name="តារាង1.A2" office:value-type="string">
            <text:p text:style-name="P5">៩១២០</text:p>
          </table:table-cell>
          <table:table-cell table:style-name="តារាង1.A2" office:value-type="string">
            <text:p text:style-name="P6">ភ្ល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(ភ្លាឝ ឬ ភ្លាស “បញ្ចេញ​ពន្លឺ; ធ្វើ​ឲ្យ​រាយ​សាយ; ធ្វើ​ឲ្យ​កើន​ហួស”) ដើរ​ឬ​ស្ទុះស្ទា​ភ្លែត​ៗ​ឥត​បើ​គិត ប៉ះ​ទង្គិច​នេះ​នោះ​រឿយ​ៗ ។ គុ. ដែល​និយាយ​ស្ដី​ឬ​ធ្វើ​អ្វី​ៗ តាម​តែ​ប្រទះ​ឥត​បើ​គិត, ដែល​រឡេម​រឡាម, ភ្លែត​ចុះ​ភ្លែត​ឡើង ឥត​សណ្ដាប់​ធ្នាប់ : ក្មេង​ភ្លាស, មនុស្ស​ភ្លាស​មាត់; ក្មេង​នេះ​ភ្លាស​ណាស់ 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២១</text:p>
          </table:table-cell>
          <table:table-cell table:style-name="តារាង1.A2" office:value-type="string">
            <text:p text:style-name="P6">ភ្លីភ្ល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2">ដែល​ភ្លើ​ៗ, ល្ងេល្ងើ : មនុស្ស​ភ្លីភ្លើ, សម្ដី​ភ្លីភ្លើ, និយាយ​ភ្លីភ្ល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២២</text:p>
          </table:table-cell>
          <table:table-cell table:style-name="តារាង1.A2" office:value-type="string">
            <text:p text:style-name="P6">ភ្លីះភ្លែ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ពភ្លីះពភ្លែះ (ម. ព. ពភ្លែ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២៣</text:p>
          </table:table-cell>
          <table:table-cell table:style-name="តារាង1.A2" office:value-type="string">
            <text:p text:style-name="P6">ភ្ល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រលត់​ស្មារតី​ស្លុង​ជ្រៅ​មិន​ដឹង​ខ្លួន​ដោយ​ឈឺ​ដាប​ខ្លាំង (ទីទៃ​ពី​ដេក​លក់​តាម​ធម្មតា) : គាត់​ភ្លឹក​ម្ដង​ៗ​ទៅ​ហើយ ។ ស្លុត​ស្មារតី, ខ្លាច​ចំប្រប់ : សម្បើម​គួរ​ភ្លឹក, ឥត​ភ្ល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២៤</text:p>
          </table:table-cell>
          <table:table-cell table:style-name="តារាង1.A2" office:value-type="string">
            <text:p text:style-name="P6">ភ្ល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ដែល​ត្រង់​ស្ដូក: ស្ដូក​ស្ដឹង : ត្រង់​ភ្លឹង; សណ្ដូក​ជើង​ដៃ​ភ្លឹង ។ ដែល​ស្អាត​ឥត​មាន​សៅហ្មង : ស​ភ្លឹ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២៥</text:p>
          </table:table-cell>
          <table:table-cell table:style-name="តារាង1.A2" office:value-type="string">
            <text:p text:style-name="P6">ភ្លឹ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ដែល​លឹប​បាត់​ភ្លាម, ដែល​រលត់​ដោយ​រហ័ស : រលត់​ភ្លឹប ។ ភ្លឹប​ភ្លែត <text:s/>ឬ ភ្លឹប​ភ្លែត​ៗ ដែល​លឹប​ចូល​ហើយ​លៀន​ឬ​លេច​ចេញ​មក​វិញ​រឿយ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លឹប​ភ្លែត</text:p>
            <text:p text:style-name="P2"/>
          </table:table-cell>
        </table:table-row>
        <table:table-row>
          <table:table-cell table:style-name="តារាង1.A2" office:value-type="string">
            <text:p text:style-name="P5">៩១២៦</text:p>
          </table:table-cell>
          <table:table-cell table:style-name="តារាង1.A2" office:value-type="string">
            <text:p text:style-name="P6">ភ្លឹម​ៗ 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ដែល​ភ្លឺ​លឹម​ៗ​ស្ទើរ​តែ​នឹង​រលត់ : ចង្កៀង​ភ្លឹម​ៗ, ភ្លើង​ភ្លឹម​ៗ ។ ភ្លឹម​ភ្លែត ឬ ភ្លឹម​ភ្លែត​ៗ <text:s/>ដែល​ភ្លឹម​ៗ​ភ្លែត​ៗ គឺ​ដែល​ភ្លឺ​ភ្លឹម​ៗហើយ​មាន​ពន្លឺ​ស្ទុះ​ភ្លែត​ៗ​ម្ដង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លឹម​ភ្លែត</text:p>
          </table:table-cell>
        </table:table-row>
        <table:table-row>
          <table:table-cell table:style-name="តារាង1.A2" office:value-type="string">
            <text:p text:style-name="P5">៩១២៧</text:p>
          </table:table-cell>
          <table:table-cell table:style-name="តារាង1.A2" office:value-type="string">
            <text:p text:style-name="P6">ភ្លឹះ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ដែល​ប៉ប្រិច​ភ្នែក​ម៉ក់​ៗ​តិច​ៗ​រឿយ​ៗ, មឹះ​ៗ : អង្គុយ​ភ្លឹះ​ៗ, មើល​មុខ​គេ​ភ្លឹះ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២៨</text:p>
          </table:table-cell>
          <table:table-cell table:style-name="តារាង1.A2" office:value-type="string">
            <text:p text:style-name="P6">ភ្លឺ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បញ្ចេញ​ពន្លឺ, ឲ្យ​ពន្លឺ; យល់​ច្បាស់ ។ គុ. ដែល​មាន​ពន្លឺ ។ ភ្លឺ​ចែស <text:s text:c="2"/>ភ្លឺ​ច្បាស់ ។ ព. ផ្ទ. ងងឹ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លឺ​ចែស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ដី​ដែល​គេ​លើក​ពូន​ជា​ព្រំ​ចារឹក​ឬ​ជា​ទំនប់​ស្រែ​ជាដើម : ភ្លឺ​ស្រែ, ភ្លឺ​ត្រពាំង, ភ្លឺ​ស្រះ; រាន​ស្រែ​ត្រូវ​លើក​ភ្លឺ​ឲ្យ​ធំ​ខ្ពស់​ជា​ប្រយោជន៍​ឲ្យ​សម្ទូង​លូត​លាស់​ខ្ពស់​តាម​ផង ស្រួល​ដើរ​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រោគ​មួយ​ប្រភេទ​កើត​នៅ​ស្បែក ឡើង​សម្បុរ-ស​ប្រផេះ ចួន​កាល​ឡើង​កណ្ដាប់​ផេរ បណ្ដាល​ឲ្យ​ស្កៀប​រមាស់ : កើត​ភ្លឺ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២៩</text:p>
          </table:table-cell>
          <table:table-cell table:style-name="តារាង1.A2" office:value-type="string">
            <text:p text:style-name="P6">ភ្លុ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អវយវៈ​ជា​ឆ្អឹង​ដុះ​ចេញ​ពី​ក្នុង​មាត់ ដំរី​ឈ្មោល​មាន​សណ្ឋាន​មូល​ធំ​ចុង​ស្រួច កាល​ណា​លូត​វែង​មាន​ទ្រង់ទ្រាយ​ង​ទន្ទាំ, តាម​ធម្មតា តែងតែ​ដុះ​ចេញ​មក​មួយ​គូរ, ប៉ុន្តែ​ចួន​ណា​ដុះ​ទោល​តែ​មួយ​ក៏​មាន​ខ្លះ ហៅ​ថា ភ្លុក​ទក ។ ដំរី​ឈ្មោល​ដែល​ដុះ​ភ្លុក​ពី​កំណើត គេ​មិន​ហៅ ឈ្មោល ទេ គេ​ហៅ ភ្លុក (ព. ផ្ទ. ស្តរ) : ហ្ម​ដំរី​ខ្លះ​ទាក់​បាន​ភ្លុក ខ្លះ​ទាក់​បាន​ស្ដរ (បើ​ញី​គេ​ហៅ មេ គេ​មិន​ហៅ ញី ទេ) ។ ម. ព. ចែ ១ ន. ផង ។ ដឹង​ភ្លុក ឈ្មោះ​ដឹង​មួយ​ប្រភេទ​មាន​ស្លាប-ង​សណ្ឋាន​ភ្លុក (ម. ព. ដឹង ២ ន. ផង) ។ ម្រះ​ភ្លុក <text:s/>ឈ្មោះ​ម្រះ​មួយ​ប្រភេទ​ផ្លែ​វែង​ៗ សណ្ឋាន​ភ្លុក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ដឹង​ភ្លុក </text:p>
            <text:p text:style-name="P2">ម្រះ​ភ្លុក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ម. ព. ព្លុ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៣០</text:p>
          </table:table-cell>
          <table:table-cell table:style-name="តារាង1.A2" office:value-type="string">
            <text:p text:style-name="P6">ភ្ល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">សូរ​ឮ​ដោយ​ធ្លាក់, ទម្លាក់, បោះ, ចោល​អ្វី​ៗ ដែល​តាន់ ដែល​ធ្ងន់ ទៅ​ក្នុង​ទឹក : ធ្លាក់​ទឹក​ភ្លុ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៣១</text:p>
          </table:table-cell>
          <table:table-cell table:style-name="តារាង1.A2" office:value-type="string">
            <text:p text:style-name="P6">ភ្លូ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13">រុក្ខ​ជាតិ​មួយ​ប្រភេទ ស្លឹក​មាន​មមីស​គ្រើម​ៗ​ផ្លៃ​មាន​សណ្ឋាន​មូល​មាន​ត្របក​ជា​ស្រទាប់​ៗ រុំ​ជុំ​វិញ​បណ្ដូល មាន​រស​ជាតិ​ជូរ​បរិភោគ​បាន; ភ្លូ​មាន​ពីរ​ប្រភេទ​គឺ ភ្លូ​ធំ, ភ្លូ​បាត ។ ពាក្យ​បណ្ដៅ​លេង​ថា : មួយ​ត្របក​បី មួយ​ត្របក​បួន បក​ៗ​ផ្លេច​ខ្លួន ដល់​ដន្លាប់​ខាង​ក្នុង (តើ​គឺ​អ្វី ? --គឺ​ផ្លែ​ភ្លូ ។ ត្រូវ​ហើយ !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៣២</text:p>
          </table:table-cell>
          <table:table-cell table:style-name="តារាង1.A2" office:value-type="string">
            <text:p text:style-name="P6">ភ្លូ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ក្រឡាប់ : រទេះ​ភ្លូក ។ ផ្អើល​រត់​ពួន, ផ្អើល​ជា​ពួក​ជា​កង, ផ្អើល​កឹងកង​ចុះ​ចូល ដោយ​បាក់​ចិត្ត​ជឿ; ច្រើន​និយាយ​ថា ផ្អើល​ភ្លូក, បាក់​ភ្លូក, ភ្លូក​ចុះ​ចូល, ជឿ​ភ្លូក...។ ភ្លូក​ភ្លឹក ភ្លូក​យ៉ាង​សម្បើម​គួរ​ភ្ល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លូក​ភ្លឹក</text:p>
          </table:table-cell>
        </table:table-row>
        <table:table-row>
          <table:table-cell table:style-name="តារាង1.A2" office:value-type="string">
            <text:p text:style-name="P5">៩១៣៣</text:p>
          </table:table-cell>
          <table:table-cell table:style-name="តារាង1.A2" office:value-type="string">
            <text:p text:style-name="P6">ភ្លូ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ដែល​រឥល​ឬ​របូត​ចេញ​ដោយ​រឥល ហាក់​ដូច​គេ​ចាប់​លូច, ដែល​រឥល​ចាប់​មិន​ជាប់ : រឥល​ភ្លូច, ចេញ​ភ្លូច, របូត​ភ្លូច ។ វេវ. ប្លូច ឬ ផ្លូ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៣៤</text:p>
          </table:table-cell>
          <table:table-cell table:style-name="តារាង1.A2" office:value-type="string">
            <text:p text:style-name="P6">ភ្លួ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">(ម. ព. ផ្លួត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៣៥</text:p>
          </table:table-cell>
          <table:table-cell table:style-name="តារាង1.A2" office:value-type="string">
            <text:p text:style-name="P6">ភ្ល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ឬ កិ វិ.</text:p>
          </table:table-cell>
          <table:table-cell table:style-name="តារាង1.D2" office:value-type="string">
            <text:p text:style-name="P12">ដែល​មាន​ស្មារតី​ភ្លេច​ៗ, ដែល​ល្លេល្លើ, មមិងមមាំង, ផ្ដាស​ៗ : មនុស្ស​ភ្លើ, សម្ដី​ភ្លើ​ៗ; ដើរ​ភ្លើ​ៗ, និយាយ​ភ្លើ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៣៦</text:p>
          </table:table-cell>
          <table:table-cell table:style-name="តារាង1.A2" office:value-type="string">
            <text:p text:style-name="P6">ភ្លើក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2">ដែល​មាន​ដំណើរ​រំងើក​ៗ​រង្វើល​ៗ យឺត​ៗ : ដំណើរ​ភ្លើក​ៗ; ដើរ​ភ្លើក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៣៧</text:p>
          </table:table-cell>
          <table:table-cell table:style-name="តារាង1.A2" office:value-type="string">
            <text:p text:style-name="P6">ភ្លើ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ធាតុ​មួយ​ប្រភេទ​ដែល​បណ្ដាល​ឲ្យ​មាន​កម្ដៅ​និង​ពន្លឺ; ធាតុ​ក្ដៅ; អាការ​ក្ដៅ​ផ្សេង​ៗ ។ ភ្លើង​កល្ប ភ្លើង​ដែល​ឆេះ​រំលាង​កល្ប ។ ភ្លើង​ទុក្ខ​ភ្លើង​កិលេស <text:s/>សេចក្ដី​ក្ដៅ​ដែល​បណ្ដាល​មក​អំពី​ការ​កើត​ទុក្ខ​ព្រួយ និង​គ្រឿង​សៅហ្មង​ចិត្ត...។ ភ្លើង​ធាតុ ឬ ធាតុ​ភ្លើង កម្ដៅ​ដែល​កើត​មាន​ក្នុង​រាង​កាយ​មនុស្ស​សត្វ​ជាដើម ។ ភ្លើង​ព្រៃ ភ្លើង​ដែល​ឆេះ​ព្រៃ ។ ភ្លើង​រាគ សេចក្ដី​ក្ដៅ​ក្រហាយ, អន្ទះអន្ទែង, ខ្លោច​ផ្សា... ដែល​កើត​ព្រោះ​តម្រេក ។ល។ បង្កាត់​ភ្លើង ធ្វើ​ភ្លើង​ឲ្យ​កាត់​ឆេះ​ច្រើន​ឡើង​ដោយ​សម្រាម​និង​ឧស​ជាដើម ។ ពួត​ភ្លើង បង្កើត​ឲ្យ​មាន​ភ្លើង​ឡើង​ដោយ​ពំនួត​ភ្លើង ។ល។ ព. ប្រ. ភ្លើង​ឆេះ <text:s/>ខឹង​ច្រឡោត​ខ្លាំង ។ រម្លត់​ភ្លើង រម្លត់​សេចក្ដី​ក្ដៅ ដែល​កើត​អំពី​រាគាទិក្កិលេស ។ល។ អ្វី​ៗ​ដែល​មាន​ធាតុ​ក្ដៅ​ហឹរ​ផ្សា​ច្រើន​ឬ​ដែល​មាន​សម្បុរ​ស្រដៀង​នឹង​ភ្លើង ក៏​ហៅ​ដាក់​ពាក្យ​ថា ភ្លើង​ភ្ជាប់​នៅ​ខាង​ចុង​ដែរ, ដូច​ជា : ខ្ញី​ភ្លើង, ឃ្លង់​ភ្លើង, ចិត្រ​មូល​ភ្លើង, ឈើ​ភ្លើង, ពិស​ភ្លើង, សង្កែ​ភ្លើង, ស្រមោច​ភ្លើង ។ល។ (សិលា​ចារឹក​សម័យ​មហា​នគរ (នគរ​ធំ) សរសេរ វ្លើង, លុះ​ចំណេរ​កាល​ត​មក​ផ្លាស់ វ ជា ព សរសេរ​ជា​ព្លើង, តាម​ន័យ​នេះ គួរ​ប្រើ​ជា ព្លើង, ប៉ុន្តែ​បាន​ប្រើ​សិថិល ជា ធនិត គឺ ព &gt; ភ យូរ​ហើយ, សម័យ​បច្ចុប្បន្ន​ក៏​ត្រូវ​សរសេរ ភ្លើង ដូច្នេះ​ឯ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លើង​កល្ប</text:p>
            <text:p text:style-name="P2">ភ្លើង​ទុក្ខ</text:p>
            <text:p text:style-name="P2">ភ្លើង​កិលេស</text:p>
            <text:p text:style-name="P2">ភ្លើង​ធាតុ </text:p>
            <text:p text:style-name="P2">ធាតុ​ភ្លើង</text:p>
            <text:p text:style-name="P2">ភ្លើង​រាគ </text:p>
            <text:p text:style-name="P2">ភ្លើង​ព្រៃ</text:p>
            <text:p text:style-name="P2">បង្កាត់​ភ្លើង</text:p>
            <text:p text:style-name="P2">ពួត​ភ្លើង</text:p>
            <text:p text:style-name="P2">រម្លត់​ភ្លើង </text:p>
            <text:p text:style-name="P2">ខ្ញី​ភ្លើង</text:p>
            <text:p text:style-name="P2">ឃ្លង់​ភ្លើង</text:p>
            <text:p text:style-name="P2">ចិត្រ​មូល​ភ្លើង ឈើ​ភ្លើង</text:p>
            <text:p text:style-name="P2">ពិស​ភ្លើង</text:p>
            <text:p text:style-name="P2">សង្កែ​ភ្លើង ស្រមោច​ភ្លើង</text:p>
            <text:p text:style-name="P2"/>
          </table:table-cell>
        </table:table-row>
        <table:table-row>
          <table:table-cell table:style-name="តារាង1.A2" office:value-type="string">
            <text:p text:style-name="P5">៩១៣៨</text:p>
          </table:table-cell>
          <table:table-cell table:style-name="តារាង1.A2" office:value-type="string">
            <text:p text:style-name="P6">ភ្លើតភ្លើ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(<text:span text:style-name="T1">ព្លេិតព្លេិន</text:span> អ. ថ. ផ្លឺតផ្លឺន ប្រើ​ជា គុ. ឬ កិ. វិ. “ដែល​រីករាយ​ សប្បាយ​ភ្លេច​ខ្លួន”) រីករាយ​សប្បាយ​ហួស​ពេក : ចិត្ត​ភ្លើតភ្លើ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៣៩</text:p>
          </table:table-cell>
          <table:table-cell table:style-name="តារាង1.A2" office:value-type="string">
            <text:p text:style-name="P6">ភ្លើ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<text:span text:style-name="T4">(</text:span><text:span text:style-name="T1">ព្លេិន</text:span> អ. ថ. ផ្លឺន “ដែល​សប្បាយ​ភ្លេច​អ្វី​ៗ​ឯ​ទៀត​ឬ​ភ្លេច​ខ្លួន”) ដែល​បាន​ចិត្ត; ព្រហើន, គឃ្លើន, ឡើង​ចាង​ក្រអឺត​ក្រអាង​ព្រោះ​បាន​ចិត្ត : មនុស្ស​ភ្លើន, <text:s/>ឫក​ភ្លើន, សម្ដី​ភ្លើ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៤០</text:p>
          </table:table-cell>
          <table:table-cell table:style-name="តារាង1.A2" office:value-type="string">
            <text:p text:style-name="P6">ភ្លើ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12">(<text:span text:style-name="T1">ប្លើយ</text:span> អ. ថ. ព្លឿយ “ដែល​លែង​ខ្លួន​ធ្លាំង, ដែល​មិន​ស្លៀក​សំពត់, អាក្រាត”) ស្លៀក​សំពត់​សម្លុយ ធ្វើ​ជាយ​ខាង​មុខ​ឲ្យ​ខើច​ស្រុង​ពុំ​ស្មើ​គ្នា : ភ្លើយ​សំពត់; ស្លៀក​ភ្លើយ <text:s/>(ច្រើន​និយាយ​ចំពោះ​តែ​ការ​ស្លៀក​របស់​គ្រហស្ថ​ប្រុ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៤១</text:p>
          </table:table-cell>
          <table:table-cell table:style-name="តារាង1.A2" office:value-type="string">
            <text:p text:style-name="P6">ភ្លៀ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ផ្អៀង​ខ្លួន ឬ​ផ្អៀង​ខ្លួន​គ្រលែង (ចំពោះ​តែ​ដំរី) : ដំរី​ភ្លៀ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ដំរី​ភ្លៀក</text:p>
          </table:table-cell>
        </table:table-row>
        <table:table-row>
          <table:table-cell table:style-name="តារាង1.A2" office:value-type="string">
            <text:p text:style-name="P5">៩១៤២</text:p>
          </table:table-cell>
          <table:table-cell table:style-name="តារាង1.A2" office:value-type="string">
            <text:p text:style-name="P6">ភ្លៀង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ធ្នារ​ទឹក ឬ​តំណក់​ទឹក​ទាំងឡាយ​ដែល​ធ្លាក់​ចុះ​មក​អំពី​អាកាស : មាន​ភ្លៀង​ច្រើ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(ហៅ នាម​កិរិយា) ធ្លាក់​ទឹក​ពី​អាកាស​ចុះ​មក, បង្អុរ​ឲ្យ​ធ្លាក់​ទឹក​គ្រាប់​តូច​ៗ​ល្មម​ឬ​ថ្លោស​ៗ : ភ្លៀង​ហើយ, ចូល​មក​ក្នុង​រោង​សិន​ទៅ !, ដើរ​ទាំង​កំពុង​ភ្លៀង ។ បើ​កុំ​ប្រើ​ជា កិ. គួរ​និយាយ​ថា ធ្លាក់​ភ្លៀង, មេឃ​បង្អុរ​ភ្លៀង, មាន​ភ្លៀ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៤៣</text:p>
          </table:table-cell>
          <table:table-cell table:style-name="តារាង1.A2" office:value-type="string">
            <text:p text:style-name="P6">ភ្លេ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12">តន្ត្រី, គ្រឿង​ដេញ​ដំ​ផ្លុំ​កូត​ផ្សេង​ៗ សម្រាប់​កម្សាន្ត​ចិត្ត​ឬ​សម្រើប​ចិត្ត : ភ្លេង​ខ្មែរ, ភ្លេង​ចិន, ភ្លេង​បារាំង, ភ្លេង​បរទេស, ភ្លេង​សាកល ។ល។ បទ​តន្ត្រី​ផ្សេង​ៗ : ភ្លេង​នគរ​រាជ, ភ្លេង​ស្ដេច​ផ្ទំ ។ល។ <text:s/>លេង​ភ្លេង​បី​បទ...។ ភ្លេង​ភ្លាត់ ភ្លេង​ដែល​មាន​ល្បិច​ចង្វាក់​ផ្សេង​ៗ ឬ​បទ​ភ្លេង​តូច​ៗ រាយ​រង​ផ្សេង​ៗ (ព. សា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12">ភ្លេង​ភ្លាត់ <text:s/></text:p>
          </table:table-cell>
        </table:table-row>
        <table:table-row>
          <table:table-cell table:style-name="តារាង1.A2" office:value-type="string">
            <text:p text:style-name="P5">៩១៤៤</text:p>
          </table:table-cell>
          <table:table-cell table:style-name="តារាង1.A2" office:value-type="string">
            <text:p text:style-name="P6">ភ្លេ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12">ចាំ​មិន​បាន, នឹក​មិន​ឃើញ : ភ្លេច​អក្សរ, ភ្លេច​ធម៌ ។ ភ្លេច​ខ្លួន <text:s/>ភ្លាំង​គំនិត​មិន​គិត​ពី​ដំណើរ​ខ្លួន : មើល​គេ​ភ្លេច​ខ្លួន ។ ភ្លេច​ឈ្មោះ នឹក​ឈ្មោះ​គេ​ពុំ​ឃើញ ។ ភ្លេច​ត្រចៀក ធ្វេស​ស្មារតី​មិន​ប្រុង​ត្រចៀក​ស្ដាប់ ឬ​មិន​ប្រុង​ប្រយ័ត្ន​ថែ​រក្សា ។ ភ្លេច​ភ្លាំង ឬ ភ្លាំង​ភ្លេច ភ្លេច​ដោយ​ភ្លាំង​ស្មារតី ។ ភ្លេច​មុខ ចាំ​មុខ​គេ​ពុំ​បាន <text:s/>។ ភ្លេច​របស់ <text:s/>ចោល​របស់​ដោយ​មិន​បាន​ចាប់​ភ្លឹក ។ល។ ព. ផ្ទ. ចាំ, នឹក​ឃើញ, ស្គាល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12">ភ្លេច​ភ្លាំង </text:p>
            <text:p text:style-name="P12">ភ្លាំង​ភ្លេច </text:p>
          </table:table-cell>
        </table:table-row>
        <table:table-row>
          <table:table-cell table:style-name="តារាង1.A2" office:value-type="string">
            <text:p text:style-name="P5">៩១៤៥</text:p>
          </table:table-cell>
          <table:table-cell table:style-name="តារាង1.A2" office:value-type="string">
            <text:p text:style-name="P6">ភ្លែ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ដែល​រហ័ស​ភ្លាម, រហ័ស​ណាស់ : រហ័ស​ភ្លែត, <text:s/>ស្ទុះ​ភ្លែត, រត់​ភ្លែត​ៗ, លឿន​ភ្លែត, ដើរ​ភ្លែត​ចុះ​ភ្លែត​ឡើង ។ ន. សម្ទុះ, ដំណើរ​ដែល​រហ័ស : ដើរ​មួយ​ភ្លែត, ទៅ​មួយ​ភ្លែត (ទុក​ថា​ជា កិ. វិ. ក៏​ប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៤៦</text:p>
          </table:table-cell>
          <table:table-cell table:style-name="តារាង1.A2" office:value-type="string">
            <text:p text:style-name="P6">ភ្លែម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អំពី​អាការ​ដែល​លៀន​អណ្ដាត​លិទ្ធ​ខ្វៃ​ៗ <text:s/>: លិទ្ធ​អណ្ដាត​ភ្លែម​ៗ ឬ --ផ្លែម​ៗ ។</text:p>
          </table:table-cell>
          <table:table-cell table:style-name="តារាង1.D2" office:value-type="string">
            <text:p text:style-name="P4">ផ្លែម​ៗ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៤៧</text:p>
          </table:table-cell>
          <table:table-cell table:style-name="តារាង1.A2" office:value-type="string">
            <text:p text:style-name="P6">ភ្លែ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2">ធ្លែល : ចេញ​ភ្លែល (ព. ព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៤៨</text:p>
          </table:table-cell>
          <table:table-cell table:style-name="តារាង1.A2" office:value-type="string">
            <text:p text:style-name="P6">ភ្លោះ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">ដែល​កើត​ចេញ​មក​មួយ​គូ : កូន​ភ្លោះ គឺ​កូន​ដែល​កើត​ក្នុង​ផ្ទៃ​មាតា​មួយ​ដំណាល​គ្នា សម្រាល​ចេញ​បន្ត​គ្នា​ក្នុង​វេលា​តែ​មួយ ។ ដែល​ព្រែក​គ្នា​ឬ​ជាប់​គ្នា​មួយ​គូរ : កាំភ្លើង​ភ្លោះ គឺ​កាំភ្លើង​ព្រែក: ដើម​ឈើ​ភ្លោះ គឺ​ដើម​ឈើ​ដែល​ដុះ​ព្រែក​ជាប់​គ្នា; សំពត់​ភ្លោះ គឺ​សំបត់​ពីរ​ផ្ទាំង​ដែល​គេ​ដេរ​ភ្ជាប់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ដេរ​សំពត់​ពីរ​ផ្ទាំង​ភ្ជាប់​គ្នា : ភ្លោះ​សំពត់, ភ្លោះ​ផាហ៊ុ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៤៩</text:p>
          </table:table-cell>
          <table:table-cell table:style-name="តារាង1.A2" office:value-type="string">
            <text:p text:style-name="P6">ភ្ល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ប៉ែក​ជើង​ពី​ត្រឹម​ខាង​លើ​ជង្គង់​ឡើង​មក​ដល់​ក្រលៀន ។ ស្នូល​មូល​ស៊ក​ក្នុង​ដុំ​សម្រាប់​ឲ្យ​ដុំ​វិល : ភ្លៅ​រទេះ, ភ្លៅ​រហាត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៥០</text:p>
          </table:table-cell>
          <table:table-cell table:style-name="តារាង1.A2" office:value-type="string">
            <text:p text:style-name="P6">ភ្លៅ​កង្កែ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ស្មៅ​អណ្ដែត​ទឹក​មួយ​ប្រភេទ ដើម​មាន​សណ្ឋាន​ស្រដៀង​នឹង​ភ្លៅ​កង្កែប ច្រើន​ដុះ​អាស្រ័យ​នឹង​ត្រឹប​ឬ​បឿន, ប្រើ​ការ​ធ្វើ​អន្លក់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៥១</text:p>
          </table:table-cell>
          <table:table-cell table:style-name="តារាង1.A2" office:value-type="string">
            <text:p text:style-name="P6">ភ្លៅ​ក្ងោ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ស្មៅ​មួយ​ប្រភេទ ដើម​មូល​ៗ សាច់​ស្វិត បែប​ភាព​ជា​ពួក​ប្រទាល, ប្រើ​ការ​ធ្វើ​ជា​បន្លែ​បាន, គេ​ហៅ​ថា ដើម​ភ្លៅ​ក្ងោ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ដើម​ភ្លៅ​ក្ងោក</text:p>
          </table:table-cell>
        </table:table-row>
        <table:table-row>
          <table:table-cell table:style-name="តារាង1.A2" office:value-type="string">
            <text:p text:style-name="P5">៩១៥២</text:p>
          </table:table-cell>
          <table:table-cell table:style-name="តារាង1.A2" office:value-type="string">
            <text:p text:style-name="P15">ភ្លៅ​ន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ឈើ​មួយ​ប្រភេ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៩១៥៣</text:p>
          </table:table-cell>
          <table:table-cell table:style-name="តារាង1.A2" office:value-type="string">
            <text:p text:style-name="P6">ភ្លាំង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ឈ្មោះ​ឈើ​តូច​មួយ​ប្រភេទ ដើម​តូច​ៗ​ទាប​ៗ ផ្លែ​តូច​ៗ​មូល​ៗ​ជា​ចង្កោម​ៗ <text:s/>ផ្លែ​ទុំ​មាន​សម្បុរ​ស-រលោង ។ ផ្លែ​ភ្លាំង <text:s/>ឈ្មោះ​អុត​មួយ​ប្រភេទ ឡើង​ដោរ​ត្រឡុង​ៗ​ស្រដៀង​នឹង​ផ្លែ​ភ្លាំង​ទុំ : អុត​ផ្លែ​ភ្លាំង ឬ​ហៅ​ដោយ​បញ្ចៀស​ថា ផ្កា​ឈើ​ផ្លែ​ភ្លាំង ។ ឈ្មោះ​ស្បូវ​មួយ​ប្រភេទ ស្លឹក​ធំ​ៗ​ជាង​ស្បូវ​រណ្ដាស​សម្រាប់​ប្រើ​ការ​ដេរ​ប្រក់​ផ្ទះ ឬ​ធ្វើ​ជា​ចំណង​កណ្ដាប់​សំណាប​ជាដើម : ស្បូវ​ភ្លាំង; ដក​ស្បូវ​ភ្លាំង​ចង​កណ្ដ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េស​ស្មារតី, ទាស​ស្មារតី, ភ្លាត់​ស្មារតី​ដោយ​ធ្វេស : ភ្លាំង​ស្មារតី; ច្រើន​និយាយ​ថា <text:s/>ភ្លាំង​ភ្លាត់ ឬ ភ្លាត់​ភ្លាំង, ភ្លាំង​ភ្លេច ឬ ភ្លេច​ភ្លាំង (ម. ព. ភ្លាត់ និង ភ្លេច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>ភ្លាំង​ភ្លាត់</text:p>
            <text:p text:style-name="P2">ភ្លាត់​ភ្លាំង</text:p>
            <text:p text:style-name="P2">ភ្លាំង​ភ្លេច <text:s/></text:p>
            <text:p text:style-name="P2">ភ្លេច​ភ្លាំង </text:p>
          </table:table-cell>
        </table:table-row>
        <table:table-row>
          <table:table-cell table:style-name="តារាង1.A2" office:value-type="string">
            <text:p text:style-name="P5">៩១៥៤</text:p>
          </table:table-cell>
          <table:table-cell table:style-name="តារាង1.A2" office:value-type="string">
            <text:p text:style-name="P6">ភ្សា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ធ្វើ​ឲ្យ​<text:span text:style-name="T1">ស៊‌ំា,</text:span> ឲ្យ​ថ្នឹក : ភ្សាំ​គោ​ឲ្យ​អូស​រទេះ; ភ្សាំ​ដៃ​ឲ្យ​ថ្នឹក, ភ្សាំ​មាត់​ឲ្យ​ស៊ប់, រត់​ភ្សាំ​ជើង ប្រើ​ជា <text:s/><text:span text:style-name="T1">ផ្ស៊ា‌ំ</text:span><text:span text:style-name="T4"> <text:s/></text:span>ឬ ផ្សាំ <text:s/>ក៏​មាន (គួរ​លែង​ប្រើ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7T08:23:42</dc:date>
    <meta:printed-by>S Thea Sam</meta:printed-by>
    <meta:print-date>2006-07-17T08:44:18</meta:print-date>
    <dc:language>en-US</dc:language>
    <meta:editing-cycles>178</meta:editing-cycles>
    <meta:editing-duration>P3DT3H32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3" meta:paragraph-count="1741" meta:word-count="5042" meta:character-count="60823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